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officeooo:rsid="00341204" officeooo:paragraph-rsid="00341204" style:font-weight-asian="bold" style:font-weight-complex="bold"/>
    </style:style>
    <style:style style:name="P2" style:family="paragraph" style:parent-style-name="Standard">
      <style:text-properties fo:font-weight="bold" officeooo:rsid="0040740a" officeooo:paragraph-rsid="0040740a" style:font-weight-asian="bold" style:font-weight-complex="bold"/>
    </style:style>
    <style:style style:name="P3" style:family="paragraph" style:parent-style-name="Standard">
      <style:text-properties fo:font-weight="bold" officeooo:rsid="0040740a" officeooo:paragraph-rsid="001f5f56" style:font-weight-asian="bold" style:font-weight-complex="bold"/>
    </style:style>
    <style:style style:name="P4" style:family="paragraph" style:parent-style-name="Standard">
      <style:text-properties fo:font-weight="bold" officeooo:rsid="0040740a" officeooo:paragraph-rsid="0045213d" style:font-weight-asian="bold" style:font-weight-complex="bold"/>
    </style:style>
    <style:style style:name="P5" style:family="paragraph" style:parent-style-name="Standard">
      <style:text-properties fo:font-weight="bold" officeooo:rsid="0042d847" officeooo:paragraph-rsid="0042d847" style:font-weight-asian="bold" style:font-weight-complex="bold"/>
    </style:style>
    <style:style style:name="P6"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7"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8" style:family="paragraph" style:parent-style-name="Standard">
      <style:text-properties fo:font-size="16pt" fo:font-weight="bold" officeooo:rsid="0042d847" officeooo:paragraph-rsid="0042d847" style:font-size-asian="16pt" style:font-weight-asian="bold" style:font-size-complex="16pt" style:font-weight-complex="bold"/>
    </style:style>
    <style:style style:name="P9"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Arial" fo:font-size="12pt" style:font-size-asian="12pt" style:font-size-complex="12pt"/>
    </style:style>
    <style:style style:name="P11" style:family="paragraph" style:parent-style-name="Text_20_body">
      <style:text-properties style:font-name="Arial" fo:font-size="12pt" style:font-size-asian="12pt" style:font-size-complex="12pt"/>
    </style:style>
    <style:style style:name="P12" style:family="paragraph" style:parent-style-name="Horizontal_20_Lin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officeooo:paragraph-rsid="00376489" style:font-size-asian="12pt" style:font-size-complex="12pt"/>
    </style:style>
    <style:style style:name="P14" style:family="paragraph" style:parent-style-name="Standard">
      <style:text-properties style:font-name="Arial" fo:font-size="12pt" officeooo:paragraph-rsid="00376489"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1f5f56" officeooo:paragraph-rsid="002614e1" style:font-size-asian="12pt" style:font-size-complex="12pt"/>
    </style:style>
    <style:style style:name="P17" style:family="paragraph" style:parent-style-name="Standard">
      <style:text-properties style:font-name="Arial" fo:font-size="12pt" officeooo:rsid="001f5f56" officeooo:paragraph-rsid="003249f0" style:font-size-asian="12pt" style:font-size-complex="12pt"/>
    </style:style>
    <style:style style:name="P18" style:family="paragraph" style:parent-style-name="Standard">
      <style:text-properties style:font-name="Arial" fo:font-size="12pt" officeooo:rsid="001f5f56" officeooo:paragraph-rsid="001f5f56" style:font-size-asian="12pt" style:font-size-complex="12pt"/>
    </style:style>
    <style:style style:name="P19" style:family="paragraph" style:parent-style-name="Standard">
      <style:text-properties style:font-name="Arial" fo:font-size="12pt" officeooo:rsid="00306298" officeooo:paragraph-rsid="00306298" style:font-size-asian="12pt" style:font-size-complex="12pt"/>
    </style:style>
    <style:style style:name="P20" style:family="paragraph" style:parent-style-name="Standard">
      <style:text-properties style:font-name="Arial" fo:font-size="12pt" officeooo:rsid="0040740a" officeooo:paragraph-rsid="0045213d" style:font-size-asian="12pt" style:font-size-complex="12pt"/>
    </style:style>
    <style:style style:name="P21" style:family="paragraph" style:parent-style-name="Standard">
      <style:text-properties style:font-name="Arial" fo:font-size="12pt" officeooo:rsid="002731c7" officeooo:paragraph-rsid="002731c7" style:font-size-asian="12pt" style:font-size-complex="12pt"/>
    </style:style>
    <style:style style:name="P22" style:family="paragraph" style:parent-style-name="Standard">
      <style:text-properties style:font-name="Arial" fo:font-size="12pt" officeooo:rsid="002731c7" officeooo:paragraph-rsid="00306298" style:font-size-asian="12pt" style:font-size-complex="12pt"/>
    </style:style>
    <style:style style:name="P23" style:family="paragraph" style:parent-style-name="Standard">
      <style:text-properties style:font-name="Arial" fo:font-size="12pt" officeooo:rsid="00376489" officeooo:paragraph-rsid="00376489" style:font-size-asian="12pt" style:font-size-complex="12pt"/>
    </style:style>
    <style:style style:name="P24" style:family="paragraph" style:parent-style-name="Standard">
      <style:text-properties style:font-name="Arial" fo:font-size="12pt" officeooo:rsid="00341204" officeooo:paragraph-rsid="002731c7" style:font-size-asian="12pt" style:font-size-complex="12pt"/>
    </style:style>
    <style:style style:name="P25" style:family="paragraph" style:parent-style-name="Standard">
      <style:text-properties style:font-name="Arial" fo:font-size="12pt" officeooo:rsid="00341204" officeooo:paragraph-rsid="00341204" style:font-size-asian="12pt" style:font-size-complex="12pt"/>
    </style:style>
    <style:style style:name="P26" style:family="paragraph" style:parent-style-name="Standard">
      <style:text-properties style:font-name="Arial" fo:font-size="12pt" fo:language="es" fo:country="ES" officeooo:paragraph-rsid="00376489" style:font-name-asian="Arial1" style:font-size-asian="12pt" style:font-name-complex="Arial1" style:font-size-complex="12pt"/>
    </style:style>
    <style:style style:name="P27" style:family="paragraph" style:parent-style-name="Standard">
      <style:paragraph-properties fo:line-height="115%"/>
      <style:text-properties style:font-name="Arial" fo:font-size="12pt" fo:language="es" fo:country="ES" officeooo:paragraph-rsid="00376489" style:font-name-asian="Arial1" style:font-size-asian="12pt" style:font-name-complex="Arial1" style:font-size-complex="12pt"/>
    </style:style>
    <style:style style:name="P28" style:family="paragraph" style:parent-style-name="Standard">
      <style:paragraph-properties fo:text-align="start" style:justify-single-word="false"/>
      <style:text-properties style:font-name="Arial" fo:font-size="12pt" fo:language="es" fo:country="ES" officeooo:paragraph-rsid="00376489" style:font-name-asian="Arial1" style:font-size-asian="12pt" style:font-name-complex="Arial1" style:font-size-complex="12pt"/>
    </style:style>
    <style:style style:name="P29" style:family="paragraph" style:parent-style-name="Standard">
      <style:paragraph-properties fo:line-height="107%"/>
      <style:text-properties style:font-name="Arial" fo:font-size="12pt" fo:language="es" fo:country="ES" officeooo:paragraph-rsid="00376489" style:font-name-asian="Arial1" style:font-size-asian="12pt" style:font-name-complex="Arial1" style:font-size-complex="12pt"/>
    </style:style>
    <style:style style:name="P30" style:family="paragraph" style:parent-style-name="Standard">
      <style:paragraph-properties fo:line-height="115%"/>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1" style:family="paragraph" style:parent-style-name="Standard">
      <style:paragraph-properties fo:line-height="107%"/>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2" style:family="paragraph" style:parent-style-name="Standard">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3" style:family="paragraph" style:parent-style-name="Standard">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4" style:family="paragraph" style:parent-style-name="Standard">
      <style:paragraph-properties fo:text-align="start" style:justify-single-word="false"/>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5" style:family="paragraph" style:parent-style-name="Standard">
      <style:paragraph-properties fo:line-height="115%"/>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6" style:family="paragraph" style:parent-style-name="Standard">
      <style:paragraph-properties fo:line-height="115%"/>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37" style:family="paragraph" style:parent-style-name="Standard">
      <style:paragraph-properties fo:text-align="start" style:justify-single-word="false"/>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38" style:family="paragraph" style:parent-style-name="Standard">
      <style:paragraph-properties fo:line-height="107%"/>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39" style:family="paragraph" style:parent-style-name="Standard">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0" style:family="paragraph" style:parent-style-name="Standard">
      <style:paragraph-properties fo:line-height="115%"/>
      <style:text-properties style:font-name="Arial"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41"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Arial" fo:font-size="12pt" fo:font-weight="normal" officeooo:rsid="003b2d8a" officeooo:paragraph-rsid="00396447" style:font-size-asian="12pt" style:font-weight-asian="normal" style:font-size-complex="12pt" style:font-weight-complex="normal"/>
    </style:style>
    <style:style style:name="P43" style:family="paragraph" style:parent-style-name="Standard">
      <style:text-properties style:font-name="Arial" fo:font-size="12pt" fo:font-weight="normal" officeooo:rsid="00341204" officeooo:paragraph-rsid="00306298" style:font-size-asian="12pt" style:font-weight-asian="normal" style:font-size-complex="12pt" style:font-weight-complex="normal"/>
    </style:style>
    <style:style style:name="P44" style:family="paragraph" style:parent-style-name="Standard">
      <style:text-properties style:font-name="Arial" fo:font-size="12pt" fo:font-weight="normal" officeooo:rsid="00341204" officeooo:paragraph-rsid="00341204" style:font-size-asian="12pt" style:font-weight-asian="normal" style:font-size-complex="12pt" style:font-weight-complex="normal"/>
    </style:style>
    <style:style style:name="P45" style:family="paragraph" style:parent-style-name="Standard">
      <style:text-properties style:font-name="Arial" fo:font-size="12pt" fo:font-weight="normal" officeooo:rsid="003deb67" officeooo:paragraph-rsid="003deb67" style:font-size-asian="12pt" style:font-weight-asian="normal" style:font-size-complex="12pt" style:font-weight-complex="normal"/>
    </style:style>
    <style:style style:name="P46" style:family="paragraph" style:parent-style-name="Standard">
      <style:text-properties style:font-name="Arial" fo:font-size="12pt" fo:font-weight="normal" officeooo:rsid="002e9ebf" officeooo:paragraph-rsid="00306298" style:font-size-asian="12pt" style:font-weight-asian="normal" style:font-size-complex="12pt" style:font-weight-complex="normal"/>
    </style:style>
    <style:style style:name="P47" style:family="paragraph" style:parent-style-name="Standard">
      <style:text-properties style:font-name="Arial" fo:font-size="12pt" fo:font-weight="normal" officeooo:rsid="0042d847" officeooo:paragraph-rsid="0042d847" style:font-size-asian="12pt" style:font-weight-asian="normal" style:font-size-complex="12pt" style:font-weight-complex="normal"/>
    </style:style>
    <style:style style:name="P48" style:family="paragraph" style:parent-style-name="Standard">
      <style:text-properties style:font-name="Arial" fo:font-size="12pt" fo:font-weight="normal" officeooo:rsid="00223468" officeooo:paragraph-rsid="00306298" style:font-size-asian="12pt" style:font-weight-asian="normal" style:font-size-complex="12pt" style:font-weight-complex="normal"/>
    </style:style>
    <style:style style:name="P49" style:family="paragraph" style:parent-style-name="Standard">
      <style:text-properties style:font-name="Arial" fo:font-size="12pt" fo:font-weight="normal" officeooo:rsid="00223468" officeooo:paragraph-rsid="0027039d" style:font-size-asian="12pt" style:font-weight-asian="normal" style:font-size-complex="12pt" style:font-weight-complex="normal"/>
    </style:style>
    <style:style style:name="P50" style:family="paragraph" style:parent-style-name="Standard">
      <style:text-properties style:font-name="Arial" fo:font-size="12pt" fo:font-weight="normal" officeooo:rsid="002614e1" officeooo:paragraph-rsid="002614e1" style:font-size-asian="12pt" style:font-weight-asian="normal" style:font-size-complex="12pt" style:font-weight-complex="normal"/>
    </style:style>
    <style:style style:name="P51" style:family="paragraph" style:parent-style-name="Standard">
      <style:text-properties style:font-name="Arial" fo:font-size="12pt" fo:font-weight="normal" officeooo:rsid="00259ead" officeooo:paragraph-rsid="00259ead" style:font-size-asian="12pt" style:font-weight-asian="normal" style:font-size-complex="12pt" style:font-weight-complex="normal"/>
    </style:style>
    <style:style style:name="P52" style:family="paragraph" style:parent-style-name="Standard">
      <style:text-properties style:font-name="Arial" fo:font-size="12pt" fo:font-weight="normal" officeooo:rsid="00295269" officeooo:paragraph-rsid="00295269" style:font-size-asian="12pt" style:font-weight-asian="normal" style:font-size-complex="12pt" style:font-weight-complex="normal"/>
    </style:style>
    <style:style style:name="P53" style:family="paragraph" style:parent-style-name="Standard">
      <style:text-properties style:font-name="Arial" fo:font-size="12pt" fo:font-weight="normal" officeooo:rsid="001f5f56" officeooo:paragraph-rsid="003249f0" style:font-size-asian="12pt" style:font-weight-asian="normal" style:font-size-complex="12pt" style:font-weight-complex="normal"/>
    </style:style>
    <style:style style:name="P54"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55"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56"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57" style:family="paragraph" style:parent-style-name="Standard">
      <style:text-properties style:font-name="Arial" fo:font-size="12pt" fo:font-weight="normal" officeooo:rsid="0027039d" officeooo:paragraph-rsid="0027039d" style:font-size-asian="12pt" style:font-weight-asian="normal" style:font-size-complex="12pt" style:font-weight-complex="normal"/>
    </style:style>
    <style:style style:name="P58" style:family="paragraph" style:parent-style-name="Standard">
      <style:text-properties style:font-name="Arial" fo:font-size="12pt" fo:font-weight="normal" officeooo:rsid="002c12d1" officeooo:paragraph-rsid="002c12d1" style:font-size-asian="12pt" style:font-weight-asian="normal" style:font-size-complex="12pt" style:font-weight-complex="normal"/>
    </style:style>
    <style:style style:name="P59" style:family="paragraph" style:parent-style-name="Standard">
      <style:text-properties style:font-name="Arial" fo:font-size="12pt" fo:font-weight="normal" officeooo:rsid="002c12d1" officeooo:paragraph-rsid="00306298" style:font-size-asian="12pt" style:font-weight-asian="normal" style:font-size-complex="12pt" style:font-weight-complex="normal"/>
    </style:style>
    <style:style style:name="P60" style:family="paragraph" style:parent-style-name="Standard">
      <style:text-properties style:font-name="Arial" fo:font-size="12pt" fo:font-weight="normal" officeooo:rsid="0041460b" officeooo:paragraph-rsid="0041460b" style:font-size-asian="12pt" style:font-weight-asian="normal" style:font-size-complex="12pt" style:font-weight-complex="normal"/>
    </style:style>
    <style:style style:name="P61" style:family="paragraph" style:parent-style-name="Standard">
      <style:text-properties style:font-name="Arial" fo:font-size="12pt" fo:font-weight="normal" officeooo:rsid="002af83f" officeooo:paragraph-rsid="002af83f" style:font-size-asian="12pt" style:font-weight-asian="normal" style:font-size-complex="12pt" style:font-weight-complex="normal"/>
    </style:style>
    <style:style style:name="P62" style:family="paragraph" style:parent-style-name="Standard">
      <style:text-properties style:font-name="Arial" fo:font-size="12pt" fo:font-weight="normal" officeooo:rsid="003d8831" officeooo:paragraph-rsid="003d8831" style:font-size-asian="12pt" style:font-weight-asian="normal" style:font-size-complex="12pt" style:font-weight-complex="normal"/>
    </style:style>
    <style:style style:name="P63" style:family="paragraph" style:parent-style-name="Standard">
      <style:text-properties style:font-name="Arial" fo:font-size="12pt" fo:font-weight="normal" officeooo:rsid="00469f4c" officeooo:paragraph-rsid="00469f4c"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Arial" fo:font-size="12pt" fo:font-weight="normal" officeooo:rsid="00489513" officeooo:paragraph-rsid="00489513"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Arial" fo:font-size="12pt" fo:font-weight="normal" officeooo:rsid="0049e4ee" officeooo:paragraph-rsid="0049e4e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67" style:family="paragraph" style:parent-style-name="Standard">
      <style:paragraph-properties fo:text-align="start" style:justify-single-word="false"/>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68" style:family="paragraph" style:parent-style-name="Standard">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69" style:family="paragraph" style:parent-style-name="Standard">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0" style:family="paragraph" style:parent-style-name="Standard">
      <style:paragraph-properties fo:text-align="start" style:justify-single-word="false"/>
      <style:text-properties style:font-name="Arial" fo:font-size="12pt" fo:font-weight="normal" officeooo:rsid="000a4159" officeooo:paragraph-rsid="00376489" style:font-name-asian="Arial1" style:font-size-asian="12pt" style:font-weight-asian="normal" style:font-name-complex="Arial1" style:font-size-complex="12pt" style:font-weight-complex="normal"/>
    </style:style>
    <style:style style:name="P71" style:family="paragraph" style:parent-style-name="Standard">
      <style:paragraph-properties fo:text-align="start" style:justify-single-word="false"/>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72" style:family="paragraph" style:parent-style-name="Standard">
      <style:paragraph-properties fo:text-align="start" style:justify-single-word="false"/>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73" style:family="paragraph" style:parent-style-name="Standard">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74" style:family="paragraph" style:parent-style-name="Standard">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75"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76" style:family="paragraph" style:parent-style-name="Standard">
      <style:text-properties style:font-name="Arial" fo:font-size="12pt" fo:font-weight="bold" officeooo:rsid="001f5f56" officeooo:paragraph-rsid="002614e1" style:font-size-asian="12pt" style:font-weight-asian="bold" style:font-size-complex="12pt" style:font-weight-complex="bold"/>
    </style:style>
    <style:style style:name="P77" style:family="paragraph" style:parent-style-name="Standard">
      <style:text-properties style:font-name="Arial" fo:font-size="12pt" fo:font-weight="bold" officeooo:rsid="001f5f56" officeooo:paragraph-rsid="0027039d" style:font-size-asian="12pt" style:font-weight-asian="bold" style:font-size-complex="12pt" style:font-weight-complex="bold"/>
    </style:style>
    <style:style style:name="P78" style:family="paragraph" style:parent-style-name="Standard">
      <style:text-properties style:font-name="Arial" fo:font-size="12pt" fo:font-weight="bold" officeooo:rsid="00376489" officeooo:paragraph-rsid="00376489" style:font-size-asian="12pt" style:font-weight-asian="bold" style:font-size-complex="12pt" style:font-weight-complex="bold"/>
    </style:style>
    <style:style style:name="P79" style:family="paragraph" style:parent-style-name="Standard">
      <style:paragraph-properties fo:text-align="center"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1" style:family="paragraph" style:parent-style-name="Standard">
      <style:text-properties style:font-name="Arial" fo:font-size="12pt" fo:font-weight="bold" officeooo:rsid="00341204" officeooo:paragraph-rsid="00341204" style:font-size-asian="12pt" style:font-weight-asian="bold" style:font-size-complex="12pt" style:font-weight-complex="bold"/>
    </style:style>
    <style:style style:name="P82" style:family="paragraph" style:parent-style-name="Standard">
      <style:text-properties style:font-name="Arial" fo:font-size="12pt" fo:font-weight="bold" officeooo:rsid="002e9ebf" officeooo:paragraph-rsid="00306298" style:font-size-asian="12pt" style:font-weight-asian="bold" style:font-size-complex="12pt" style:font-weight-complex="bold"/>
    </style:style>
    <style:style style:name="P83" style:family="paragraph" style:parent-style-name="Standard">
      <style:text-properties style:font-name="Arial" fo:font-size="12pt" fo:font-weight="bold" officeooo:rsid="002e9ebf" officeooo:paragraph-rsid="002e9ebf" style:font-size-asian="12pt" style:font-weight-asian="bold" style:font-size-complex="12pt" style:font-weight-complex="bold"/>
    </style:style>
    <style:style style:name="P84" style:family="paragraph" style:parent-style-name="Standard">
      <style:text-properties style:font-name="Arial" fo:font-size="12pt" fo:font-weight="bold" officeooo:rsid="002614e1" officeooo:paragraph-rsid="00306298" style:font-size-asian="12pt" style:font-weight-asian="bold" style:font-size-complex="12pt" style:font-weight-complex="bold"/>
    </style:style>
    <style:style style:name="P85" style:family="paragraph" style:parent-style-name="Standard">
      <style:text-properties style:font-name="Arial" fo:font-size="12pt" fo:font-weight="bold" officeooo:rsid="002614e1" officeooo:paragraph-rsid="002614e1" style:font-size-asian="12pt" style:font-weight-asian="bold" style:font-size-complex="12pt" style:font-weight-complex="bold"/>
    </style:style>
    <style:style style:name="P86" style:family="paragraph" style:parent-style-name="Standard">
      <style:text-properties style:font-name="Arial" fo:font-size="12pt" fo:font-weight="bold" officeooo:rsid="0023ad9b" officeooo:paragraph-rsid="00306298" style:font-size-asian="12pt" style:font-weight-asian="bold" style:font-size-complex="12pt" style:font-weight-complex="bold"/>
    </style:style>
    <style:style style:name="P87" style:family="paragraph" style:parent-style-name="Standard">
      <style:text-properties style:font-name="Arial" fo:font-size="12pt" fo:font-weight="bold" officeooo:rsid="0023ad9b" officeooo:paragraph-rsid="0023ad9b" style:font-size-asian="12pt" style:font-weight-asian="bold" style:font-size-complex="12pt" style:font-weight-complex="bold"/>
    </style:style>
    <style:style style:name="P88" style:family="paragraph" style:parent-style-name="Standard">
      <style:text-properties style:font-name="Arial" fo:font-size="12pt" fo:font-weight="bold" officeooo:rsid="00223468" officeooo:paragraph-rsid="00306298" style:font-size-asian="12pt" style:font-weight-asian="bold" style:font-size-complex="12pt" style:font-weight-complex="bold"/>
    </style:style>
    <style:style style:name="P89" style:family="paragraph" style:parent-style-name="Standard">
      <style:text-properties style:font-name="Arial" fo:font-size="12pt" fo:font-weight="bold" officeooo:rsid="00223468" officeooo:paragraph-rsid="0027039d" style:font-size-asian="12pt" style:font-weight-asian="bold" style:font-size-complex="12pt" style:font-weight-complex="bold"/>
    </style:style>
    <style:style style:name="P90" style:family="paragraph" style:parent-style-name="Standard">
      <style:text-properties style:font-name="Arial" fo:font-size="12pt" fo:font-weight="bold" officeooo:rsid="003249f0" officeooo:paragraph-rsid="003249f0" style:font-size-asian="12pt" style:font-weight-asian="bold" style:font-size-complex="12pt" style:font-weight-complex="bold"/>
    </style:style>
    <style:style style:name="P91"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92" style:family="paragraph" style:parent-style-name="Standard">
      <style:text-properties style:font-name="Arial" fo:font-size="12pt" fo:font-weight="bold" officeooo:rsid="00259ead" officeooo:paragraph-rsid="00259ead" style:font-size-asian="12pt" style:font-weight-asian="bold" style:font-size-complex="12pt" style:font-weight-complex="bold"/>
    </style:style>
    <style:style style:name="P93" style:family="paragraph" style:parent-style-name="Standard">
      <style:text-properties style:font-name="Arial" fo:font-size="12pt" fo:font-weight="bold" officeooo:rsid="00295269" officeooo:paragraph-rsid="00295269" style:font-size-asian="12pt" style:font-weight-asian="bold" style:font-size-complex="12pt" style:font-weight-complex="bold"/>
    </style:style>
    <style:style style:name="P94" style:family="paragraph" style:parent-style-name="Standard">
      <style:text-properties style:font-name="Arial" fo:font-size="12pt" fo:font-weight="bold" officeooo:rsid="00295269" officeooo:paragraph-rsid="003f2fb4" style:font-size-asian="12pt" style:font-weight-asian="bold" style:font-size-complex="12pt" style:font-weight-complex="bold"/>
    </style:style>
    <style:style style:name="P95" style:family="paragraph" style:parent-style-name="Standard">
      <style:text-properties style:font-name="Arial" fo:font-size="12pt" fo:font-weight="bold" officeooo:rsid="0040740a" officeooo:paragraph-rsid="0040740a" style:font-size-asian="12pt" style:font-weight-asian="bold" style:font-size-complex="12pt" style:font-weight-complex="bold"/>
    </style:style>
    <style:style style:name="P96" style:family="paragraph" style:parent-style-name="Standard">
      <style:text-properties style:font-name="Arial" fo:font-size="12pt" fo:font-weight="bold" officeooo:rsid="0027039d" officeooo:paragraph-rsid="0027039d" style:font-size-asian="12pt" style:font-weight-asian="bold" style:font-size-complex="12pt" style:font-weight-complex="bold"/>
    </style:style>
    <style:style style:name="P97" style:family="paragraph" style:parent-style-name="Standard">
      <style:text-properties style:font-name="Arial" fo:font-size="12pt" fo:font-weight="bold" officeooo:rsid="0027039d" officeooo:paragraph-rsid="00306298" style:font-size-asian="12pt" style:font-weight-asian="bold" style:font-size-complex="12pt" style:font-weight-complex="bold"/>
    </style:style>
    <style:style style:name="P98" style:family="paragraph" style:parent-style-name="Standard">
      <style:paragraph-properties fo:text-align="start" style:justify-single-word="false"/>
      <style:text-properties style:font-name="Arial" fo:font-size="12pt" fo:font-weight="bold" officeooo:paragraph-rsid="00376489" style:font-size-asian="12pt" style:font-weight-asian="bold" style:font-size-complex="12pt" style:font-weight-complex="bold"/>
    </style:style>
    <style:style style:name="P99" style:family="paragraph" style:parent-style-name="Standard">
      <style:text-properties style:font-name="Arial" fo:font-size="12pt" fo:font-weight="bold" officeooo:rsid="002731c7" officeooo:paragraph-rsid="002731c7" style:font-size-asian="12pt" style:font-weight-asian="bold" style:font-size-complex="12pt" style:font-weight-complex="bold"/>
    </style:style>
    <style:style style:name="P100" style:family="paragraph" style:parent-style-name="Standard">
      <style:text-properties style:font-name="Arial" fo:font-size="12pt" fo:font-weight="bold" officeooo:rsid="002c12d1" officeooo:paragraph-rsid="002c12d1" style:font-size-asian="12pt" style:font-weight-asian="bold" style:font-size-complex="12pt" style:font-weight-complex="bold"/>
    </style:style>
    <style:style style:name="P101" style:family="paragraph" style:parent-style-name="Standard">
      <style:text-properties style:font-name="Arial" fo:font-size="12pt" fo:font-weight="bold" officeooo:rsid="002af83f" officeooo:paragraph-rsid="002af83f" style:font-size-asian="12pt" style:font-weight-asian="bold" style:font-size-complex="12pt" style:font-weight-complex="bold"/>
    </style:style>
    <style:style style:name="P102" style:family="paragraph" style:parent-style-name="Standard">
      <style:text-properties style:font-name="Arial" fo:font-size="12pt" fo:font-weight="bold" officeooo:rsid="0041460b" officeooo:paragraph-rsid="0041460b" style:font-size-asian="12pt" style:font-weight-asian="bold" style:font-size-complex="12pt" style:font-weight-complex="bold"/>
    </style:style>
    <style:style style:name="P103" style:family="paragraph" style:parent-style-name="Standard">
      <style:text-properties style:font-name="Arial" fo:font-size="12pt" fo:font-weight="bold" officeooo:rsid="003d8831" officeooo:paragraph-rsid="003d8831" style:font-size-asian="12pt" style:font-weight-asian="bold" style:font-size-complex="12pt" style:font-weight-complex="bold"/>
    </style:style>
    <style:style style:name="P104"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05" style:family="paragraph" style:parent-style-name="Standard">
      <style:paragraph-properties fo:text-align="start" style:justify-single-word="false"/>
      <style:text-properties style:font-name="Arial" fo:font-size="12pt" fo:font-weight="bold" officeooo:rsid="00489513" officeooo:paragraph-rsid="0049e4ee" style:font-size-asian="12pt" style:font-weight-asian="bold" style:font-size-complex="12pt" style:font-weight-complex="bold"/>
    </style:style>
    <style:style style:name="P106" style:family="paragraph" style:parent-style-name="Standard">
      <style:paragraph-properties fo:text-align="start" style:justify-single-word="false"/>
      <style:text-properties style:font-name="Arial" fo:font-size="12pt" fo:font-weight="bold" officeooo:rsid="00489513" officeooo:paragraph-rsid="004b0eca" fo:background-color="#ffff00" style:font-size-asian="12pt" style:font-weight-asian="bold" style:font-size-complex="12pt" style:font-weight-complex="bold"/>
    </style:style>
    <style:style style:name="P107" style:family="paragraph" style:parent-style-name="Standard">
      <style:paragraph-properties fo:text-align="start" style:justify-single-word="false"/>
      <style:text-properties style:font-name="Arial" fo:font-size="12pt" officeooo:paragraph-rsid="00376489" style:font-name-asian="Arial1" style:font-size-asian="12pt" style:font-name-complex="Arial1" style:font-size-complex="12pt"/>
    </style:style>
    <style:style style:name="P108" style:family="paragraph" style:parent-style-name="Standard">
      <style:text-properties style:font-name="Arial" fo:font-size="12pt" officeooo:paragraph-rsid="00376489" style:font-name-asian="Arial1" style:font-size-asian="12pt" style:font-name-complex="Arial1" style:font-size-complex="12pt"/>
    </style:style>
    <style:style style:name="P109" style:family="paragraph" style:parent-style-name="Standard">
      <style:text-properties style:font-name="Arial" fo:font-size="12pt" style:text-underline-style="solid" style:text-underline-width="auto" style:text-underline-color="font-color" fo:font-weight="normal" officeooo:rsid="00306298" officeooo:paragraph-rsid="00306298" style:font-size-asian="12pt" style:font-weight-asian="normal" style:font-size-complex="12pt" style:font-weight-complex="normal"/>
    </style:style>
    <style:style style:name="P110" style:family="paragraph" style:parent-style-name="Standard">
      <style:text-properties style:font-name="Arial" fo:font-size="12pt" style:text-underline-style="solid" style:text-underline-width="auto" style:text-underline-color="font-color" fo:font-weight="normal" officeooo:rsid="00341204" officeooo:paragraph-rsid="00341204"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12" style:family="paragraph" style:parent-style-name="Text_20_body">
      <style:paragraph-properties fo:margin-top="0cm" fo:margin-bottom="0cm" style:contextual-spacing="false"/>
      <style:text-properties fo:color="#0000ff" loext:opacity="100%" style:font-name="Arial" fo:font-size="12pt" style:font-size-asian="12pt" style:font-size-complex="12pt"/>
    </style:style>
    <style:style style:name="P113" style:family="paragraph" style:parent-style-name="Text_20_body">
      <style:text-properties fo:color="#0000ff" loext:opacity="100%" style:font-name="Arial" fo:font-size="12pt" style:font-size-asian="12pt" style:font-size-complex="12pt"/>
    </style:style>
    <style:style style:name="P114" style:family="paragraph" style:parent-style-name="List_20_Paragraph" style:list-style-name="WWNum1">
      <style:text-properties style:font-name="Arial" fo:font-size="12pt" fo:language="es" fo:country="ES" officeooo:paragraph-rsid="00376489" style:font-name-asian="Arial1" style:font-size-asian="12pt" style:font-name-complex="Arial1" style:font-size-complex="12pt"/>
    </style:style>
    <style:style style:name="P115" style:family="paragraph" style:parent-style-name="List_20_Paragraph" style:list-style-name="WWNum2">
      <style:text-properties style:font-name="Arial" fo:font-size="12pt" fo:language="es" fo:country="ES" officeooo:paragraph-rsid="00376489" style:font-name-asian="Arial1" style:font-size-asian="12pt" style:font-name-complex="Arial1" style:font-size-complex="12pt"/>
    </style:style>
    <style:style style:name="P116" style:family="paragraph" style:parent-style-name="Standard">
      <style:paragraph-properties fo:text-align="start" style:justify-single-word="false"/>
      <style:text-properties style:font-name="Arial" fo:font-size="12pt" fo:font-weight="bold" officeooo:rsid="00489513" officeooo:paragraph-rsid="004b4cf6" fo:background-color="#ffff00" style:font-size-asian="12pt" style:font-weight-asian="bold" style:font-size-complex="12pt" style:font-weight-complex="bold"/>
    </style:style>
    <style:style style:name="P117" style:family="paragraph" style:parent-style-name="Standard">
      <style:text-properties style:font-name="Arial" fo:font-size="12pt" fo:font-weight="bold" officeooo:rsid="004b4cf6" officeooo:paragraph-rsid="004b4cf6" style:font-size-asian="12pt" style:font-weight-asian="bold" style:font-size-complex="12pt" style:font-weight-complex="bold"/>
    </style:style>
    <style:style style:name="P118"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119" style:family="paragraph" style:parent-style-name="Standard">
      <style:text-properties style:font-name="Arial" fo:font-size="12pt" fo:font-weight="bold" officeooo:rsid="001f5f56" officeooo:paragraph-rsid="004b4cf6" style:font-size-asian="12pt" style:font-weight-asian="bold" style:font-size-complex="12pt" style:font-weight-complex="bold"/>
    </style:style>
    <style:style style:name="P120"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121" style:family="paragraph" style:parent-style-name="Standard">
      <style:text-properties style:font-name="Arial" fo:font-size="12pt" fo:font-weight="bold" officeooo:rsid="004da5dd" officeooo:paragraph-rsid="004da5dd" style:font-size-asian="12pt" style:font-weight-asian="bold" style:font-size-complex="12pt" style:font-weight-complex="bold"/>
    </style:style>
    <style:style style:name="P122"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23" style:family="paragraph" style:parent-style-name="Standard">
      <style:text-properties style:font-name="Arial" fo:font-size="12pt" officeooo:rsid="001f5f56" officeooo:paragraph-rsid="001f5f56" style:font-size-asian="12pt" style:font-size-complex="12pt"/>
    </style:style>
    <style:style style:name="P124" style:family="paragraph" style:parent-style-name="Standard">
      <style:text-properties style:font-name="Arial" fo:font-size="12pt" officeooo:rsid="001f5f56" officeooo:paragraph-rsid="003249f0" style:font-size-asian="12pt" style:font-size-complex="12pt"/>
    </style:style>
    <style:style style:name="P125" style:family="paragraph" style:parent-style-name="Standard">
      <style:text-properties style:font-name="Arial" fo:font-size="12pt" officeooo:rsid="004b4cf6" officeooo:paragraph-rsid="004b4cf6" style:font-size-asian="12pt" style:font-size-complex="12pt"/>
    </style:style>
    <style:style style:name="P126" style:family="paragraph" style:parent-style-name="Standard">
      <style:text-properties style:font-name="Arial" fo:font-size="12pt" officeooo:rsid="00306298" officeooo:paragraph-rsid="00306298" style:font-size-asian="12pt" style:font-size-complex="12pt"/>
    </style:style>
    <style:style style:name="P127" style:family="paragraph" style:parent-style-name="Standard">
      <style:text-properties style:font-name="Arial" fo:font-size="12pt" officeooo:rsid="004da5dd" officeooo:paragraph-rsid="004da5dd" style:font-size-asian="12pt" style:font-size-complex="12pt"/>
    </style:style>
    <style:style style:name="P128"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129" style:family="paragraph" style:parent-style-name="Standard">
      <style:text-properties style:font-name="Arial" fo:font-size="12pt" fo:font-weight="normal" officeooo:rsid="001f5f56" officeooo:paragraph-rsid="004b4cf6" style:font-size-asian="12pt" style:font-weight-asian="normal" style:font-size-complex="12pt" style:font-weight-complex="normal"/>
    </style:style>
    <style:style style:name="P130"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131" style:family="paragraph" style:parent-style-name="Standard">
      <style:text-properties style:font-name="Arial" fo:font-size="12pt" fo:font-weight="normal" officeooo:rsid="001f5f56" officeooo:paragraph-rsid="0040740a" style:font-size-asian="12pt" style:font-weight-asian="normal" style:font-size-complex="12pt" style:font-weight-complex="normal"/>
    </style:style>
    <style:style style:name="P132"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133" style:family="paragraph" style:parent-style-name="Standard">
      <style:text-properties style:font-name="Arial" fo:font-size="12pt" fo:font-weight="normal" officeooo:rsid="004da5dd" officeooo:paragraph-rsid="004da5dd" style:font-size-asian="12pt" style:font-weight-asian="normal" style:font-size-complex="12pt" style:font-weight-complex="normal"/>
    </style:style>
    <style:style style:name="P134"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style:font-name="Arial" fo:font-size="12pt" fo:font-style="italic" style:text-underline-style="none" fo:font-weight="bold" officeooo:rsid="0049e4ee" officeooo:paragraph-rsid="0049e4ee" style:font-size-asian="12pt" style:font-style-asian="italic" style:font-weight-asian="bold" style:font-size-complex="12pt" style:font-style-complex="italic" style:font-weight-complex="bold"/>
    </style:style>
    <style:style style:name="P136"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37" style:family="paragraph" style:parent-style-name="Standard">
      <style:paragraph-properties fo:text-align="start" style:justify-single-word="false"/>
      <style:text-properties style:font-name="Arial" fo:font-size="10pt" fo:font-weight="normal" officeooo:rsid="004da5dd" officeooo:paragraph-rsid="004da5dd" style:font-size-asian="10pt" style:font-weight-asian="normal" style:font-size-complex="10pt" style:font-weight-complex="normal"/>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4c71bc"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style:font-name-asian="Arial1" style:font-weight-asian="normal" style:font-name-complex="Arial1" style:font-weight-complex="normal"/>
    </style:style>
    <style:style style:name="T9" style:family="text">
      <style:text-properties officeooo:rsid="002614e1"/>
    </style:style>
    <style:style style:name="T10" style:family="text">
      <style:text-properties officeooo:rsid="00306298"/>
    </style:style>
    <style:style style:name="T11" style:family="text">
      <style:text-properties officeooo:rsid="003249f0"/>
    </style:style>
    <style:style style:name="T12" style:family="text">
      <style:text-properties officeooo:rsid="00341204"/>
    </style:style>
    <style:style style:name="T13" style:family="text">
      <style:text-properties officeooo:rsid="00376489"/>
    </style:style>
    <style:style style:name="T14" style:family="text">
      <style:text-properties fo:language="es" fo:country="ES" fo:font-weight="bold" style:font-name-asian="Arial1" style:font-weight-asian="bold" style:font-name-complex="Arial1" style:font-weight-complex="bold"/>
    </style:style>
    <style:style style:name="T15" style:family="text">
      <style:text-properties fo:language="es" fo:country="ES" style:font-name-asian="Arial1" style:font-name-complex="Arial1"/>
    </style:style>
    <style:style style:name="T16" style:family="text">
      <style:text-properties fo:language="es" fo:country="ES" fo:font-weight="normal" style:font-name-asian="Arial1" style:font-weight-asian="normal" style:font-name-complex="Arial1" style:font-weight-complex="normal"/>
    </style:style>
    <style:style style:name="T17" style:family="text">
      <style:text-properties style:font-name-asian="Arial1" style:font-name-complex="Arial1"/>
    </style:style>
    <style:style style:name="T18" style:family="text">
      <style:text-properties officeooo:rsid="00376489" style:font-name-asian="Arial1" style:font-name-complex="Arial1"/>
    </style:style>
    <style:style style:name="T19" style:family="text">
      <style:text-properties fo:color="#0000ff" loext:opacity="100%" style:font-name="Arial" fo:font-size="12pt" style:font-size-asian="12pt" style:font-size-complex="12pt"/>
    </style:style>
    <style:style style:name="T20" style:family="text">
      <style:text-properties officeooo:rsid="003f2fb4"/>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style:font-name="Arial" fo:font-size="12pt" style:font-size-asian="12pt" style:font-size-complex="12pt"/>
    </style:style>
    <style:style style:name="T23" style:family="text">
      <style:text-properties style:font-name="Arial" fo:font-weight="bold" style:font-size-asian="12pt" style:font-weight-asian="bold" style:font-weight-complex="bold"/>
    </style:style>
    <style:style style:name="T24" style:family="text">
      <style:text-properties officeooo:rsid="00469f4c"/>
    </style:style>
    <style:style style:name="T25" style:family="text">
      <style:text-properties officeooo:rsid="0049e4ee"/>
    </style:style>
    <style:style style:name="T26" style:family="text">
      <style:text-properties fo:font-size="8pt" officeooo:rsid="004b0eca" fo:background-color="transparent" loext:char-shading-value="0" style:font-size-asian="8pt" style:font-size-complex="8pt"/>
    </style:style>
    <style:style style:name="T27" style:family="text">
      <style:text-properties fo:font-size="8pt" officeooo:rsid="004f8bdb" fo:background-color="transparent" loext:char-shading-value="0" style:font-size-asian="8pt" style:font-size-complex="8pt"/>
    </style:style>
    <style:style style:name="T28" style:family="text">
      <style:text-properties officeooo:rsid="004b0eca" fo:background-color="transparent" loext:char-shading-value="0"/>
    </style:style>
    <style:style style:name="T29" style:family="text">
      <style:text-properties officeooo:rsid="004b4cf6"/>
    </style:style>
    <style:style style:name="T30" style:family="text">
      <style:text-properties officeooo:rsid="004da5dd"/>
    </style:style>
    <style:style style:name="T31"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https://t.me/fspbadenwuttemberg/11602Baden-Württemberg Telegram Chat: <text:s/><text:a xlink:type="simple" xlink:href="https://t.me/fspbadenwuttemberg" text:style-name="Internet_20_link" text:visited-style-name="Visited_20_Internet_20_Link"><text:span text:style-name="T7">https://t.me/fspbadenwuttemberg</text:span></text:a></text:p>
      <text:p text:style-name="P65"/>
      <text:p text:style-name="P135">Latest Updates of this document on GitHub:</text:p>
      <text:p text:style-name="P105"><text:a xlink:type="simple" xlink:href="https://github.com/Memory383/FSP-KP_BadenWurttemberg" text:style-name="Internet_20_link" text:visited-style-name="Visited_20_Internet_20_Link"><text:span text:style-name="T7">https://github.com/Memory383/FSP-KP_BadenWurttemberg</text:span></text:a></text:p>
      <text:p text:style-name="P64"><text:s/></text:p>
      <text:p text:style-name="P111">This document is a compilation of <text:span text:style-name="T25">FSP </text:span>protocols from Baden-Württemberg. There are many sources. When possible, the original source is quoted as a link.</text:p>
      <text:p text:style-name="P111"/>
      <text:p text:style-name="P111">If you find new cases, please share them on the Telegram Chat. Everything published on Telegram is regularly uploaded into GitHub and offered as .odt files for LibreOffice/Microsoft Office. </text:p>
      <text:p text:style-name="P111"/>
      <text:p text:style-name="P137"/>
      <text:p text:style-name="P104"><text:span text:style-name="T31">Last Update: 22.01.2023</text:span></text:p>
      <text:p text:style-name="P116"><text:span text:style-name="T28">Changes: </text:span></text:p>
      <text:p text:style-name="P116"><text:span text:style-name="T26">- 22.01.2023 Added </text:span><text:span text:style-name="T27">many </text:span><text:span text:style-name="T26">Reutlingen Protocols from Dr. ibra (</text:span><text:a xlink:type="simple" xlink:href="https://t.me/ibraonen" text:style-name="Internet_20_link" text:visited-style-name="Visited_20_Internet_20_Link"><text:span text:style-name="T26">https://t.me/ibraonen</text:span></text:a><text:span text:style-name="T26"> ) </text:span><text:a xlink:type="simple" xlink:href="https://t.me/fspbadenwuttemberg/11602" text:style-name="Internet_20_link" text:visited-style-name="Visited_20_Internet_20_Link"><text:span text:style-name="T26">https://t.me/fspbadenwuttemberg/11602</text:span></text:a></text:p>
      <text:p text:style-name="P106"><text:span text:style-name="T26"/></text:p>
      <text:p text:style-name="P79"/>
      <text:p text:style-name="P79"/>
      <text:p text:style-name="P79">Index</text:p>
      <text:p text:style-name="P80">F<text:span text:style-name="T7">reiburg</text:span></text:p>
      <text:p text:style-name="P80">K<text:span text:style-name="T7">arlsruhe</text:span></text:p>
      <text:p text:style-name="P80">R<text:span text:style-name="T7">eutlingen</text:span></text:p>
      <text:p text:style-name="P80">S<text:span text:style-name="T7">tuttgart</text:span></text:p>
      <text:p text:style-name="P42"/>
      <text:p text:style-name="P43"/>
      <text:p text:style-name="P82">-----------------------------</text:p>
      <text:p text:style-name="P7"><text:span text:style-name="T22">FREIBURG 08.07.2020 </text:span><text:a xlink:type="simple" xlink:href="http://approbations.info/fsp-medizin-freiburg-bw-8-7-20-durchfallquote-4-7/" text:style-name="Internet_20_link" text:visited-style-name="Visited_20_Internet_20_Link"><text:span text:style-name="T21">http://approbations.info/fsp-medizin-freiburg-bw-8-7-20-durchfallquote-4-7/</text:span></text:a></text:p>
      <text:p text:style-name="P45">Eine Patientin 64 Jahre 69 KG 1, 69 M</text:p>
      <text:p text:style-name="P15">Rauchen: vor 30 Jahren mit dem Rauchen aufgehört, vorher 16 Jahren Raucherin 20 Zigaretten pro Tag.</text:p>
      <text:p text:style-name="P15">Alkohol: eine Bierflasche jeden Tag.</text:p>
      <text:p text:style-name="P15">Drogen: keine</text:p>
      <text:p text:style-name="P15">Sport: keine</text:p>
      <text:p text:style-name="P15">Allergie: nicht bekannt.</text:p>
      <text:p text:style-name="P15">Soziale Anamnese:</text:p>
      <text:p text:style-name="P15">Sie sei momentan Rentnerin, war Lehrerin.</text:p>
      <text:p text:style-name="P15">Verheiratet lebe mit ihrem Mann, zwei gesunden Erwachsenen Kindern die raus der Haus leben.</text:p>
      <text:p text:style-name="P15">Familien Anamnese:</text:p>
      <text:p text:style-name="P15">Vater:</text:p>
      <text:p text:style-name="P15">Mutter: (ich erinnere mich nicht an was sie verstorben seien)</text:p>
      <text:p text:style-name="P15">Impfstatus komplett</text:p>
      <text:p text:style-name="P15">Keine Reise Anamnese</text:p>
      <text:p text:style-name="P12"/>
      <text:p text:style-name="Text_20_body"><text:span text:style-name="Strong_20_Emphasis"><text:span text:style-name="T19">Beschwerden</text:span></text:span></text:p>
      <text:p text:style-name="P10">Frau N. ist eine 64-jährige Patientin die sich heute Nachmittag in der Notaufnahme bei uns wegen seit 6 Monaten bestehender ziehender manchmal bohrender aufgetretener beidseitiger Gonalgie (Knie Schmerzen) vorgestellt hat.</text:p>
      <text:p text:style-name="P10">Die Schmerzen haben sich seit 3 Tagen ganz verschlechtert haben.</text:p>
      <text:p text:style-name="P10">Die Patientin sagte, dass die Schmerzen schleichend begonnen haben, zunächst waren nachts sowie bei Belastung (Belastungsabhängig) aufgetreten, aber Jetztzeit seien tagsüber sowie beim Sitzen und in Ruhe anhaltend.</text:p>
      <text:p text:style-name="P10"><text:soft-page-break/>Ferner berichtete die Patientin, dass die Schmerzen in Intensität 5 bis 6 von 10 auf eine schmerzskala von 1 bis 10 seien.</text:p>
      <text:p text:style-name="P10">Zusätzlich, gab sie an, dass sie Ibuprofen 600 3 mal am Tag gegen die Schmerzen ausprobiert habe aber habe das leider nicht geholfen</text:p>
      <text:p text:style-name="P10">Die Schmerzen haben keine anderen Ausstrahlungen.</text:p>
      <text:p text:style-name="P10">Die Frage nach Taubheitsgefühl, Kribbeln, Haut Überwärmung, unsicher Gangbild wurden verneint (nur hinken ein bisschen)</text:p>
      <text:p text:style-name="P10">Als begleite Symptome klagte die Patientin über chronische diarrhoe seit 9 Jahren wegen Hemikolonresektion, sowie intermittierende Rückschmerzen.</text:p>
      <text:p text:style-name="P10">Die vegetative Anamnese war unauffällig bis auf schmerzbedingte Einschlafstörung.</text:p>
      <text:p text:style-name="P10">(ich habe vergessen sie zu fragen nach Fieber und Schüttelfrost aber ich habe es erwähnt in dem Arzt Gespräch)</text:p>
      <text:p text:style-name="P10">An Vorerkrankungen leide die Patientin an folgende Erkrankungen:</text:p>
      <text:p text:style-name="P10">Hypercholesterinämie seit 5 Jahren sei mit Atorvastatin 5 mg (1-0-0) eingestellt</text:p>
      <text:p text:style-name="P10">Hypertonie seit 4 Jahren sei mit Ramipril 5 mg (1-0-0) eingestellt. Es seien bei der Patientin die folgenden Operationen durchgeführt worden:</text:p>
      <text:p text:style-name="P10">• Es seien bei der Patientin die folgenden Operationen durchgeführt worden.</text:p>
      <text:p text:style-name="P10">• Appendektomie vor 20 Jahren</text:p>
      <text:p text:style-name="P10">• Tonsilektomie als sie Kinder war (ohne Komplikationen)</text:p>
      <text:p text:style-name="P10">• Hemikolonresektion wegen Divertikulose vor 9 Jahren</text:p>
      <text:p text:style-name="P10">In Bezug auf Medikamente nehme die Patientin die folgenden Medikamente:</text:p>
      <text:p text:style-name="P10">Ibuprofen.</text:p>
      <text:p text:style-name="P10">Pantoprasol 40 mg (0-0-1)</text:p>
      <text:p text:style-name="P10">Imodium (diarrhoe)</text:p>
      <text:p text:style-name="P10">Atorvastatin.</text:p>
      <text:p text:style-name="P10">Ramipril.</text:p>
      <text:p text:style-name="P10">Die anamnrstische Angaben deuten am ehesten auf Gonarthrose hin</text:p>
      <text:p text:style-name="P10">Als Verdachtsdiagnose kommen die folgenden Krankheiten in Betracht:</text:p>
      <text:p text:style-name="P10">Rheumatik Arthritis</text:p>
      <text:p text:style-name="P10">Septische Arthritis</text:p>
      <text:p text:style-name="P10">Gicht</text:p>
      <text:p text:style-name="P10">Reiter Syndrom</text:p>
      <text:p text:style-name="P10">Knie Schmerzen wegen Kurzdarmsyndrom.</text:p>
      <text:p text:style-name="P10">Metastasen.</text:p>
      <text:p text:style-name="P10">Zur weiteren Abklärung sollte ich die folgenden Maßnahmen durchführen:</text:p>
      <text:p text:style-name="P10">Körperliche Untersuchung</text:p>
      <text:p text:style-name="P10">Blutabnahme (Entzündung Parameter, rheumatoid Faktor)</text:p>
      <text:p text:style-name="P10">Sonographie.</text:p>
      <text:p text:style-name="P10">Gelenk Punktion mit Synovialflüssigkeit Analyse (Gicht Kristallen bei Polarisation Mikroskop ausschließen</text:p>
      <text:p text:style-name="P10">Sollte sich meine Verdachtsdiagnose bestätigen, empfehle ich folgendes:</text:p>
      <text:p text:style-name="P10">Anpassende Training</text:p>
      <text:p text:style-name="P10">Wärmeband</text:p>
      <text:p text:style-name="P10">Elektrische Therapie</text:p>
      <text:p text:style-name="P10">TEP</text:p>
      <text:p text:style-name="P112">Die Kommission war nett.</text:p>
      <text:p text:style-name="P10">Die Zeit für die Dokumentation war ganz knapp, ich kann nicht alles schreiben, aber ich habe das sofort gleich am Anfang des Arzt Arzt Gespräch erwähnt.</text:p>
      <text:p text:style-name="P10"><text:soft-page-break/>Die Patientin sagte (ich gehe mit meinem Mann um ein bisschen spazieren zu gehen, aber ich konnte nicht so weit laufen und er klagte immer darüber deshalb bleibe ich zu Hause. Ich habe reagiert: Sie können einfach ohne ihn laufen gehen hier in den Berge eine halbe Stunde und zurück zu Hause sie lächeln)</text:p>
      <text:p text:style-name="P10">Sie hat gesagt: wir wohnen in der zweiten Etage und ich könnte nicht immer die Treppen hochsteigen deshalb denke ich dass wir umziehen sollen.</text:p>
      <text:p text:style-name="P10">Ich sagte: Sie brauchen nicht um umzuziehen, es ist auf jeden Fall belastet für Sie, sie kommen bei mir und wir können eine Lösung finden um ihre Beschwerden zu mindern.</text:p>
      <text:p text:style-name="P10">(sie war zufrieden)</text:p>
      <text:p text:style-name="P10">Dann sie hat mich gefragt: ich habe diesen Durchfall seit 9 Jahren es ist mit meinen Beschwerden in den Knien zu tun?</text:p>
      <text:p text:style-name="P10">Die Frage hat mich ein bisschen schockiert, deshalb habe ich vergessen über die Eigenschaften des Durchfalls und wie oft. meine Antwort war:</text:p>
      <text:p text:style-name="P10">Eigentlich bin ich nicht daran orientiert, dass beide Beschwerden miteinander verbunden sind aber es könnte das sein, weil in Rahmen dieses Durchfalles ist mir die Kurzdarmsyndrom in Betracht.</text:p>
      <text:p text:style-name="P10">Was ist das Frau Doktor?</text:p>
      <text:p text:style-name="P10">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0">(sie war ganz zufrieden)</text:p>
      <text:p text:style-name="P10">Ich fügte hin: aber haben sie nicht ihren Haus Arzt gesagt, dass sie immer dieser Durchfall haben?</text:p>
      <text:p text:style-name="P10">Sie beantwortete: ich habe Ihnen erzählt und ich brauche keinen anderen Arzt</text:p>
      <text:p text:style-name="P10">Warum Sie haben mich gefragt über Reise?</text:p>
      <text:p text:style-name="P10">Sie haben Durchfall und Knieschmerzen und es könnte eine Infektion sein.</text:p>
      <text:p text:style-name="P10">Wir waren in Schweiz vor einem Monat, weißen sie Schweiz basel ?</text:p>
      <text:p text:style-name="P10">Ja ich war dort zwei mal und es ist sauber.</text:p>
      <text:p text:style-name="P12"/>
      <text:p text:style-name="P113">Arzt Arzt Gespräch</text:p>
      <text:p text:style-name="P10">Nach der Vorstellung der Patientin, die Oberärztin hat mich gefragt, was hat die Patientin?</text:p>
      <text:p text:style-name="P10">Gonarthrose.</text:p>
      <text:p text:style-name="P10">Wie gehen sie vor?</text:p>
      <text:p text:style-name="P10">(am wichtigsten die Entzündung Parameter)</text:p>
      <text:p text:style-name="P10">Sie haben vergessen Urin zu analysieren, ist das wichtig?</text:p>
      <text:p text:style-name="P10">Ja. wir sollten Reiter Syndrom ausschließen</text:p>
      <text:p text:style-name="P10">Sehr gut</text:p>
      <text:p text:style-name="P10">Könnte es Gicht sein?</text:p>
      <text:p text:style-name="P10">Ja aber das ist nicht typisch.</text:p>
      <text:p text:style-name="P10">Wie könnten Sie das bestätigen?</text:p>
      <text:p text:style-name="P10">Synovialflüssigkeit analysieren…</text:p>
      <text:p text:style-name="P10">Gut.</text:p>
      <text:p text:style-name="P10">Die Schmerzen bei der Patientin sind entzündlich oder nicht entzündlich?</text:p>
      <text:p text:style-name="P10">Nicht entzündlich, bei Belastung verschlechtern.</text:p>
      <text:p text:style-name="P10">Was sollen sie die Patientin empfehlen?</text:p>
      <text:p text:style-name="P10">Anpassende Bewegungen.</text:p>
      <text:p text:style-name="P10"><text:soft-page-break/>Die Patientin wollte nicht mit Operation behandelt lassen, was machen sie?</text:p>
      <text:p text:style-name="P10">Glykocorticoid, hyallurinik acid Injektion.</text:p>
      <text:p text:style-name="P10">Super.</text:p>
      <text:p text:style-name="P10">Auch elektrische Therapie.</text:p>
      <text:p text:style-name="P12"/>
      <text:p text:style-name="P11">Die Fachbegriffe waren leicht. ich erinnere mich nicht an alle:</text:p>
      <text:p text:style-name="P10">Endokarditis, ventral, skotom (Gesichtsfeldausfall), katarakt, Thrombozyten, periumbilical, Atrophie (Abmagerung), Hysteriktomie, Megaglossie (pathologisch vergrößerte Zunge)…</text:p>
      <text:p text:style-name="P45"/>
      <text:p text:style-name="P45"/>
      <text:p text:style-name="P82"/>
      <text:p text:style-name="P33">FREIBURG 15.06.2021</text:p>
      <text:p text:style-name="P33"/>
      <text:p text:style-name="P36">ich habe heute den 15.6.2021 die FSP in Freiburg abgelegt. Die Kommision waren sehr nett und der Fall war Niphrolithiasis:-</text:p>
      <text:p text:style-name="P27"><text:s/>Persönliche Daten :- </text:p>
      <text:list xml:id="list1149890458" text:style-name="WWNum1">
        <text:list-item>
          <text:p text:style-name="P114">Name:- Jörg Müller.</text:p>
        </text:list-item>
        <text:list-item>
          <text:p text:style-name="P114">Alter :- 79J</text:p>
        </text:list-item>
        <text:list-item>
          <text:p text:style-name="P114">Gewicht:- 67 kg</text:p>
        </text:list-item>
        <text:list-item>
          <text:p text:style-name="P114">Größe :- 176cm</text:p>
        </text:list-item>
      </text:list>
      <text:p text:style-name="P27">Allergien:-</text:p>
      <text:list xml:id="list225007821262271" text:continue-numbering="true" text:style-name="WWNum1">
        <text:list-item>
          <text:p text:style-name="P114">Keine Bekannt.</text:p>
        </text:list-item>
      </text:list>
      <text:p text:style-name="P27">Noxen:-</text:p>
      <text:list xml:id="list225008178261343" text:continue-numbering="true" text:style-name="WWNum1">
        <text:list-item>
          <text:p text:style-name="P114">Nikoten :- 1 Schtel pro Tag, seit 30 Jahren.</text:p>
        </text:list-item>
        <text:list-item>
          <text:p text:style-name="P114">Alkohol :- Täglich, Rotweinglass zum Abendessen.</text:p>
        </text:list-item>
        <text:list-item>
          <text:p text:style-name="P114">Drogen :- Keine</text:p>
        </text:list-item>
        <text:list-item>
          <text:p text:style-name="P114">Sport:- selten, Spazieren gehen </text:p>
        </text:list-item>
      </text:list>
      <text:p text:style-name="P27">Familienanamnese:-</text:p>
      <text:list xml:id="list225006595912115" text:continue-numbering="true" text:style-name="WWNum1">
        <text:list-item>
          <text:p text:style-name="P114">Eltern:- Beide Tod, hatten Alterschwäche .</text:p>
        </text:list-item>
        <text:list-item>
          <text:p text:style-name="P114">Geschwister:- 1 Bruder , hat Diabetes Melitus.</text:p>
        </text:list-item>
      </text:list>
      <text:p text:style-name="P27">Sozialanmnese:-</text:p>
      <text:list xml:id="list225008271011930" text:continue-numbering="true" text:style-name="WWNum1">
        <text:list-item>
          <text:p text:style-name="P114">Beruf :- Rentner, Fruher ein Buchhalter</text:p>
        </text:list-item>
        <text:list-item>
          <text:p text:style-name="P114">Familienstand:- Witwer</text:p>
        </text:list-item>
        <text:list-item>
          <text:p text:style-name="P114">Kinder:- 2 , seien gesund .</text:p>
        </text:list-item>
        <text:list-item>
          <text:p text:style-name="P114">Wohnen :- alleine</text:p>
        </text:list-item>
      </text:list>
      <text:p text:style-name="P27"><text:s/></text:p>
      <text:p text:style-name="P27">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27"><text:soft-page-break/>Ferner seien dem Patienten die folgenden Begleitsymptome aufgefallen:- einen Schüttelfrost, einen Schweißausbrüche, eine Algurie, eine Nykturie ( 5 mal in der Nacht) sowie eine Hämaturie <text:s/>.</text:p>
      <text:p text:style-name="P27">Die vegetative Anamnese sei unauffällig bis auf eine aktuelle Appetitlosigkeit und <text:s/>letzter zwei Nächte aufgefallene Schlafstörungen.</text:p>
      <text:p text:style-name="P27">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27">Herr Müller sie niemals operiert worden.</text:p>
      <text:p text:style-name="P27">Anmedikamenten nehme er die folgenden :-</text:p>
      <text:list xml:id="list225008286129955" text:continue-numbering="true" text:style-name="WWNum1">
        <text:list-item>
          <text:p text:style-name="P114">Metformin 1000mg 1-0-1</text:p>
        </text:list-item>
        <text:list-item>
          <text:p text:style-name="P114">Spiriva Spray 1-0-1</text:p>
        </text:list-item>
      </text:list>
      <text:p text:style-name="P27">Die anamnestischen Angaben deuten am ehesten auf einen Niphrolithiasis hin.</text:p>
      <text:p text:style-name="P27">Als Differentialdiagnosen kommen die folgenden in Betracht:-</text:p>
      <text:list xml:id="list225007505290103" text:continue-numbering="true" text:style-name="WWNum1">
        <text:list-item>
          <text:p text:style-name="P114">Pyelonephritis.</text:p>
        </text:list-item>
        <text:list-item>
          <text:p text:style-name="P114">Zystitis</text:p>
        </text:list-item>
        <text:list-item>
          <text:p text:style-name="P114">Harnwegeinfektion</text:p>
        </text:list-item>
        <text:list-item>
          <text:p text:style-name="P114">Devertikulitis</text:p>
        </text:list-item>
      </text:list>
      <text:p text:style-name="P27">Zur Bestätigung der Verdachtsdiagnose, sollten die folgenden durchgführt werden :-</text:p>
      <text:list xml:id="list225007409375686" text:continue-numbering="true" text:style-name="WWNum1">
        <text:list-item>
          <text:p text:style-name="P114">Körperliche Untersuchung.</text:p>
        </text:list-item>
        <text:list-item>
          <text:p text:style-name="P114">Blutabnahme:- Kleines Blutbild mit Laborchemie ( Glukose,Entzündungsparametern, Nierenwerte).</text:p>
        </text:list-item>
        <text:list-item>
          <text:p text:style-name="P114">Abdominsonographie. <text:s/></text:p>
        </text:list-item>
        <text:list-item>
          <text:p text:style-name="P114"><text:s/>Eventuell CT ggf. MRT</text:p>
        </text:list-item>
      </text:list>
      <text:p text:style-name="P27">Sollte sich die Verdachtsdiagnose bestätigen, schlage ich die folgende Behandlung vor:-</text:p>
      <text:list text:style-name="WWNum2">
        <text:list-item>
          <text:p text:style-name="P115">Stationäraufnahme</text:p>
        </text:list-item>
        <text:list-item>
          <text:p text:style-name="P115">Venenzugang</text:p>
        </text:list-item>
        <text:list-item>
          <text:p text:style-name="P115">Flüssigkeitgabe</text:p>
        </text:list-item>
        <text:list-item>
          <text:p text:style-name="P115">Analgetika</text:p>
        </text:list-item>
        <text:list-item>
          <text:p text:style-name="P115">ESWEL</text:p>
        </text:list-item>
        <text:list-item>
          <text:p text:style-name="P115">Eventuell offene chirurgische Entfernung des Steins .</text:p>
        </text:list-item>
      </text:list>
      <text:p text:style-name="P27"><text:s/></text:p>
      <text:p text:style-name="P27">Fragen des Patienten :-</text:p>
      <text:list xml:id="list225007421576728" text:continue-list="list225007409375686" text:style-name="WWNum1">
        <text:list-item>
          <text:p text:style-name="P114">Was Habe ich?</text:p>
        </text:list-item>
        <text:list-item>
          <text:p text:style-name="P114">Soll ich hierbleiben ( er hat im Krankenhaus gemeint ).</text:p>
        </text:list-item>
        <text:list-item>
          <text:p text:style-name="P114">Gab es keine Erklärung</text:p>
        </text:list-item>
      </text:list>
      <text:p text:style-name="P27">Fragen des Chefarzt:-</text:p>
      <text:list xml:id="list225007578290814" text:continue-numbering="true" text:style-name="WWNum1">
        <text:list-item>
          <text:p text:style-name="P114">An was denken Sie ?</text:p>
        </text:list-item>
        <text:list-item>
          <text:p text:style-name="P114">Wie gehen Sie vor?</text:p>
        </text:list-item>
        <text:list-item>
          <text:p text:style-name="P114">Was waren die LS?,ich habe mich das mit BS <text:s/>verwechselt!! Dann habe ich mich entschuldigt und noch mal antwortet.</text:p>
        </text:list-item>
        <text:list-item>
          <text:p text:style-name="P114">Wie kommt es zu Eiterniere?</text:p>
        </text:list-item>
        <text:list-item>
          <text:p text:style-name="P114">Welche diagnostike Untersuchungen werden Sie durchführen oder veranlassen? Ultraschall und CT</text:p>
        </text:list-item>
        <text:list-item>
          <text:p text:style-name="P114"><text:soft-page-break/>Wann brauchen wir eine MRT?</text:p>
        </text:list-item>
        <text:list-item>
          <text:p text:style-name="P114">Was sehen Sie in Ultraschall? ( Keinedeutliche Begrenzung zwischen Nierencortex und Nierenbecken) </text:p>
        </text:list-item>
      </text:list>
      <text:p text:style-name="P27">Danach habe ich eine Liste mit 12 Fachbegriffe :- <text:s/></text:p>
      <text:p text:style-name="P27">Endotracheal Intubation, Ödem, Suggilation ?, Hyperhidrose, psychiatrisch ,Indolenz, Anurie, Inkompliant, Iatrogen, Larynx, Rizidiverend, Trachea .</text:p>
      <text:p text:style-name="P27"><text:s/></text:p>
      <text:p text:style-name="P27">Die Prüfung war nicht so schwer, jedoch war nicht einfach. Man braucht <text:s/>bisschen eine medizinische Auffrischung .</text:p>
      <text:p text:style-name="P36">Ich Wünsche euch viel Erfolg.</text:p>
      <text:p text:style-name="P82"/>
      <text:p text:style-name="P82"/>
      <text:p text:style-name="P82"/>
      <text:p text:style-name="P82"/>
      <text:p text:style-name="P82">Freiburg <text:s/>[<text:span text:style-name="T12">09</text:span>.2022]</text:p>
      <text:p text:style-name="P46">post-Belastungsdepression</text:p>
      <text:p text:style-name="P46"/>
      <text:p text:style-name="P46"/>
      <text:p text:style-name="P8"><text:span text:style-name="T22">FREIBURG 07.12.2021</text:span><text:span text:style-name="T21"> <text:s/></text:span><text:a xlink:type="simple" xlink:href="http://approbations.info/fsp-medizin-freiburg-baden-wuerttemberg-7-12-21/" text:style-name="Internet_20_link" text:visited-style-name="Visited_20_Internet_20_Link"><text:span text:style-name="T21">http://approbations.info/fsp-medizin-freiburg-baden-wuerttemberg-7-12-21/</text:span></text:a></text:p>
      <text:p text:style-name="P47"/>
      <text:p text:style-name="P47"/>
      <text:p text:style-name="P47">Patient: Klaus Nowak</text:p>
      <text:p text:style-name="P47">Geburtsdatum: 7.7.1982 (39 j.a)</text:p>
      <text:p text:style-name="P47">Größe: 1,87 <text:s/>Gewicht: 85 kg</text:p>
      <text:p text:style-name="P47">Hausarzt: Dr. Kowalla <text:s text:c="74"/>1</text:p>
      <text:p text:style-name="P47"/>
      <text:p text:style-name="P47">Allergien/Unverträglichkeiten</text:p>
      <text:p text:style-name="P47"/>
      <text:p text:style-name="P47">Keine Allergien o. Unverträglichkeiten sind bekannt.</text:p>
      <text:p text:style-name="P47"/>
      <text:p text:style-name="P47">Genussmittel/Drogen (py oder g/d oder St. etc. eintragen!)</text:p>
      <text:p text:style-name="P47"/>
      <text:p text:style-name="P47">Tabakabusus wurde verneint. Alkohol - gelegentlich 1 Glas Wein. Drogen X.</text:p>
      <text:p text:style-name="P47"/>
      <text:p text:style-name="P47">Sozialanamnese</text:p>
      <text:p text:style-name="P47"/>
      <text:p text:style-name="P47">Herr Novak ist verheiratet, hat 3 Kinder und lebt mit seiner Familie in einer 4. Zi</text:p>
      <text:p text:style-name="P47">Wohnung. Er arbeitet als Sachbearbeiter in einem Büro.</text:p>
      <text:p text:style-name="P47"/>
      <text:p text:style-name="P47">Familienanamnese</text:p>
      <text:p text:style-name="P47"/>
      <text:p text:style-name="P47">Die Familienanamnese ergab keine zu diesem Fall releventen Auffälligkeiten. Mutter</text:p>
      <text:p text:style-name="P47">sei gesund und Vater sei an der Folgen einer Bronchialkarzinom gestorben.</text:p>
      <text:p text:style-name="P47"/>
      <text:p text:style-name="P47">Anamnese (z.B. subjektiv, objektiv, Procedere) (Bitte benutzen Sie Fachwörter, wo möglich!)</text:p>
      <text:p text:style-name="P47"/>
      <text:p text:style-name="P47">Sehr geehrter Herr Dr. Kowalla</text:p>
      <text:p text:style-name="P47"/>
      <text:p text:style-name="P47">wir berichten Ihnen nachfolgen über Hernn Nowak Klaus, 38 J.a., der sich am 07.12.2021 auf unserer Station vorgestellt hat.</text:p>
      <text:p text:style-name="P47"/>
      <text:p text:style-name="P47"><text:soft-page-break/>Der Patient befand sich in gutem Allgemeinzustand und in präadipöser Ernährungszustand und war zu Ort, Zeit, Person und Situation voll orientiert.</text:p>
      <text:p text:style-name="P47"/>
      <text:p text:style-name="P47">Herr Haas stellte sich mit seit einige Jahren bestehenden krampfartigen und diffusen Abdominalschmerzen ohne Ausstrahlung vor. Die Schmerzen seien i.d.R. plötzlich nach Milchprodukten haltigen Mahlzeiten aufgetreten (15min bis 1Std danach) und hätten sich im Verlauf der Zeit (nach 1Std) allmählich verbessert. Er habe diese Symptomen mehrmals in der letzten Jahren gehabt und einen HA aufgesucht, könnte aber damals keine Diagnose gestellt werden. Als Begleitsymptomatik sei nur eine wässrige Diarrhö vorhanden.</text:p>
      <text:p text:style-name="P47"/>
      <text:p text:style-name="P47">Die vegetative Anamnese ergab keine zu diesem Fall relevanten Auffälligkeiten.</text:p>
      <text:p text:style-name="P47"/>
      <text:p text:style-name="P47">Es bestehen keine bekannte Vorerkrankungen. Der Patient wurde mit 12 Jahren am Appendix operiert. (Z.n. Appendektomie vor 27 Jahren)</text:p>
      <text:p text:style-name="P47">Der Patient nimmt keine Medikamente als Dauertherapie ein. Die anamnestischen Angaben deuten am ehesten auf eine Laktoseintoleranz hin.</text:p>
      <text:p text:style-name="P47"/>
      <text:p text:style-name="P47">Differenzialdiagnostisch können folgende in Betracht kommen:</text:p>
      <text:p text:style-name="P47"/>
      <text:p text:style-name="P47"><text:s text:c="4"/>CED (Morbus Crohn, Colitis ulcerosa)</text:p>
      <text:p text:style-name="P47"><text:s text:c="4"/>Zölliakie</text:p>
      <text:p text:style-name="P47"/>
      <text:p text:style-name="P47">Zur weiteren Abklärung schlagen wir folgende Maßnahmen vor:</text:p>
      <text:p text:style-name="P47"/>
      <text:p text:style-name="P47"><text:s text:c="4"/>Körperliche Untersuchung (wahrscheinlich unauffällig)</text:p>
      <text:p text:style-name="P47"><text:s text:c="4"/>Laboruntersuchungen (BB, CRP, BSG)</text:p>
      <text:p text:style-name="P47"><text:s text:c="4"/>CO2 - Atemtest nach Laktosegabe</text:p>
      <text:p text:style-name="P47"><text:s text:c="4"/>ggf. ÖGD</text:p>
      <text:p text:style-name="P47"/>
      <text:p text:style-name="P47">Sollte sich unsere Verdachtsdiagnose erhärten schlagen wir folgende therapeutischen Maßnahmen vor:</text:p>
      <text:p text:style-name="P47"/>
      <text:p text:style-name="P47"><text:s text:c="4"/>Ernährungsberatung (Vermeidung von Milchprodukte, laktosefrei Milch bevorzugen)</text:p>
      <text:p text:style-name="P47"><text:s text:c="4"/>Laktase eingabe vor eine Mahlzeit mit Milchprodukte</text:p>
      <text:p text:style-name="P47"/>
      <text:p text:style-name="P47">Für weitere Fragen stehen wir Ihnen gerne zur Verfügung.</text:p>
      <text:p text:style-name="P47"/>
      <text:p text:style-name="P47">Mit freundlichen kollegialen Grüßen,</text:p>
      <text:p text:style-name="P47"/>
      <text:p text:style-name="P47">Begriffe:</text:p>
      <text:p text:style-name="P47"/>
      <text:p text:style-name="P47"><text:s text:c="8"/>Apoplex</text:p>
      <text:p text:style-name="P47"><text:s text:c="8"/>Protein</text:p>
      <text:p text:style-name="P47"><text:s text:c="8"/>Parkinson</text:p>
      <text:p text:style-name="P47"><text:s text:c="8"/>Flexion</text:p>
      <text:p text:style-name="P47"><text:s text:c="8"/>digitale Untersuchung</text:p>
      <text:p text:style-name="P47"><text:s text:c="8"/>Aszites</text:p>
      <text:p text:style-name="P47"><text:s text:c="8"/>gastroenterologisch</text:p>
      <text:p text:style-name="P47"><text:s text:c="8"/>Leukozyten</text:p>
      <text:p text:style-name="P47"><text:s text:c="8"/>Konjunktivitis</text:p>
      <text:p text:style-name="P47"><text:s text:c="8"/>Antitussivum</text:p>
      <text:p text:style-name="P47"/>
      <text:p text:style-name="P84"/>
      <text:p text:style-name="P86">Freiburg 13.12.2022</text:p>
      <text:p text:style-name="P48"><text:soft-page-break/>Hallo, ich habe heute die Prüfung in Freiburg abgelegt und bestanden. Der Fall war das Reizdarmsyndrom, aber sie haben viel gefragt über CED, Laktose Intoleranz, Zöliakie und Kolonkarzinom, weil Reizdarmsyndrom ist eine Ausschluss Diagnose</text:p>
      <text:p text:style-name="P48">Die Kommission war freundlich.</text:p>
      <text:p text:style-name="P48">Fachbegriffe: paratiroides, Subfrebril, recurrensparese, bronchialkonstriktion, Dyspnoe. :)</text:p>
      <text:p text:style-name="P48"/>
      <text:p text:style-name="P48"/>
      <text:p text:style-name="P88">Freiburg <text:span text:style-name="T10">6</text:span>.12.2022</text:p>
      <text:p text:style-name="P48"/>
      <text:p text:style-name="P48">Hallo zusammen, </text:p>
      <text:p text:style-name="P48">Ich habe heute mein FSP in Freiburg abgelegt und bestanden!</text:p>
      <text:p text:style-name="P48"/>
      <text:p text:style-name="P48">Es war ein wahres Wunder. Die Kommission ist sehr nett!</text:p>
      <text:p text:style-name="P48"/>
      <text:p text:style-name="P48">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48"/>
      <text:p text:style-name="P48">persönliche Daten: </text:p>
      <text:p text:style-name="P48">Name: Franz Hartmann, 38. 180 cm, 83 kg</text:p>
      <text:p text:style-name="P48"/>
      <text:p text:style-name="P48">Allergie: eine Medikamente, habe ich schon vergessen 😁 </text:p>
      <text:p text:style-name="P48"/>
      <text:p text:style-name="P48">Genussmittel/ Noxen: keine</text:p>
      <text:p text:style-name="P48"/>
      <text:p text:style-name="P48">Sozialanamnese: </text:p>
      <text:p text:style-name="P48">Familienstand: verheiratet, zwei gesunde Kinder.</text:p>
      <text:p text:style-name="P48">Arbeit: Ingenieur, Electroauto oder so</text:p>
      <text:p text:style-name="P48">Mit Arbeit ist zufrieden</text:p>
      <text:p text:style-name="P48"/>
      <text:p text:style-name="P48">Familienanamnese: <text:s/></text:p>
      <text:p text:style-name="P48">unauffällig, alles sind gesund</text:p>
      <text:p text:style-name="P48"/>
      <text:p text:style-name="P48">Keine Vorerkrankungen. Keine Dauermedikation.</text:p>
      <text:p text:style-name="P48"/>
      <text:p text:style-name="P48">Die anamnestische Angaben deuten am ehesten auf Panikattacke hin.</text:p>
      <text:p text:style-name="P48">Als Differenzialdiagnose kommen die folgende Erkrankungen im Betracht:</text:p>
      <text:p text:style-name="P48">- Hypertonie </text:p>
      <text:p text:style-name="P48">- Hyperthyreose</text:p>
      <text:p text:style-name="P48">- Asthma bronchiale</text:p>
      <text:p text:style-name="P48">- Gehirntumor (paraneoplastisches Syndrom)</text:p>
      <text:p text:style-name="P48"/>
      <text:p text:style-name="P48">Die diagnostische Maßnahmen:</text:p>
      <text:p text:style-name="P48">- Körperliche Untersuchung </text:p>
      <text:p text:style-name="P48">- BB, TSH, T3, T4</text:p>
      <text:p text:style-name="P48">- Gehirn-MRT</text:p>
      <text:p text:style-name="P48">- Holter</text:p>
      <text:p text:style-name="P48">- Spirometrie</text:p>
      <text:p text:style-name="P48"/>
      <text:p text:style-name="P48">Die Therapie:</text:p>
      <text:p text:style-name="P48">- ambulante Psychotherapie </text:p>
      <text:p text:style-name="P48">- pflanzliche Medikamente wie Sedakur oder Promethazin</text:p>
      <text:p text:style-name="P48">- Urlaub mit Familie </text:p>
      <text:p text:style-name="P48"/>
      <text:p text:style-name="P48"/>
      <text:p text:style-name="P48"><text:soft-page-break/>Die Fachbegriffe:</text:p>
      <text:p text:style-name="P48">1. Lumboischialgie</text:p>
      <text:p text:style-name="P48">2. teratogen</text:p>
      <text:p text:style-name="P48">3. etwas...dermatitis</text:p>
      <text:p text:style-name="P48">4. Glandula parotis</text:p>
      <text:p text:style-name="P48"/>
      <text:p text:style-name="P48">Andere sind weg 😂</text:p>
      <text:p text:style-name="P48"/>
      <text:p text:style-name="P48">Viel Erfolg!</text:p>
      <text:p text:style-name="P48"/>
      <text:p text:style-name="P90">FREIBURG 13.12.2022</text:p>
      <text:p text:style-name="P48"/>
      <text:p text:style-name="P48">Hallo, ich habe heute die Prüfung in Freiburg abgelegt und bestanden. Der Fall war das Reizdarmsyndrom, aber sie haben viel gefragt über CED, Laktose Intoleranz, Zöliakie und Kolonkarzinom, weil Reizdarmsyndrom ist eine Ausschluss Diagnose</text:p>
      <text:p text:style-name="P48">Die Kommission war freundlich.</text:p>
      <text:p text:style-name="P48">Fachbegriffe: paratiroides, Subfrebril, recurrensparese, bronchialkonstriktion, Dyspnoe. :)</text:p>
      <text:p text:style-name="P48"/>
      <text:p text:style-name="P48"/>
      <text:p text:style-name="P48"/>
      <text:p text:style-name="P88">FREIBURG 13.12.2022</text:p>
      <text:p text:style-name="P48">Guten Abend zusammen</text:p>
      <text:p text:style-name="P48">Heute habe ich die FSP in Freiburg abgelegt und alhamdulillah bestanden.</text:p>
      <text:p text:style-name="P48"/>
      <text:p text:style-name="P48">Der Fall war Somatoformstörung.</text:p>
      <text:p text:style-name="P48"/>
      <text:p text:style-name="P48">Manche kollegen haben den Fall als Depression bezeichnet</text:p>
      <text:p text:style-name="P48"><text:s/>Das war auch angenommen.</text:p>
      <text:p text:style-name="P48"/>
      <text:p text:style-name="P48">Aber wie gesagt und laut dem Prüfer, ist der Fall Somatoformstörung.</text:p>
      <text:p text:style-name="P48"/>
      <text:p text:style-name="P48">Alles gut und viel Erfolg euch alle.</text:p>
      <text:p text:style-name="P48"/>
      <text:p text:style-name="P48"/>
      <text:p text:style-name="P48"/>
      <text:p text:style-name="P63"><text:span text:style-name="T2">KARLSRUHE 08.11.2021</text:span> <text:s text:c="2"/><text:a xlink:type="simple" xlink:href="https://t.me/fspbadenwuttemberg/55" text:style-name="Internet_20_link" text:visited-style-name="Visited_20_Internet_20_Link">https://t.me/fspbadenwuttemberg/55</text:a></text:p>
      <text:p text:style-name="P63"/>
      <text:p text:style-name="P63">heute habe ich FSP in Karlsruhe abgelegt und Gott sei dank bestanden. Mein Fall war Depression.</text:p>
      <text:p text:style-name="P63">Die Kommission war sehr nett.</text:p>
      <text:p text:style-name="P63">Herr Theo Heidenreich, 55 Jahre alt, 76 kg schwer, 167 cm groß kam heute zu uns wegen seit 10 Wochen aufgetretener, drückender, beidseitiger Cephalgie ohne Ausstrahlung.</text:p>
      <text:p text:style-name="P63">Der Patient berichtete, dass die Schmerzen dauerthaft seien und Morgens immer schlimmer seien.</text:p>
      <text:p text:style-name="P63">Die Stärke der Schmerzen bewertete der Patient 7-8 von 10 auf der Skala.</text:p>
      <text:p text:style-name="P63">Darüber hinaus gab er an, dass der Tod der Schwester als die Auslöser der beschwerden sei.</text:p>
      <text:p text:style-name="P63">Die beschwerden seien von Nausea, Müdigkeit, Abgeschlagenheit und depressive Stimmung begleitet.</text:p>
      <text:p text:style-name="P63">Die vegetative Anamnese sei unauffällig bis auf Insomnie (Durchschlafstörung) und 2 kg Gewichtsabnahme innerhalb 3 Monaten.</text:p>
      <text:p text:style-name="P63">Die Fragen nach Parästhesien, Paralyse, Hypästhesie, Sehstörungen, Schmerzen an anderer Körperregion, Husten, Tachykardie wurden verneint.</text:p>
      <text:p text:style-name="P63"/>
      <text:p text:style-name="P63">In der Anamnese der Vorerkrankungen fanden sich eine arterielle Hypertonie (behandelt mit Ramipril 20mg 1-0-0 und HCT 12.5mg 1-0-0).</text:p>
      <text:p text:style-name="P63"><text:soft-page-break/>Außerdem nehme er ein Benzodiazepinesderivat einmal täglich wegen der Schlafstörung ein (Ich erinnere mich nicht an den Namen).</text:p>
      <text:p text:style-name="P63">Bei ihm sei vor 5 Jahren eine Appendektomie durchgeführt worden.</text:p>
      <text:p text:style-name="P63">Herr Heidenreich rauche nicht, trinke 2 gläser Wein pro Woche und treibe keinen Sport.</text:p>
      <text:p text:style-name="P63">Darüber hinaus berichtete die Patientin, dass sie keine Allergien oder unverträglichkeiten habe und ihr Impfausweis aktuell sei.</text:p>
      <text:p text:style-name="P63">Bei der Familienanamnese sagte die Patientin, ihr Vater habe selbst umgebracht, die Mutter leide an einer Hypertonie und einer Herzinsuffizienz und die Schwester sei an Leukämie gestorben.</text:p>
      <text:p text:style-name="P63">Die Patientin habe 2 gesunde Kinder.</text:p>
      <text:p text:style-name="P63">Frau Heidenreich habe als Verkäuferin gearbeitet, aber sie ist jetzt arbeitslos, sei verheiratet und lebe mit ihrer Frau zusammen.</text:p>
      <text:p text:style-name="P63">Als Verdachtsdiagnose stelle ich Depression.</text:p>
      <text:p text:style-name="P63">Als Differentialdiagnosen kommen Multiple Sklerose, Migräne, Hypothyreose, VitB12 Mangel in Betracht.</text:p>
      <text:p text:style-name="P63">Als weitere Prozedere empfehle ich folgende Untersuchungen:</text:p>
      <text:p text:style-name="P63">-körperliche Untersuchung</text:p>
      <text:p text:style-name="P63">-Blutabnahme (BB,CRP,BSG,fT3, fT4,TSH, VitB12)</text:p>
      <text:p text:style-name="P63">-MRT des Schädels</text:p>
      <text:p text:style-name="P63">-Psychiatrische Konsil veranlassen!!!</text:p>
      <text:p text:style-name="P63"/>
      <text:p text:style-name="P63">Patient-Arzt gespräch</text:p>
      <text:p text:style-name="P63">Was habe ich ?</text:p>
      <text:p text:style-name="P63">Was werden Sie machen ?</text:p>
      <text:p text:style-name="P63"/>
      <text:p text:style-name="P63">Arzt-Arzt gespräch</text:p>
      <text:p text:style-name="P63">Ich habe die Patientin fast vollständig vorgestellt.</text:p>
      <text:p text:style-name="P63">Die fragen waren die folgenden. </text:p>
      <text:p text:style-name="P63">-Können wir den Patienten entlassen? </text:p>
      <text:p text:style-name="P63">-Was sollen wir tun, falls der Patient von 20 m sprung möchte?</text:p>
      <text:p text:style-name="P63">-Was bedeute Abusus, falls der Patient täglich Schlafmittel einnimmt?</text:p>
      <text:p text:style-name="P63">Ich habe gesagt, ich glaube, wir müssen ihr eine psychische beratung empfehlen.</text:p>
      <text:p text:style-name="P63">Er hat mir gesagt, dass das richtig ist, aber wir können sie nicht entlassen, weil Depression Patienten Suizidale Tendenzen haben können.</text:p>
      <text:p text:style-name="P63"/>
      <text:p text:style-name="P63">Dann habe ich einen Zettel mit 12 Fachbegriffen bekommen (Nicht alle Fachbegriffen waren aus den Protokollen).</text:p>
      <text:p text:style-name="P63">Keine Aufklärung.</text:p>
      <text:p text:style-name="P63">Am wichtigsten ist die Sprache. Ich wünsche euch viel Erfolg.</text:p>
      <text:p text:style-name="P63"/>
      <text:p text:style-name="P63"/>
      <text:p text:style-name="P48"/>
      <text:p text:style-name="P88"><text:span text:style-name="T24">KARLSRUHE</text:span> 09.06.2022.</text:p>
      <text:p text:style-name="P48"/>
      <text:p text:style-name="P48">Der Fall ist eine Gicht (Hyperurikämie)</text:p>
      <text:p text:style-name="P48"/>
      <text:p text:style-name="P48">Ein 45 jähriger Patient, Gewicht:114 kg, Große:170.</text:p>
      <text:p text:style-name="P48"/>
      <text:p text:style-name="P48">Beruf : Mechatroniker.</text:p>
      <text:p text:style-name="P48"/>
      <text:p text:style-name="P48">-Aktuelle Beschwerde:</text:p>
      <text:p text:style-name="P48">Der Patient kam zu Notaufnahme wegen vor 2 Tagen bestehender, brennender dauerhafter Schmerzen am Großzehengrundgelenk auf der linken Seite.</text:p>
      <text:p text:style-name="P48">Die Schmerzen sind 7 von 10 auf der Schmerzskala.</text:p>
      <text:p text:style-name="P48">Es gibt weder eine Ausstellung noch begleiteten Symptome.</text:p>
      <text:p text:style-name="P48"><text:soft-page-break/>Der Patient ist Nichtraucher und trinkt 2 Flaschen Bier am Abend.</text:p>
      <text:p text:style-name="P48">Er hat keine Medikamente gegen diese Beschwerde eingenommen.</text:p>
      <text:p text:style-name="P48"/>
      <text:p text:style-name="P48"/>
      <text:p text:style-name="P48"><text:s/>-Vorerkrankungen und OPs:</text:p>
      <text:p text:style-name="P48"/>
      <text:p text:style-name="P48">Arterielle Hypertonie.</text:p>
      <text:p text:style-name="P48">Migräne (seit 20 Jahren).</text:p>
      <text:p text:style-name="P48">Motorradunfall (vor 25 Jahren, nur konservative Behandlung, keine Frakturen, keine Schädigungen).</text:p>
      <text:p text:style-name="P48"/>
      <text:p text:style-name="P48"/>
      <text:p text:style-name="P48">-Medikamentöse:</text:p>
      <text:p text:style-name="P48"/>
      <text:p text:style-name="P48">Beta Blocker Bisoprolol 5 mg 1 - 0 - 0</text:p>
      <text:p text:style-name="P48"/>
      <text:p text:style-name="P48"/>
      <text:p text:style-name="P48">Keine Allergien kein Fieber.</text:p>
      <text:p text:style-name="P48"/>
      <text:p text:style-name="P48">-Die Vegetative Anamnese ist unauffällig bis auf : er isst viel Fleisch.</text:p>
      <text:p text:style-name="P48"/>
      <text:p text:style-name="P48"/>
      <text:p text:style-name="P48">-Familienanamnese:</text:p>
      <text:p text:style-name="P48"/>
      <text:p text:style-name="P48">Seine Mutter starb an Myokardinfarkt mit 75 Jahren.</text:p>
      <text:p text:style-name="P48">Sein Vater lebt noch.</text:p>
      <text:p text:style-name="P48">Er hat an Prostatakrebs gelitten und er ist mit Radiotherapie behandelt worden.</text:p>
      <text:p text:style-name="P48"/>
      <text:p text:style-name="P48"/>
      <text:p text:style-name="P48">-Sozialanamnese:</text:p>
      <text:p text:style-name="P48"/>
      <text:p text:style-name="P48">Er ist verheiratet und hat 3 Kinder</text:p>
      <text:p text:style-name="P48">Ein Kind leidet an Trisomie 21 (Down Syndrom)</text:p>
      <text:p text:style-name="P48"/>
      <text:p text:style-name="P48">-Verdachtsdiagnose: Podagra (Gichtanfall)</text:p>
      <text:p text:style-name="P48"/>
      <text:p text:style-name="P48"/>
      <text:p text:style-name="P48">-D.D:</text:p>
      <text:p text:style-name="P48"/>
      <text:p text:style-name="P48">Pseudoogicht</text:p>
      <text:p text:style-name="P48">rheumatoide Arthritis</text:p>
      <text:p text:style-name="P48">reaktive Arthritis</text:p>
      <text:p text:style-name="P48">septische Arthritis</text:p>
      <text:p text:style-name="P48"/>
      <text:p text:style-name="P48"/>
      <text:p text:style-name="P48">-Diagnostik:</text:p>
      <text:p text:style-name="P48"/>
      <text:p text:style-name="P48">Körperliche Untersuchung</text:p>
      <text:p text:style-name="P48">Blutbild (Hyperurikämie)</text:p>
      <text:p text:style-name="P48">Gelenkpunktion</text:p>
      <text:p text:style-name="P48">Röntgen, MRT</text:p>
      <text:p text:style-name="P48"/>
      <text:p text:style-name="P48">-Therapie:</text:p>
      <text:p text:style-name="P48"/>
      <text:p text:style-name="P48">Urikostatika : Allopurinol</text:p>
      <text:p text:style-name="P48"><text:soft-page-break/>Normalisierung des Körpergewichts</text:p>
      <text:p text:style-name="P48">Colchicin</text:p>
      <text:p text:style-name="P48"/>
      <text:p text:style-name="P48">-Die Fachbegriffe:</text:p>
      <text:p text:style-name="P48"/>
      <text:p text:style-name="P48">Ottits media</text:p>
      <text:p text:style-name="P48">Somnolenz</text:p>
      <text:p text:style-name="P48">Intubation</text:p>
      <text:p text:style-name="P48">Anorexia nervosa </text:p>
      <text:p text:style-name="P48">Pankreatitis</text:p>
      <text:p text:style-name="P48">Drinage </text:p>
      <text:p text:style-name="P48">Appendectomie</text:p>
      <text:p text:style-name="P48">Neuplama</text:p>
      <text:p text:style-name="P48">Gastroskopie </text:p>
      <text:p text:style-name="P48">Mandibula</text:p>
      <text:p text:style-name="P85"/>
      <text:p text:style-name="P85"/>
      <text:p text:style-name="P85"/>
      <text:p text:style-name="P85"/>
      <text:p text:style-name="P85"/>
      <text:p text:style-name="P85"/>
      <text:p text:style-name="P91">K<text:span text:style-name="T24">ARLSRUHE </text:span><text:s/>22.07.2022</text:p>
      <text:p text:style-name="P91"/>
      <text:p text:style-name="P41">Gestern habe ich meine FSP <text:s/>in Karlsruhe bestanden.</text:p>
      <text:p text:style-name="P41">Der Fall war Zöliakie.</text:p>
      <text:p text:style-name="P41">Herr Hirschmann Gustav ist ein 44-jähriger Patient, der wegen seit mehr als 6 Monaten bestehender, fettiger Stuhlveränderungen und starker Gewichtsabnahme vorgestellt hat.</text:p>
      <text:p text:style-name="P41">Die andere Beschwerden waren Blähungen, Müdigkeit und Kopfschmerzen.</text:p>
      <text:p text:style-name="P41">Er hat viel über seinen Stuhl gesprochen. Er habe zwei mal am Tag fettiger Stuhl und es sei schwer, seinen Stuhl zu säubern.</text:p>
      <text:p text:style-name="P41">Die Fragen nach Bauchschmerzen, Fieber, Trauma wurden verneint.</text:p>
      <text:p text:style-name="P41">Ich habe erst gesagt, dass meine Verdachtsdiagnose kolorektales Karzinom ist. Meine erste DD war akute Pankreatitis. </text:p>
      <text:p text:style-name="P41">Im Arzt-Arzt Gespräch, hat der Internist gefragt;</text:p>
      <text:p text:style-name="P41">-warum ist Stuhl fettig? Ist das normal? Ich habe gesagt, dass Fett wahrscheinlich nicht verdauut werden kann.</text:p>
      <text:p text:style-name="P41">-Warum?</text:p>
      <text:p text:style-name="P41">wegen Enzymemangel oder -probleme, Lipase-Amylase</text:p>
      <text:p text:style-name="P41">-er hat gesagt, ‚so es gibt Probleme bei Malabsorption. Wissen Sie einige Malabsorptionerkrankungen?</text:p>
      <text:p text:style-name="P41">Ich habe Zöliakie gesagt, sie waren glücklich</text:p>
      <text:p text:style-name="P41">-Was machen Sie denn?</text:p>
      <text:p text:style-name="P41">Transglutaminase IgA, gesamte IgA, Biopsie aus Duedonum</text:p>
      <text:p text:style-name="P41">-Was erwarten Sie zu sehen?</text:p>
      <text:p text:style-name="P41">Zottenatrophie und Kryptenhyperplasie, nach dieser Antwort waren sie sehr glücklich,</text:p>
      <text:p text:style-name="P41">-Was sind andere Laboruntersuchungen?</text:p>
      <text:p text:style-name="P41">Stuhlkultur, Hämookkulttest</text:p>
      <text:p text:style-name="P41"/>
      <text:p text:style-name="P41">Fachbegriffe:</text:p>
      <text:p text:style-name="P41">-Kardial</text:p>
      <text:p text:style-name="P41">-Pleuritis</text:p>
      <text:p text:style-name="P41">-Embolus</text:p>
      <text:p text:style-name="P41">-Basaliom</text:p>
      <text:p text:style-name="P41">-Angiologisch</text:p>
      <text:p text:style-name="P41">-Anaphlaktischer schock</text:p>
      <text:p text:style-name="P41"><text:soft-page-break/>-Subduralhämatom</text:p>
      <text:p text:style-name="P41"/>
      <text:p text:style-name="P41">Die Kommission war so nett.</text:p>
      <text:p text:style-name="P41">Ich wünsche euch viel Erfolg!</text:p>
      <text:p text:style-name="P41"/>
      <text:p text:style-name="P91">KARLSRUHE 26.07.2022</text:p>
      <text:p text:style-name="P41"/>
      <text:p text:style-name="P41">Am. 26.07 war Depression dran. </text:p>
      <text:p text:style-name="P41">Fragen: Therapie und Verdachtsdiagnose.</text:p>
      <text:p text:style-name="P41">Kommission: nett </text:p>
      <text:p text:style-name="P85"/>
      <text:p text:style-name="P91">KARLSRUHE 30.07.2022</text:p>
      <text:p text:style-name="P91"/>
      <text:p text:style-name="P41">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41"/>
      <text:p text:style-name="P41"><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41"/>
      <text:p text:style-name="P41">Ich hoffe , dass es euch hilft und Viel Erfolg bei Ihrer Prüfung.</text:p>
      <text:p text:style-name="P41">#Karlsruhe</text:p>
      <text:p text:style-name="P41"/>
      <text:p text:style-name="P41"/>
      <text:p text:style-name="P91">KARLSRUHE 18.08.2022</text:p>
      <text:p text:style-name="P41">Hallo, 18.08.2022</text:p>
      <text:p text:style-name="P41">Fsp in Karlsruhe.</text:p>
      <text:p text:style-name="P41"/>
      <text:p text:style-name="P41">fall: Pyelonephrit</text:p>
      <text:p text:style-name="P41"/>
      <text:p text:style-name="P41">vor 2 Tagen aufgetretener , bohrender, mit 7von 10 starker ,mit der Zeit verschlimmerter ,dauerhafter Schmerzen in der Falnkenregion auf der linken Seite ohne Austrahlung. </text:p>
      <text:p text:style-name="P41">gelichzeitig Fieber 39</text:p>
      <text:p text:style-name="P41">brennendes Wasserlassen</text:p>
      <text:p text:style-name="P41">bräunliche, schäumige Harn,</text:p>
      <text:p text:style-name="P41">Harndrang.</text:p>
      <text:p text:style-name="P41"/>
      <text:p text:style-name="P41">Inappetenz</text:p>
      <text:p text:style-name="P41"><text:soft-page-break/>keine Gewichtsverlust.</text:p>
      <text:p text:style-name="P41"/>
      <text:p text:style-name="P41">VE: COPD,DM</text:p>
      <text:p text:style-name="P41"/>
      <text:p text:style-name="P41">andere Anamnese sind nicht auffällig</text:p>
      <text:p text:style-name="P41"/>
      <text:p text:style-name="P41">Pat hat zu viel, über unwichtige Sachen gesprochen.</text:p>
      <text:p text:style-name="P41"/>
      <text:p text:style-name="P41">Begriffe alles waren wie in Karlsruhe begriffliste (12worte):</text:p>
      <text:p text:style-name="P41"/>
      <text:p text:style-name="P41">tinnitus</text:p>
      <text:p text:style-name="P41">sepsis</text:p>
      <text:p text:style-name="P41">exsikkoze</text:p>
      <text:p text:style-name="P41">nonkompliance</text:p>
      <text:p text:style-name="P41">meläna</text:p>
      <text:p text:style-name="P41">.. </text:p>
      <text:p text:style-name="P41"/>
      <text:p text:style-name="P41">Arzt azrt gespräch:</text:p>
      <text:p text:style-name="P41"/>
      <text:p text:style-name="P41">verdacht diagnose?</text:p>
      <text:p text:style-name="P41">DD?</text:p>
      <text:p text:style-name="P41">labor </text:p>
      <text:p text:style-name="P41">urinkultur!!!</text:p>
      <text:p text:style-name="P41">ab gabe, wenn dem pat nicht gut es <text:s/>geht ,trotz ab gabe. was machen wir ? breitspretrum ab gabe.</text:p>
      <text:p text:style-name="P41"/>
      <text:p text:style-name="P41">kompliktion urosepsis.( ich konnte das nicht sagen)</text:p>
      <text:p text:style-name="P41"/>
      <text:p text:style-name="P41">welche bakterien verirsacht pyelonefrit? E.coli</text:p>
      <text:p text:style-name="P41">welche ab geben? beta laktam ab. welche ? penisil ...</text:p>
      <text:p text:style-name="P41">algemein war Prüfung nicht zu schwer. Prüfern waren sehr sehr nett.</text:p>
      <text:p text:style-name="P41"/>
      <text:p text:style-name="P91">KARLSRUHE 18.08.2022</text:p>
      <text:p text:style-name="P41"/>
      <text:p text:style-name="P41">FSP-Karlsruhe: Pyelonephritis</text:p>
      <text:p text:style-name="P41"/>
      <text:p text:style-name="P41">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41">Er habe Inappetenz und Schlafstörungen, weil er in der Nacht häufig auf die Toilette gehen muss. (5-6 mal seit zwei Tagen mit geringem Urin, normalerweise geht er 1-2 mal)</text:p>
      <text:p text:style-name="P41">Er habe DM-Typ 2 seit 20 Jahren, der mit Metformin 1000 (1-0-1) eingestellt und COPD, die mit Spiriva behandelt ( 2 mal am Tag und bei Bedarf)</text:p>
      <text:p text:style-name="P41">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41"/>
      <text:p text:style-name="P41">Raucher, seit 60 Jahren 20 Zigaretten pro Tag, Alkohol: 1 Glas Rotwein jeden Abend, kein Drogenkonsum</text:p>
      <text:p text:style-name="P41"/>
      <text:p text:style-name="P41"><text:soft-page-break/>Seit 3 Jahren verwitwet, habe 2 gesunde Kinder </text:p>
      <text:p text:style-name="P41">Rentner, vorher Bauingenieur </text:p>
      <text:p text:style-name="P41"/>
      <text:p text:style-name="P41">Er habe dazwischen viel gesprochen. Man muss aufmerksam sein. Wenn er über Beschwerden gesprochen hat, hat er schon etwas über sein DM, Rauchen, Aufenthalt in einer Lungenklinik wegen COPD, Rauchen und Rotwein erzählt. </text:p>
      <text:p text:style-name="P41"/>
      <text:p text:style-name="P41">Verdacht auf Pyelonephritis und diabetische Nephropathie</text:p>
      <text:p text:style-name="P41"/>
      <text:p text:style-name="P41">DD: Urolithiasis, MI, Divertikulitis, Bandscheibenvorfall </text:p>
      <text:p text:style-name="P41"/>
      <text:p text:style-name="P41">Beim Arzt Arzt Gespräch hat er ohne Patientenvorstellung, direkt mit Fragen angefangen. Warum habe ich diesen Verdacht? Außer MI, wurde ich für jede Differenzialdiagnose auf dem Arztbrief gefragt, warum es in der DD List ist.</text:p>
      <text:p text:style-name="P41">Pyelonephritis Diagnose (Kultur fast vergessen)</text:p>
      <text:p text:style-name="P41">Was gebe ich Als Therapie?</text:p>
      <text:p text:style-name="P41">Welche Antibiotika?</text:p>
      <text:p text:style-name="P41">Schicke ich den Patienten nach Hause mit Rezept? (Nein)</text:p>
      <text:p text:style-name="P41">Erklären Sie bitte das zur Krankenversicherung warum. Patient hat Diabetes, Höher Risiko für Komplikationen und Untersuchungen wegen diabetischer Nephropathie.</text:p>
      <text:p text:style-name="P41">Welche Komplikationen? Abszess, akute Nierenversagen, Sepsis.</text:p>
      <text:p text:style-name="P41"/>
      <text:p text:style-name="P41">Fachbegriffe:</text:p>
      <text:p text:style-name="P41">Lobektomie</text:p>
      <text:p text:style-name="P41">Menopause</text:p>
      <text:p text:style-name="P41">Epigastrisch</text:p>
      <text:p text:style-name="P41">Asthma</text:p>
      <text:p text:style-name="P41">Sepsis </text:p>
      <text:p text:style-name="P41">Lokalanästhesie </text:p>
      <text:p text:style-name="P41">Ulcus ventriculi </text:p>
      <text:p text:style-name="P41">…</text:p>
      <text:p text:style-name="P85"/>
      <text:p text:style-name="P91">KARLSRUHE 24.10.2022</text:p>
      <text:p text:style-name="P85"/>
      <text:p text:style-name="P85"/>
      <text:p text:style-name="P85"><text:span text:style-name="T24">KARLSRUHE</text:span> 08.12.2022</text:p>
      <text:p text:style-name="P85"/>
      <text:p text:style-name="P50">Ich habe meine FSP am 8.12. in Karlsruhe bestanden. Mein Fall war identisch mit dem👆 in Reutlingen. <text:s/>12 Fachbegriffe waren aus der Liste von Karlsruhe..</text:p>
      <text:p text:style-name="P92"/>
      <text:p text:style-name="P92"><text:span text:style-name="T24">KARLSRUHE</text:span> 15.12.2022</text:p>
      <text:p text:style-name="P51">Ösophagus Karzinom</text:p>
      <text:p text:style-name="P87"/>
      <text:p text:style-name="P83"/>
      <text:p text:style-name="P93">K<text:span text:style-name="T24">ARLSRUHE</text:span> <text:s/>15.12.2022</text:p>
      <text:p text:style-name="P52"><text:span text:style-name="T24">Fälle: </text:span>Appendizitis</text:p>
      <text:p text:style-name="P52">Grippe</text:p>
      <text:p text:style-name="P52"/>
      <text:p text:style-name="P52">Fachbegriffe: Cutis</text:p>
      <text:p text:style-name="P52">Flexion</text:p>
      <text:p text:style-name="P52">Tubargravidität</text:p>
      <text:p text:style-name="P52">Kachektik</text:p>
      <text:p text:style-name="P52">Nephritis</text:p>
      <text:p text:style-name="P52">Adaptation</text:p>
      <text:p text:style-name="P52"/>
      <text:p text:style-name="P94"><text:soft-page-break/>Karlsruhe <text:s/>[1<text:span text:style-name="T20">8</text:span>.<text:span text:style-name="T20">01</text:span>.202<text:span text:style-name="T20">3</text:span>]</text:p>
      <text:p text:style-name="P53">Appendizitis </text:p>
      <text:p text:style-name="P53">Pneumonie </text:p>
      <text:p text:style-name="P53"/>
      <text:p text:style-name="P53">----</text:p>
      <text:p text:style-name="P53">Fachbegriffe:</text:p>
      <text:p text:style-name="P53">Sinus maxillaris</text:p>
      <text:p text:style-name="P53">Liquor</text:p>
      <text:p text:style-name="P53">Struma </text:p>
      <text:p text:style-name="P53">Distorsion</text:p>
      <text:p text:style-name="P53">Hypercholesterinämie </text:p>
      <text:p text:style-name="P53">Herzinfarkt </text:p>
      <text:p text:style-name="P53">Ductus choledochus </text:p>
      <text:p text:style-name="P53"/>
      <text:p text:style-name="P53">-----</text:p>
      <text:p text:style-name="P53">Aufklärung: sonographie und Blutabnahme</text:p>
      <text:p text:style-name="P54"/>
      <text:p text:style-name="P54"/>
      <text:p text:style-name="P54"/>
      <text:p text:style-name="P54"/>
      <text:p text:style-name="P54"/>
      <text:p text:style-name="P54"/>
      <text:p text:style-name="P54"/>
      <text:p text:style-name="P54"/>
      <text:p text:style-name="P54">-----------------------------------------------------------------------</text:p>
      <text:p text:style-name="P121">REUTLINGEN 13.05.2020 KHK</text:p>
      <text:p text:style-name="P133">*persönlich Daten /Hans Leumann ,75 Jahren,1.70 m ,90 kg</text:p>
      <text:p text:style-name="P133">*Keine Allergie sei bekannt</text:p>
      <text:p text:style-name="P133">*Er habe vor 7 Jahren mit dem Zigarettenrauch aufgehört . Er habe für 50 Jahren 10 Zig pro Tag</text:p>
      <text:p text:style-name="P133">geraucht(25 PY). Jetzt rauche er Pfeife einmal pro Tag seit 5 Jahren</text:p>
      <text:p text:style-name="P133">*Er trinke täglich 2 Flaschenbier am Abend .Der Drugenkonsum wurde verneint und er treibe regelmäßig</text:p>
      <text:p text:style-name="P133">Sport (Fahrrad Fahren und Spazieren)</text:p>
      <text:p text:style-name="P133">Er sei verheiratet und habe 2 gesunde Kinder und wohne mit seiner Tochter. Seiner Frau wohne im Altenheim.</text:p>
      <text:p text:style-name="P133">*Er sei Rentner aber er habe früher als Hausmeister gearbeitet.</text:p>
      <text:p text:style-name="P133">*Der Vater sei an bronchialkarzinom gestorben und die Mutter sie wegen Autounfall gestorben. Die</text:p>
      <text:p text:style-name="P133">Schwester leide an Durchblutungsstörungen Im Hirn ( ich habe für Schlaganfall gefragt aber er sagte nein)</text:p>
      <text:p text:style-name="P133">Herr Leumann ist ein 75 jähriger Patient, der sich heute morgen in der Notaufnahme wegen seit zweiStunden bestehender drückender retrosternaler Schmerzen mit Ausstrahlung in den ganzen Thorax sowie den linken Arm, die Linke Schulter vorgestellt hat.</text:p>
      <text:p text:style-name="P133">Der Patient berichtete, dass die Schmerzen plötzlich beim Einkaufen aufgetreten sein und sich im Verlauf verschlechtert hätten.</text:p>
      <text:p text:style-name="P133">Die Schmerzen seien Belastungsabhängig, bei Belastung schlimmer geworden und im Ruhe besser geworden.</text:p>
      <text:p text:style-name="P133">Als Begleitssymptome klagt er über Dypone , Schweißausbrüche, Nausea und palpitation.</text:p>
      <text:p text:style-name="P133">Die Frage nach Hämatensis, Erbrechen , pyrosis oder ähnlichen vorherigen Beschwerden wurde</text:p>
      <text:p text:style-name="P133">verneint.</text:p>
      <text:p text:style-name="P133">Die vegetative Anamnese sei unauffällig bis auf Inappetenz und Insomnie .</text:p>
      <text:p text:style-name="P133">An Vorerkrankungen leide er an DM Typ 2 seit 5-Jahren und HTN seit 10 Jahren</text:p>
      <text:p text:style-name="P133">Vor 10 Jahren hatte er TVT im rechten Bein nach einer langen Flugreise,und es wurde ambulant</text:p>
      <text:p text:style-name="P133">behandelt.</text:p>
      <text:p text:style-name="P133">2005 wurde er wegen Rt arm Fraktur aufgrund eines Unfalls operiert.</text:p>
      <text:p text:style-name="P133"><text:soft-page-break/>Die impstatuts sei unbekannt und die Reise Anamnese sei unauffällig.</text:p>
      <text:p text:style-name="P133">In Bezug auf Medikamente nehme er dir folgende Medikamente ein :</text:p>
      <text:p text:style-name="P133">Metformin 1000 mg 1-0-1</text:p>
      <text:p text:style-name="P133">Lisinopril 10 mg 1-0-0</text:p>
      <text:p text:style-name="P133">ASS 100 mg 1-0-0</text:p>
      <text:p text:style-name="P133">Diagnose KHK</text:p>
      <text:p text:style-name="P133">Patient Fragen : was habe ich ? Ich habe sehr stark Schmerzen und Atemnot ,was werden sie machen ?</text:p>
      <text:p text:style-name="P133">Können sie mir etwas geben ?</text:p>
      <text:p text:style-name="P133">Azt Fragen :</text:p>
      <text:p text:style-name="P133">Was ihre Diagnose ? Warum ? Was sind die Risikofaktoren hier ?</text:p>
      <text:p text:style-name="P133">Was sind die DD hier ?</text:p>
      <text:p text:style-name="P133">Wie gehen wir vor ? Untersuchungen und Therapie</text:p>
      <text:p text:style-name="P133">Herzlichen Enzymen anders als Tropnin ?</text:p>
      <text:p text:style-name="P133">Wenn die Tropnintest negative und EKG unauffällig, was werden sie machen ?</text:p>
      <text:p text:style-name="P133">Wenn geben wir nicht Nitrate bei KHK Patienten? Bei Hypotension.</text:p>
      <text:p text:style-name="P121"/>
      <text:p text:style-name="P133"/>
      <text:p text:style-name="P54"/>
      <text:p text:style-name="P121">REUTLINGEN 24.06.2020 </text:p>
      <text:p text:style-name="P133">FSP Reutlingen 24.06.2020:</text:p>
      <text:p text:style-name="P133">Herr Knitthilf Weidele ist ein 32-jähriger Patient, 1,81 m groß und 80 kg schwer, der sich heute in</text:p>
      <text:p text:style-name="P133">unserer Notaufnahme wegen seit 4 – 5 Jahren bestehender, heftiger und dauerhafter Knieschmerzen</text:p>
      <text:p text:style-name="P133">vorgestellt hat. Der Patient berichtet, dass die Schmerzen in beiden Kniegelenken auftreten, aber</text:p>
      <text:p text:style-name="P133">gelegentlich auch in anderen Gelenken wie Hüfte, Ellenbogen auftreten würden - sowohl im Liegen, im</text:p>
      <text:p text:style-name="P133">Sitzen und beim Laufen. Die Schmerzen würden sie ständig begleiten. Bislang habe er viele Medikamente</text:p>
      <text:p text:style-name="P133">dagegen eingenommen, aber erfolgslos seien. Bezüglich der Schmerzen sei die Patientin bei einem</text:p>
      <text:p text:style-name="P133">Neurologen gewesen. Die Gelenken seien untersucht und geröntgt worden, aber es wurde keine</text:p>
      <text:p text:style-name="P133">Erkrankung festgestellt. Des Weiteren gibt der Patient an, dass er seit 4 Jahren unter Müdigkeit,</text:p>
      <text:p text:style-name="P133">Abgeschlagenheit, Konzentrationsstörungen, Apathie leide.</text:p>
      <text:p text:style-name="P133">Die vegetative Anamnese ist bis auf Inappetenz und Einschlafstörungen unauffällig. Bisher sind bei ihm</text:p>
      <text:p text:style-name="P133">keine Vorerkrankungen bekannt. Sie sei noch nie operiert worden.</text:p>
      <text:p text:style-name="P133">Nikotin- und Drogenkonsum wurden verneint.</text:p>
      <text:p text:style-name="P133">Er trinke nur am Wochenende ein Glas Rotwein, um besser einschlafen zu können</text:p>
      <text:p text:style-name="P133">E ist nicht verheiratet und hat keine Kinder.</text:p>
      <text:p text:style-name="P133">Er arbeitet bei seinem Vater in einem Ingenieur-Studium.</text:p>
      <text:p text:style-name="P133">Die anamnestischen Angaben deuten am ehesten auf eine Depression hin.</text:p>
      <text:p text:style-name="P133">Als Differenzialdiagnosen sind denkbar:</text:p>
      <text:p text:style-name="P133">- Polyarthritis</text:p>
      <text:p text:style-name="P133">- Hypothyreose</text:p>
      <text:p text:style-name="P133">- Rheumatoide Arthritis</text:p>
      <text:p text:style-name="P133">Zur weiteren Abklärung werde ich folgende Maßnahmen veranlassen:</text:p>
      <text:p text:style-name="P133">- KU - Palpation der Gelenke, Funktion der Gelenken prüfen.</text:p>
      <text:p text:style-name="P133">- Laborwerte - Blutbild: Entzündungszeichen wie Leukozyten, Blutsenkungsgeschwindigkeit, C-reaktives</text:p>
      <text:p text:style-name="P133">Protein, Rheumafaktor, Schilddrüsenhormonen (fT3 und fT4, eventuell TSH) - Sonografie der Glandula</text:p>
      <text:p text:style-name="P133">Thyreoidea</text:p>
      <text:p text:style-name="P133">- CT der Gelenke.</text:p>
      <text:p text:style-name="P133">Zwecks weiterer Diagnostik denke ich an ein psychiatrisches Konsil. Sollte sich der Verdacht auf</text:p>
      <text:p text:style-name="P133"><text:soft-page-break/>Depression bestätigen, würde ich die Patienten mit Antidepressiva (Amitriptylin, Escitalopram,</text:p>
      <text:p text:style-name="P133">Citalopram) behandeln und eine Psychotherapie verordnen.</text:p>
      <text:p text:style-name="P133">Vor der Prüfung habe ich ein paar Unterrichten mit Frau Schindler gemacht, die mich geholfen haben. </text:p>
      <text:p text:style-name="P133"/>
      <text:p text:style-name="P121">REUTLINGEN 17.12.2020 Depression</text:p>
      <text:p text:style-name="P133">Gestern habe ich die FSP zum zweiten Mal in Reutlingen abgelegt und bestanden! 🥳</text:p>
      <text:p text:style-name="P133">Obwohl es nicht in Bayern war, gönne ich mir meine Erfahrung hier zu schreiben.</text:p>
      <text:p text:style-name="P133">Die Prüfung ist auf keinen Fall eine schwierige oder unmögliche Sache. Wie es überall steht - es geht um</text:p>
      <text:p text:style-name="P133">die Sprache. Man muss einfach zeigen, dass man die Sprache gut beherrscht.</text:p>
      <text:p text:style-name="P133">Ich habe erstes Mal die Prüfung wegen des Briefs nicht bestanden. Ich habe die ersten und letzten Teile</text:p>
      <text:p text:style-name="P133">der Prüfung sehr gut gemacht, aber den Brief habe ich einfach nicht geschrieben (ich habe nur</text:p>
      <text:p text:style-name="P133">Stichwörter überall, benutzt,etc😂😂🙈).</text:p>
      <text:p text:style-name="P133">Ich würde mich bei Frau Beate Pabst bedanken! Sie hat mir viel geholfen bezüglich des Briefs und hat mir</text:p>
      <text:p text:style-name="P133">super gute Tipps&amp;Tricks für die Prüfung gegeben! ❤️❤️❤️</text:p>
      <text:p text:style-name="P133">Mein Fall war Depression (34-jährige Frau mit Gelenk-, Nacken- und Kreuzschmerzen; unauffällige</text:p>
      <text:p text:style-name="P133">vegetative Anamnese bis auf Ein- und Durchschlafstörungen).</text:p>
      <text:p text:style-name="P133">Ich habe keine Hospitation/Kurs gemacht/besucht.</text:p>
      <text:p text:style-name="P133">Für die Begriffe habe ich Deutsch für Ärzte verwendet.</text:p>
      <text:p text:style-name="P133">Die Krankheiten, Klassifikationen, usw - Amboss; 80 Fälle Innere Medizin aus Klinik und Praxis;</text:p>
      <text:p text:style-name="P133">verschiedene englische Quellen.</text:p>
      <text:p text:style-name="P133">Ihr könntet es auch schaffen!</text:p>
      <text:p text:style-name="P133">Einfach Deutsch stetig sprechen, üben und verbessern</text:p>
      <text:p text:style-name="P133"/>
      <text:p text:style-name="P121">REUTLINGEN 15.09.2021 <text:s/>Pneumonie</text:p>
      <text:p text:style-name="P133">Ich habe am 15.09.2021 die FSP in Reutlingen zum erstenmal abgelegt und bestanden. Ich würde gern</text:p>
      <text:p text:style-name="P133">euch mehr darüber erzählen und ein paar Tipps geben. Ich habe auf die Prüfung lange gewartet, es gab</text:p>
      <text:p text:style-name="P133">eine Verzögerung, das war sehr stressig.</text:p>
      <text:p text:style-name="P133">Die Ärzte (Frau and Mann) und die Rechtsanwältin waren sehr net, verständlich, ruhig, total gespannt</text:p>
      <text:p text:style-name="P133">und die Atmosphäre war sehr angenehm. An dritten Teil der Arzt hat viele Fragen gestellt, damit ich die</text:p>
      <text:p text:style-name="P133">richtige Diagnose herausfinden konnte.</text:p>
      <text:p text:style-name="P133">Mein Fall war Pneumonie. Die Frau hatte viele Beschwerden und hat viel geredet aber, wenn ich nicht</text:p>
      <text:p text:style-name="P133">verstanden habe, hat sie mir ganz ruhig wieder erzählt.</text:p>
      <text:p text:style-name="P133">Frau Martha Pöhlmann, 46 Jahre alt, Gewicht 83, Größe 167</text:p>
      <text:p text:style-name="P133">Leitsymptome: Schwierigkeit beim Schlucken von fester Nahrung und Gaumenschmerzen, Nasenbluten,</text:p>
      <text:p text:style-name="P133">Atemnot beim Einatmen, Kopfschmerzen, Husten mit gelblichem Auswurf seit 5 Tagen. Keine</text:p>
      <text:p text:style-name="P133">Ausstrahlung. Kopfschmerzen im ganzen Kopf, drückend, Gaumenschmerzen und Schlucken stechend,</text:p>
      <text:p text:style-name="P133">Schmerzscala (Kopf 6/10, Gaumen 5/10). Zum ersten Mal und plötzlich aufgetreten.</text:p>
      <text:p text:style-name="P133">Begleitsymtome: Fieber 39,5, Schlafstörung, letze Regelblutung-vor 3 Wochen( Schwangerschaft wurde</text:p>
      <text:p text:style-name="P133">verneint). Keine Probleme mit der Stuhlgang, Wasserlassen. Keine Übelkeint, Erbrechen, Schwindel.</text:p>
      <text:p text:style-name="P133">Gewicht ohne Änderung.</text:p>
      <text:p text:style-name="P133"/>
      <text:p text:style-name="P133"><text:soft-page-break/>Vorerkrankungen: Rückenschmerzen, Gicht, Lichtkeratose( sie war Floristin und arbeitet draußen),</text:p>
      <text:p text:style-name="P133">Erschöpfung, Mütigkeit und Niedergeschlagenheit-am Ende war das Burnoutsyndrom. (sagte, dass sie Schwierigzeiten hatte, wegen dem Kind mit Down Syndrom)</text:p>
      <text:p text:style-name="P133">Voroperationen: vor 30 Jahren am rechten Hand wegen Carpal tunnel syndrom.</text:p>
      <text:p text:style-name="P133">Medikation: Ibuprofen wegen den aktuellen Beschwerden (nicht geholfen), Gel wegen der Lichtkeratose, noch 3 Medikamente, die ich mich nicht erinnern kann, aber 1 wegen Gicht 300mg (1-0-0) (ich habe gefragt Alopurinol vielleicht? Aber die hat mir anderen Namen gesagt, aber es war am Ende Alopurinol</text:p>
      <text:p text:style-name="P133">(das hat mir den Arzt am 3. Teil gesagt), noch 1 wegen den Rückenschmerzen bei Bedarf und noch einen wegen der Schlafstörung bei Bedarf.</text:p>
      <text:p text:style-name="P133">Allergien: Laktosenunverträglichkeit und Penicilinallergie</text:p>
      <text:p text:style-name="P133">Noxen: Rauchen-vor 3,5 Jahren 12 Zigaretten pro Tag und jetzt 1/3 von diesen. Alkohol-gelegentlich Schnaps, Drogen-ab und zu Marihuana.</text:p>
      <text:p text:style-name="P133">Familienanamnese: Vater leidet an Staublungen, Mutter an Darmverschluss, keine Geschwister.</text:p>
      <text:p text:style-name="P133">Sozialanamnese: verheiratet, wohne mit der Familie, habe 3 Kinder- ein leidet an Down Syndrom, als Floristin tätig.</text:p>
      <text:p text:style-name="P133">Begriffen: Myom, Rektoskopie, Meninigitis, Urether, toxisch, Läsion, Malignom, Katarakt. Insgesamt 12,</text:p>
      <text:p text:style-name="P133">andere kann ich mich nicht erinnern.</text:p>
      <text:p text:style-name="P133"/>
      <text:p text:style-name="P133">Tipps: Ich wohne noch in Bulgarien, aber habe eine Hospitation gemacht und das hat mir sehr</text:p>
      <text:p text:style-name="P133">geholfen_mit den Begriffen und Arzt-Patient Gespräch. Ich habe von Fällen von Internet gelernt,</text:p>
      <text:p text:style-name="P133">Aufklärungen der Untersuchungen und die Krankheiten viel gelesen. Ich habe auch viel mit meinem Freund (der Patient und Arzt war) gesprochen und am wichtigsten ein Schema gefolgt mit was ich fragen muss, damit ich nichts vergesse. Die Begriffen habe sie nach Systemen (Kardiologie, Pneumologie) gelernt, weil nur auswendig zu lernen, finde ich sehr schwierig und sinloss.</text:p>
      <text:p text:style-name="P133">Am Anfang sollte ich mich vorstellen, 5 Minuten Zeit mich zu entspannen und erzählen über mich und wo ich Deutsch gelernt habe und so weiter. Dann hat die Frau erzählt, wie die Prüfung abläuft. 1. Teil 1- Die Frau hat viel gesprochen, aber war ganz gespannt und ich habe vielmals nach dem Namen und über den Beschwerden in Bezug auf das Burnout Syndrom gefragt, weil ich diese nicht gut</text:p>
      <text:p text:style-name="P133">verstanden habe. Ich habe alles gefragt, wie ich oben geschrieben habe. Die Zeit ist knapp, deshalb muss man sehr strikt alle Fragen stellen. Mann muss immer zuhören, weil sie über Ihre Medikament erzhält habe und dazwischen hat sie auch über ich Milkzuckerintoleranz berichtet und ich habe das sofort geschrieben und dann am Ende der Prüfung haben sie mir gesagt, dass das sehr wichtig war und ich habe</text:p>
      <text:p text:style-name="P133">das sehr gut gemacht. Ich habe keine Untersuchungen erklärt, die Frau hat mich mehrmals gefragt was ist los mit ihr und ob es gefährlich ist.</text:p>
      <text:p text:style-name="P133">2. Teil 2- Habe sofort angefangen zu schreiben. Man kann am Computer schreiben. 20 Minuten sind sehr knapp, man muss viel über und ohne nachzudenken zu schreiben. Ich habe 4 Papier bekommen und Stichwörter als Gewicht, Differentialdiagnose und so weiter wurden geschrieben. Name, Gewicht, Größe,</text:p>
      <text:p text:style-name="P133">Noxen, Familien- und Sozialanamnese, Allergien musste ich nur mit ein paar Wörter schreiben, keine Sätzen. Die andere Teile mit ganzen Sätzen in Konjuktiv I und mit Fachbegriffen- Haupt- und Begleitsymptomen, Vorerkankungen und Operationen, Verdacht-und Differentialdiagnose und Therapievorschlag.</text:p>
      <text:p text:style-name="P133">3. Teil 3- Der Arzt war total gespannt, hat viel gefragt über den Namen, Alter, Symptomen und</text:p>
      <text:p text:style-name="P133">Medikamente. Ich habe Angina Pectoris als Diagnose geschrieben aber wenn wir diskutiert haben, habe</text:p>
      <text:p text:style-name="P133">ich sofort Pneumonie gesagt. Die Zeit ist sehr knapp und man kann nicht alles sofort überlegen. Er hat</text:p>
      <text:p text:style-name="P133">mich gefragt, wie wir die Patientin behandeln werden, wie ist Ösophagus und Trachea auf Deutsch. Ich</text:p>
      <text:p text:style-name="P133"><text:soft-page-break/>habe das Alter falsch geschrieben, aber das war kein Problem. Dann hatte ich 5 Minuten für die</text:p>
      <text:p text:style-name="P133">Begriffen.</text:p>
      <text:p text:style-name="P133">Dann sollte ich 10 Minuten warten und sie haben mir gesagt, dass ich bestanden habe. Sie waren sehr</text:p>
      <text:p text:style-name="P133">zufrieden, dass ich alles gefragt und verstanden habe.</text:p>
      <text:p text:style-name="P133">Die Prüfung ist nicht so schwer, wenn mann vorher viel geübt hat, aber der Stress ist viel!</text:p>
      <text:p text:style-name="P133"/>
      <text:p text:style-name="P121">REUTLINGEN 30.07.2021 <text:s/>Coxartrose</text:p>
      <text:p text:style-name="P133">Ich habe die FSP in Reutlingen bestanden. Der Fall war Coxartrose. Ich habe den File in</text:p>
      <text:p text:style-name="P133">Gruppe gelassen.</text:p>
      <text:p text:style-name="P133"/>
      <text:p text:style-name="P133">Die Comission war freundlich und streng. Ich habe die erste Teil sehr schwer gefunden. Der Patient war sehr ungeduldig und wollte alle Beschwerden sofort erzählen. Man muss eine richtige Struktur der Anamnese halten und nachfragen über fehlende Daten.</text:p>
      <text:p text:style-name="P133">Die Teile Arzt-Arzt und Arztbrief habe ich einfach gefunden. Die Fachbegriffe waren auch nicht schwer, es gibt viel File in Internet mit Fachbegriffe und das reicht für diese Prüfung.</text:p>
      <text:p text:style-name="P133">Die wichtigste man muss alles verstehen und wie ein Arzt reagieren.</text:p>
      <text:p text:style-name="P133">Ich bin sehr dankbar für Frau Jutta Schndler, die eine richtige Vorbereitung mit mir durchgeführt, ohne Tipps der Lehrerin könnte ich diese Prüfung nicht schaffen.</text:p>
      <text:p text:style-name="P133"/>
      <text:p text:style-name="P133"/>
      <text:p text:style-name="P54"/>
      <text:p text:style-name="P54"/>
      <text:p text:style-name="P5"><text:span text:style-name="T22">REUTLINGEN 20.10.2021 <text:s/></text:span><text:a xlink:type="simple" xlink:href="https://www.facebook.com/groups/467600913599658/" text:style-name="Internet_20_link" text:visited-style-name="Visited_20_Internet_20_Link"><text:span text:style-name="T21">https://www.facebook.com/groups/467600913599658/</text:span></text:a></text:p>
      <text:p text:style-name="P47"/>
      <text:p text:style-name="P47">FSP Reutlingen 20.10.2021:</text:p>
      <text:p text:style-name="P47">Ich danke Ihnen Frau Jutta Schindler, ich habe viel von Ihnen gelernt.</text:p>
      <text:p text:style-name="P47">Mein Fall war:</text:p>
      <text:p text:style-name="P47">Karpaltunnelsyndrom</text:p>
      <text:p text:style-name="P47">Alfred Künnerle, 53-jähriger Pat, Gewicht 95 kg, Größe 178 cm</text:p>
      <text:p text:style-name="P47">Der Pat stellte mit seit 3-4 Monaten Parästhesie (Kribbeln) <text:s/>und Hypoästhesie(Taubheitsgefühl) in beiden Händen, rechts mehr als links, vor. <text:s/>Die Pat hatte auch Schmerzen in Finger I-III mit Ausstrahlung in Unterarm. </text:p>
      <text:p text:style-name="P47">VE: </text:p>
      <text:p text:style-name="P47">Migräne </text:p>
      <text:p text:style-name="P47">Schädel-Hirn-Trauma vor 2 1/2 Jahren wegen Fahrradunfall</text:p>
      <text:p text:style-name="P47">GERD </text:p>
      <text:p text:style-name="P47">Medikamente: </text:p>
      <text:p text:style-name="P47">Pantoprazol 20 mg 1-0-0 </text:p>
      <text:p text:style-name="P47">Sumatriptan (konnte sich nicht den Namen erinnern) </text:p>
      <text:p text:style-name="P47">Mutter leidet an MS </text:p>
      <text:p text:style-name="P47">Vater leidet an Ohrspeicheldrüsekrebs</text:p>
      <text:p text:style-name="P47">Erdbeerenallergie</text:p>
      <text:p text:style-name="P47">Alkohol: <text:s/>1 Flasche Bier abends </text:p>
      <text:p text:style-name="P47">Drogen: keine </text:p>
      <text:p text:style-name="P47">Op sind nicht bekannt. </text:p>
      <text:p text:style-name="P47">Verheiratet, hat eineTochter, ist Busfahrer </text:p>
      <text:p text:style-name="P47">Der Arzt hat viel gefragt über den Namen, Alter, Symptome und Medikamente und er hat mich gefragt, wie wir die Patientin behandeln werden.</text:p>
      <text:p text:style-name="P56"/>
      <text:p text:style-name="P95"/>
      <text:p text:style-name="P2"><text:span text:style-name="T22">REUTLINGEN 26.01.2022 <text:s text:c="2"/></text:span><text:a xlink:type="simple" xlink:href="http://approbations.info/fsp-medizin-reutlingen-bw-26-1-22/" text:style-name="Internet_20_link" text:visited-style-name="Visited_20_Internet_20_Link"><text:span text:style-name="T21">http://approbations.info/fsp-medizin-reutlingen-bw-26-1-22/</text:span></text:a></text:p>
      <text:p text:style-name="P56"/>
      <text:p text:style-name="P56">Frau Weindele, 34 J, 80 kg, 188 cm</text:p>
      <text:p text:style-name="P56">Aktuelle Beschwerden:</text:p>
      <text:p text:style-name="P56"><text:soft-page-break/>Frau. Weindele ist ein 34-jährige Patientin, die sich heute morgen bei uns wegen seit 4-5 Jahren aufgetretener bestehender beideseitige, zunehmender Cephalgie ohne Ausstrahlung vorgestellt hat.</text:p>
      <text:p text:style-name="P56"/>
      <text:p text:style-name="P56">Die Pt berichtet, dass die Schmerzen langsam aufgetreten seien und sich im Verlauf der Zeit besonders seit 4-6 Wochen verschlechtert hätten. Zusätzlich teilte sie mit, dass die Schmerzen 4 von 10 auf der Skala seien.</text:p>
      <text:p text:style-name="P56">Es gebe keine Auslöser der Schmerzen.</text:p>
      <text:p text:style-name="P56">Die Frage nach ähnlichen vorherigen Beschwerden wurde verneint. Die Patientin sei alle 2 Wochen beim Hausarzt/ mehrmals bei verschiedenen Fachärzten aber ohne Befunden.</text:p>
      <text:p text:style-name="P56"/>
      <text:p text:style-name="P56">Ihre letzte MRT sei vor 4 Wochen wegen Verdacht auf MS ohne pathologischen Befunde.</text:p>
      <text:p text:style-name="P56">Ferner seien der patientin folgende Begleitssymptome augefallen:</text:p>
      <text:p text:style-name="P56">Er klagt über Schmerzen in den Muskeln, in den Knochen, im Kopf, in den Gelenke besonders in den Knien,Müdigkeit Sehestörungen und Tinitus.</text:p>
      <text:p text:style-name="P56">Vegetative Anamnese:</text:p>
      <text:p text:style-name="P56">Die Vegetative Anamnese sei unauffällig, bis aufeinen Inappetenz und Insomnie.</text:p>
      <text:p text:style-name="P56">Die Reiseanamnese sei unauffällig in letzen 6 Monaten</text:p>
      <text:p text:style-name="P56">Vorerkrankungen:</text:p>
      <text:p text:style-name="P56">Es seien keine relevanten Vorerkrankungen bekannt. Sie sei nie operiert worden. Die Impfstatus sei Vollständig Medikamente</text:p>
      <text:p text:style-name="P56">Anamnese: Sie nehme die folgenden Medikamente ein: Paracetamol nur Bei BedarfIbuprofen 400mg 0-0-1Tramadol - nur Bei BedarfVoltaren 100 mg 1-0-0</text:p>
      <text:p text:style-name="P56">Allergie: Sie habe Pollenallergie, die sich mit tränende Augen äußere.</text:p>
      <text:p text:style-name="P56">Noxen: Sie trinke gelegentlich 1-2 Flaschen Wein. Sie rauche nicht und keine Drogen auch.</text:p>
      <text:p text:style-name="P56">SA: Sie habe Maschinenbau studiert, aber wegen der Beschwerden habe sie ihre Studium abgebrochen.</text:p>
      <text:p text:style-name="P56">Familienanamnese: Ihre Mutter leide an Depression.</text:p>
      <text:p text:style-name="P56">Verdachtsdiagnose: Die anamnestische Angaben deuten am Ehesten auf Depression hin.</text:p>
      <text:p text:style-name="P56">Als Differentialdiagnosen kommen die folgende in Betracht:</text:p>
      <text:p text:style-name="P56">Migräne Hypothyreose.</text:p>
      <text:p text:style-name="P56"/>
      <text:p text:style-name="P56">Die Patientin hat in Schwäbische Dialekt schnell, undeutlich gesprochen und wollte auch alle Beschwerden gleichzeitig sagen.</text:p>
      <text:p text:style-name="P56">Oberärztin hat mir alle Patienten Daten von Name bis Beruf, Maßnahmen und Therapie gefragt.</text:p>
      <text:p text:style-name="P56"/>
      <text:p text:style-name="P56"/>
      <text:p text:style-name="P121">REUTLINGEN 12.02.2022 KHK</text:p>
      <text:p text:style-name="P133">Hallo an alle, gestern hatte ich Fsp in Reutlingen und Gott sei Dank habe ich zum ersten Mal bestanden.</text:p>
      <text:p text:style-name="P133">Fall war KHK, und ich möchte kurz schreiben.</text:p>
      <text:p text:style-name="P133">Pt 63J, 88kg, 178 cm</text:p>
      <text:p text:style-name="P133">Allergie: gegen Novalgin, Amoxicillin und Lateks mit Ausschlag.</text:p>
      <text:p text:style-name="P133">Genussmittels: Pills und 0.3 ml Schnaps abends.</text:p>
      <text:p text:style-name="P133">1 Zigaretten manchmal aber vor 5 J jeden Tag 1 Schachtel.</text:p>
      <text:p text:style-name="P133">Pt sei verwitwet, habe 1 Tochter und 1 Enkelkinder</text:p>
      <text:p text:style-name="P133">Seit 2 J wohne mit seiner Partnerin</text:p>
      <text:p text:style-name="P133">Symptome:</text:p>
      <text:p text:style-name="P133">Herr ... ist ein 63 jähriger Patient, der sich heute bei uns wegen seit 3 Monaten bestehender, vorher</text:p>
      <text:p text:style-name="P133">ziehender aber zurzeit stechender Schmerzen im Thorax mit Ausstrahlung in den linken Schulter</text:p>
      <text:p text:style-name="P133">vorstellte. Der Patient berichtet, dass die Schmerzen sich bei Belastung besonders beim Treppensteigen</text:p>
      <text:p text:style-name="P133">verschlechtert würden.</text:p>
      <text:p text:style-name="P133">Er bewertet sich die Schmerzen bei Belastung als 8 oder 9 von 10 auf der Schmerzskala.</text:p>
      <text:p text:style-name="P133"><text:soft-page-break/>Ferner sind dem Patienten Dyspnoe, Tachykardie, Palpitations, Schwitzen aufgefallen.</text:p>
      <text:p text:style-name="P133">Pt klagte über Gewichtszunahme von ca 3-4 kg innerhalb 6 Monaten.</text:p>
      <text:p text:style-name="P133">Die Frage nach ähnlichen vorherigen Beschwerden, Ödeme, Probleme mit dem Stuhlgang und beim</text:p>
      <text:p text:style-name="P133">Wasserlassen, Fieber wurden verneint. Pt sei wegen diese Beschwerden niemals beim anderen Arzt</text:p>
      <text:p text:style-name="P133">gewesen und habe keine Medikamente eingenommen.</text:p>
      <text:p text:style-name="P133">Veg. Anamnese: Gewichtszunahme</text:p>
      <text:p text:style-name="P133">Vorerkrankungen: aHT seit ... ,</text:p>
      <text:p text:style-name="P133">DM Typ 2 seit ... (nicht insulinpflichtig), Ekzem in der Kopfhaut, Hörsturz 2 Mal vor 3 und 4 Jahren.</text:p>
      <text:p text:style-name="P133">Op: wegen Unterarmfraktur und...</text:p>
      <text:p text:style-name="P133">( da habe ich vielleicht kurz geschrieben aber in der Prüfung sollen der Krankheitsverlauf mit ganzen</text:p>
      <text:p text:style-name="P133">Sätzen geschrieben werden)</text:p>
      <text:p text:style-name="P133">Fachbegriffe:</text:p>
      <text:p text:style-name="P133">Hemiplegie</text:p>
      <text:p text:style-name="P133">Distorsion</text:p>
      <text:p text:style-name="P133">Kolektomie</text:p>
      <text:p text:style-name="P133">Sedativa</text:p>
      <text:p text:style-name="P133">Bursitis</text:p>
      <text:p text:style-name="P133">Aseptisch</text:p>
      <text:p text:style-name="P133">Gangrän</text:p>
      <text:p text:style-name="P133">Germinom</text:p>
      <text:p text:style-name="P133">Embolus</text:p>
      <text:p text:style-name="P133">Glaukom</text:p>
      <text:p text:style-name="P133">( ıch erinnere mich nicht an alle)</text:p>
      <text:p text:style-name="P133">Ich habe die wichtige Punkte mitgeteilt und wünsche ihnen viel Glück.</text:p>
      <text:p text:style-name="P133"/>
      <text:p text:style-name="P133"/>
      <text:p text:style-name="P121">REUTLINGEN 23.02.2022 </text:p>
      <text:p text:style-name="P121"><text:span text:style-name="T7">Ich habe die FSP in Reutlingen am 23.02.2022 abgelegt und bestanden. Ich habe 6 Wochen vollzeit</text:span></text:p>
      <text:p text:style-name="P121"><text:span text:style-name="T7">gelernt.</text:span></text:p>
      <text:p text:style-name="P121"><text:span text:style-name="T7">Der Kasus war Leberzirrhose und Alkoholismus</text:span></text:p>
      <text:p text:style-name="P121"><text:span text:style-name="T7">Allergien/Unverträglichkeiten</text:span></text:p>
      <text:p text:style-name="P121"><text:span text:style-name="T7"> All und Unv wurden verneint</text:span></text:p>
      <text:p text:style-name="P121"><text:span text:style-name="T7">Noxen</text:span></text:p>
      <text:p text:style-name="P121"><text:span text:style-name="T7"> Rauchen und Drogen wurden verneint</text:span></text:p>
      <text:p text:style-name="P121"><text:span text:style-name="T7"> Der Patient trinke 6-7 Bier pro Tag. Er trinke auch 1-2 Schnaps abends</text:span></text:p>
      <text:p text:style-name="P121"><text:span text:style-name="T7">Familienanamnese</text:span></text:p>
      <text:p text:style-name="P121"><text:span text:style-name="T7"> Mutter und Vater seien gesund</text:span></text:p>
      <text:p text:style-name="P121"><text:span text:style-name="T7"> keine Geschwister, keine Kinder</text:span></text:p>
      <text:p text:style-name="P121"><text:span text:style-name="T7">Soziale Anamnese</text:span></text:p>
      <text:p text:style-name="P121"><text:span text:style-name="T7"> Straßenbauer</text:span></text:p>
      <text:p text:style-name="P121"><text:span text:style-name="T7"> geschieden – sei verheiratet gewesen</text:span></text:p>
      <text:p text:style-name="P121"><text:span text:style-name="T7">Herr Jürgen Weit, ist ein 46-jähriger Patient, der sich bei uns wegen seit 3 Mo bestehender</text:span></text:p>
      <text:p text:style-name="P121"><text:span text:style-name="T7">Abdominalschmerzen vorgestellt hat.</text:span></text:p>
      <text:p text:style-name="P121"><text:span text:style-name="T7">Der Patient berichtete, dass die Schmerzen im Rücken ausstrahlen würden, wenn er flach liege. Sie seien</text:span></text:p>
      <text:p text:style-name="P121"><text:span text:style-name="T7">dumpf und permanent. Die Intensität der Schmerzen sei 5-7 von 10.</text:span></text:p>
      <text:p text:style-name="P121"><text:span text:style-name="T7">Des Weiteren gab der Patient an, dass er auch Meteorismus, Nausea und Inapetenz habe. Er habe nicht</text:span></text:p>
      <text:p text:style-name="P121"><text:span text:style-name="T7">erbrochen. Er habe aber in der letzten Zeit ungefähr 5 Kilogram zugenommen (87 Kilogram vs 82</text:span></text:p>
      <text:p text:style-name="P121"><text:soft-page-break/><text:span text:style-name="T7">Kilogram vorher).</text:span></text:p>
      <text:p text:style-name="P121"><text:span text:style-name="T7">Die Beschwerden seien langsam aufgetreten.</text:span></text:p>
      <text:p text:style-name="P121"><text:span text:style-name="T7">Die vegetative Anamnese ergab</text:span></text:p>
      <text:p text:style-name="P121"><text:span text:style-name="T7"> Parasomnie und Insomnie – wegen Meteorismus</text:span></text:p>
      <text:p text:style-name="P121"><text:span text:style-name="T7"> Nykturie</text:span></text:p>
      <text:p text:style-name="P121"><text:span text:style-name="T7"> Müdigkeit</text:span></text:p>
      <text:p text:style-name="P121"><text:span text:style-name="T7">Die folgende Vorerkrankung sei bei ihm bekannt</text:span></text:p>
      <text:p text:style-name="P121"><text:span text:style-name="T7"> Hepatitis – mit 13 Jahre</text:span></text:p>
      <text:p text:style-name="P121"><text:span text:style-name="T7">Die folgende OP sei bei ihm durchgeführt worden</text:span></text:p>
      <text:p text:style-name="P121"><text:span text:style-name="T7"> Unterschenkelfraktur re – vor 15 J – Arbeitsunfall</text:span></text:p>
      <text:p text:style-name="P121"><text:span text:style-name="T7">Medikamente</text:span></text:p>
      <text:p text:style-name="P121"><text:span text:style-name="T7">Der Patient nehme Aspirin b. B. – Kopfschmerzen. Er nehme keine Medikamente regelmäßig.</text:span></text:p>
      <text:p text:style-name="P121"><text:span text:style-name="T7">Die anamnestischen Angaben deuten am ehsten auf Leberzirrhose und Alkoholismus hin. Der Patient</text:span></text:p>
      <text:p text:style-name="P121"><text:span text:style-name="T7">wurde stationär aufgenommen. Als sofortige Maßnahmen habe ich dem Patienten ein Schmerzmittel</text:span></text:p>
      <text:p text:style-name="P121"><text:span text:style-name="T7">gegeben. (Er hat gesagt, dass er während des Anamnese Schmerzen gehabt hat)</text:span></text:p>
      <text:p text:style-name="P121"><text:span text:style-name="T7">Die folgende Differenzialdiagnosen kommen in Betracht</text:span></text:p>
      <text:p text:style-name="P121"><text:span text:style-name="T7"> Laktoseintoleranz – ich habe gefragt ob es eine Zusammenhang zwischen Ernährung und die</text:span></text:p>
      <text:p text:style-name="P121"><text:span text:style-name="T7">Beschwerden gibt – keine</text:span></text:p>
      <text:p text:style-name="P121"><text:span text:style-name="T7"> Ulkus Gastroduodenalis</text:span></text:p>
      <text:p text:style-name="P121"><text:span text:style-name="T7"> Pankreatitis</text:span></text:p>
      <text:p text:style-name="P121"><text:span text:style-name="T7">Zur weiteren Abklärung wurde ich die folgende Untersuchungen durchführen</text:span></text:p>
      <text:p text:style-name="P121"><text:span text:style-name="T7"> körperliche Untersuchung</text:span></text:p>
      <text:p text:style-name="P121"><text:span text:style-name="T7"> Laboruntersuchung – BB, Entzündgungsparameter, Leberwerte, Lipase, Amilase,</text:span></text:p>
      <text:p text:style-name="P121"><text:span text:style-name="T7">Laktoseintoleranz Test, HP Test</text:span></text:p>
      <text:p text:style-name="P121"><text:span text:style-name="T7"> Abdomensonographie</text:span></text:p>
      <text:p text:style-name="P121"><text:span text:style-name="T7"> CT mit KM</text:span></text:p>
      <text:p text:style-name="P121"><text:span text:style-name="T7">Sollte sich die Verdachtdiagnose auf Leberzirrhose und Alkoholismus erhärten, würde ich die folgende</text:span></text:p>
      <text:p text:style-name="P121"><text:span text:style-name="T7">Therapie empfehlen</text:span></text:p>
      <text:p text:style-name="P121"><text:span text:style-name="T7"> Alkoholabstinenz</text:span></text:p>
      <text:p text:style-name="P121"><text:span text:style-name="T7"> Lebensstil Änderung</text:span></text:p>
      <text:p text:style-name="P121"><text:span text:style-name="T7"> Überwachung</text:span></text:p>
      <text:p text:style-name="P121"><text:span text:style-name="T7"> A-P Gespräch</text:span></text:p>
      <text:p text:style-name="P121"><text:span text:style-name="T7">Der Patient war lustig und witzig, aber er hat viel gesprochen. Deswegen musste ich immer zurück zu</text:span></text:p>
      <text:p text:style-name="P121"><text:span text:style-name="T7">seinen Beschwerden kommen. Er hat ein Paar Witzen gesagt, und wir haben alle gelacht. Damit alles angenehm sein, war ich auch witzig :)))</text:span></text:p>
      <text:p text:style-name="P121"><text:span text:style-name="T7">Was ich ein bischen schwierig fande ist, dass er ein bischen im Dialekt gesprochen habe, aber am Ende alles war klar. Ich habe manche Frage 2 mal gestellt. Ich habe auch für die ganze „Aktuelle Beschwerden“</text:span></text:p>
      <text:p text:style-name="P121"><text:span text:style-name="T7">eine Zusammenfassung gemacht, sodass ich sicher war, dass ich nichts vergessen habe. Und alles war gut.</text:span></text:p>
      <text:p text:style-name="P133"/>
      <text:p text:style-name="P133"><text:s/>AB</text:p>
      <text:p text:style-name="P133">Ich habe den AB im Computer geschrieben (bin Radiologe und ich schreibe nur am Computer, deswegen</text:p>
      <text:p text:style-name="P133">war ich daran gewöhnt – 20 Min waren genug)</text:p>
      <text:p text:style-name="P133"> A-A Gespräch</text:p>
      <text:p text:style-name="P133">Ich habe den Pat vorgestellt und der Arzt hat mich nicht unterbrochen. Es war eine sehr angenehme</text:p>
      <text:p text:style-name="P133">Diskussion.</text:p>
      <text:p text:style-name="P133">Fragen war</text:p>
      <text:p text:style-name="P133"> Was könnten wir mit der Abdomensonographie beurteilen? – sonographische Zeichen der</text:p>
      <text:p text:style-name="P133"><text:soft-page-break/>Leberzirrhose, HCC</text:p>
      <text:p text:style-name="P133"> Was könnten wir für in Bezug auf die Aszites durchführen? - Aszitesdrainage</text:p>
      <text:p text:style-name="P133"> Was für medikamentöse Therapie würden Sie verabreichen? – Spironolaktone</text:p>
      <text:p text:style-name="P133"> gefährlichste Komplikation? – Ruptur der Ösophagusvarizen mit massive Blutung</text:p>
      <text:p text:style-name="P133"> Fachbegriffe – 12 (ich erinnere mich nur 10) in ungefähr 8 Min</text:p>
      <text:p text:style-name="P133"> Larynx</text:p>
      <text:p text:style-name="P133"> Zytostatikum</text:p>
      <text:p text:style-name="P133"> Keratitis</text:p>
      <text:p text:style-name="P133"> Skabies</text:p>
      <text:p text:style-name="P133"> Transfusion</text:p>
      <text:p text:style-name="P133"> percutan</text:p>
      <text:p text:style-name="P133"> Retina</text:p>
      <text:p text:style-name="P133"> letal</text:p>
      <text:p text:style-name="P133"> Nystagmus</text:p>
      <text:p text:style-name="P133"> Metabolismus</text:p>
      <text:p text:style-name="P133"/>
      <text:p text:style-name="P121">REUTLINGEN 30.03.2022 Fibromyalgie</text:p>
      <text:p text:style-name="P133">Patientenname: August Nordmann</text:p>
      <text:p text:style-name="P133">Alter: 53 Jahre, geb. am 12.02. 1969</text:p>
      <text:p text:style-name="P133">Größe: 178 cm</text:p>
      <text:p text:style-name="P133">Gewicht: 82 kg</text:p>
      <text:p text:style-name="P133">Hausarzt: Herr Dr. Rees</text:p>
      <text:p text:style-name="P133">Allergien/Unverträglichkeiten: Novalgin: Anaphylaktischer Schock</text:p>
      <text:p text:style-name="P133">Penicillin: Exanthem (seit der Kindheit Z.n. Sinusitis)</text:p>
      <text:p text:style-name="P133">Genussmittel: NK: Ex-Raucher seit 2 J., vorher 2 Schachtel/ Tag, 20 Jahre lang</text:p>
      <text:p text:style-name="P133">AK und DK wurde verneint</text:p>
      <text:p text:style-name="P133">Sozialanamnese: Koch, geschieden, habe eine neue Partnerin, eine gesunde Tochter, wohne allein</text:p>
      <text:p text:style-name="P133">Familienanamnese: Mutter: an einem hämorrhagischer Appoplex im Alter von 82 gestorben</text:p>
      <text:p text:style-name="P133">Vater: Prostatakarzinom, Appoplex</text:p>
      <text:p text:style-name="P133">Herr August Nordmann ist ein 53-jähriger Patient, der sich bei uns mit seit 10 Jahren bestehenden,</text:p>
      <text:p text:style-name="P133">progredienten, presistierenden, diffusen Schmerzen im gesamten Körper vorstellte. Die Schmerzen</text:p>
      <text:p text:style-name="P133">seien besonders in der Muskulatur und Gelenke(Glieder, Nacken, Wirbelsäule, Hände, Beine) und seit 2</text:p>
      <text:p text:style-name="P133">Wochen hätten sich verschlechtert. Der Patient sei mehrmals beim HA gewessen und habe mehrere</text:p>
      <text:p text:style-name="P133">Medikamente eingenommen, aber ohne deutliche Verbesserung der Beschwerden. Die Schmerzen seien</text:p>
      <text:p text:style-name="P133">belastungsunabhängig, und hätten die Intensität 7-8/10 (zuvor 1-2/10). Die Fragen nach Ödema,</text:p>
      <text:p text:style-name="P133">Erythem, Bewegungseinschränkung wurden verneint.</text:p>
      <text:p text:style-name="P133">Die VA ergab Diarrhö (1-2 mal/ Monat, ohne Behandlung), Insomnie (in Sinne von Ein- und</text:p>
      <text:p text:style-name="P133">Durchschlafstörung, seit 10 Jahren, nach der Trennung von seiner Frau), Inappetenz und einen</text:p>
      <text:p text:style-name="P133">Gewichtsverlust von 10 Kg innerhalb der letzten 10 Jahren. Die Fragen nach Fieber, Schüttelfrost,</text:p>
      <text:p text:style-name="P133">nächtlicher Hyperhidrose, Tachykardie, Extrasystole und Miktionsstörungen wurden verneint.</text:p>
      <text:p text:style-name="P133">An Vorerkrankungen seien bekannt:</text:p>
      <text:p text:style-name="P133">- Covid-19 Infektion (April 2020), mit einer stationären Behandlung</text:p>
      <text:p text:style-name="P133">- Depression (vor 10 Jahren), ohne Behandlung, der Patient hat die Medikation selbst abgesagt</text:p>
      <text:p text:style-name="P133">- Sinusitis (in der Kindheit) mit Penicillin behandelt und auch die Ursache für die Penicillinallergie</text:p>
      <text:p text:style-name="P133">Herr Nordman sei nicht operiert worden. Der Patient sei voll geimpft (ohne Covid Impfungen) und sei in</text:p>
      <text:p text:style-name="P133">letzter Zeit nicht im Ausland gewessen.</text:p>
      <text:p text:style-name="P133">Die anamnestischen Angaben deuten am ehesten auf Fibromyalgie hin.</text:p>
      <text:p text:style-name="P133"><text:soft-page-break/>Alternativ kommen in Betracht Depression, psychosomatische Schemerzen, Hypothyreose.</text:p>
      <text:p text:style-name="P133">Zur weiteren Abklärung würde ich die folgenden diagnostischen Maßnahmen durchführen:</text:p>
      <text:p text:style-name="P133">- körperliche Untersuchung (mit Triggerpunkte und Kontrollpunkte)</text:p>
      <text:p text:style-name="P133">- Laboruntersuchung (BB, CRP, BSG, Cholesterinspiegel. Triglyceride, Glykämie, fT3, fT4, TSH,</text:p>
      <text:p text:style-name="P133">Elektrolyte, Krea)</text:p>
      <text:p text:style-name="P133">- Vitalparametermessung (Körpertemperatur, RR, Puls, Sauerstoffsättigung)</text:p>
      <text:p text:style-name="P133">- CT- Kopf</text:p>
      <text:p text:style-name="P133">- MRT- Ganzenkörper</text:p>
      <text:p text:style-name="P133">- Schilddrüsesonografie</text:p>
      <text:p text:style-name="P133">- Psychiatrisches Konsil</text:p>
      <text:p text:style-name="P133">Bei Bestättigung meiner Verdachtsdiagnose empfehle ich die folgende Therapie:</text:p>
      <text:p text:style-name="P133">- Physiotherapie</text:p>
      <text:p text:style-name="P133">- Psychotherapie</text:p>
      <text:p text:style-name="P133">- Ausdauertraining: Schwimmen, Joggen</text:p>
      <text:p text:style-name="P133">- ggf. Amytriptilin oder Pregabalin (Schmerzen mehr als 6 Monaten ohne keine deutliche</text:p>
      <text:p text:style-name="P133">Verbesserung.)</text:p>
      <text:p text:style-name="P133">Die Komission war sehr nett, freundlich und lustig. Wir haben mehrmals zusammen gelacht. Der Patient</text:p>
      <text:p text:style-name="P133">war unruhig, hat sehr viel und schnell gesprochen und mehrmals habe ich nicht alles verstanden. Die</text:p>
      <text:p text:style-name="P133">wichtige Sachen habe ich aber verstanden und beim Arzt-Arzt Gespräch habe ich ständig ein gutes</text:p>
      <text:p text:style-name="P133">Feedback bekommen, das mir sehr geholfen hat. Die Prüfung geht um die Sprache, aber die</text:p>
      <text:p text:style-name="P133">medizinische Kenntinisse können sehr viel helfen. Die Fachbegriffe waren auf die Liste.</text:p>
      <text:p text:style-name="P133"/>
      <text:p text:style-name="P131"/>
      <text:p text:style-name="P96">Reutlingen [25.05.2022]</text:p>
      <text:p text:style-name="P96"/>
      <text:p text:style-name="P57">Gestern habe ich FSP in Reutlingen zum ersten Mal abgelegt und gott sei dank bestanden </text:p>
      <text:p text:style-name="P57"/>
      <text:p text:style-name="P57">Der Fall war : pAVK </text:p>
      <text:p text:style-name="P57"/>
      <text:p text:style-name="P57">Herr Wimmer 67 jahre alt , geboren am 30 März 1955 ,</text:p>
      <text:p text:style-name="P57">175 cm groß und 92 kg schwer ( er hat mir gesagt dass er übergewichtig ist und seine Frau leckeres Essen kocht aber ich hab reagiert und muss auf seine Gesundheit achten )</text:p>
      <text:p text:style-name="P57"/>
      <text:p text:style-name="P57">Er kam auf der Notaufnahme wegen seit 3 Monaten zunehmender stechender spannender Schmerzen in der linken Unterschenkel</text:p>
      <text:p text:style-name="P57"/>
      <text:p text:style-name="P57">Er hat gesagt dass er cirka 40-50 m laufen kann und dann eine Pause machen muss </text:p>
      <text:p text:style-name="P57"/>
      <text:p text:style-name="P57">Er war auf dem Weg zur Bäckerei um Brötchen zu kaufen ( diese Kleinigkeiten sind immer wichtig ) und sollte mehrmals stehen bleiben </text:p>
      <text:p text:style-name="P57"/>
      <text:p text:style-name="P57">Die Haut der Wade ist glänzend , blass und harrlos</text:p>
      <text:p text:style-name="P57">Dysästhesie in Ruhe aber bei Bewegung </text:p>
      <text:p text:style-name="P57"/>
      <text:p text:style-name="P57">Die vegetative Anamnese sei unauffällig </text:p>
      <text:p text:style-name="P57"/>
      <text:p text:style-name="P57">Vorerkrankungen : der Pt. habe vor 2 J. Myokardinfarkt gehabt , die mit Stentimplantation behandelt wurde </text:p>
      <text:p text:style-name="P57">Hypertonie seit 13 J.</text:p>
      <text:p text:style-name="P57"/>
      <text:p text:style-name="P57">Der Pt. vor 2 J. habe mit dem Rauchen aufgehört </text:p>
      <text:p text:style-name="P57">früher 40 J. 2 Schachtel pro Tag</text:p>
      <text:p text:style-name="P57"><text:soft-page-break/></text:p>
      <text:p text:style-name="P57">Er trinke Bier 2 Flasche abends ( ich habe ihm gefragt ob die Flasche halb Liter oder anders und sagte <text:s/>0,33 L )</text:p>
      <text:p text:style-name="P57"/>
      <text:p text:style-name="P57">Er sei Verheiratet und habe 2 gesunde Kinder und wohne zusammen mit seiner Frau und seine Eltern </text:p>
      <text:p text:style-name="P57"/>
      <text:p text:style-name="P57">Vater : 98 j. Leide an Hörstörung</text:p>
      <text:p text:style-name="P57">Mutter 92 j. Habe an Blutung im Dickdarm gelitten </text:p>
      <text:p text:style-name="P57">Habe 6 Geschwister ( sagte mir dass es besser wenn ich nicht weiß wie viel )</text:p>
      <text:p text:style-name="P57"/>
      <text:p text:style-name="P57">Medikamente : </text:p>
      <text:p text:style-name="P57">Beta blocker , Ass 100 mg , </text:p>
      <text:p text:style-name="P57">Statin 40 mg abends</text:p>
      <text:p text:style-name="P57"/>
      <text:p text:style-name="P57">Der pt. Sagte mir : was habe ich ?</text:p>
      <text:p text:style-name="P57">Oberarzt Fragen waren wie ein Diskussion : VD , DD , körperliche Untersuchung </text:p>
      <text:p text:style-name="P57">Das wichtigste puls tasten , Doplex Sonographie </text:p>
      <text:p text:style-name="P57">Behandlung : Antikoagulation , Revaskularisation , Wunde versorgen und so weiter ..</text:p>
      <text:p text:style-name="P57">Ich habe alle Fragen richtig beantwortet aber das Wichtigste ist die Sprache </text:p>
      <text:p text:style-name="P57"/>
      <text:p text:style-name="P57"/>
      <text:p text:style-name="P57"/>
      <text:p text:style-name="P57">Die 4 Schlüssel in FSP :</text:p>
      <text:p text:style-name="P57">*Zielgerichtete genugende Fragen stellen</text:p>
      <text:p text:style-name="P57">*Immer gut zuhören und verstehen</text:p>
      <text:p text:style-name="P57">* reagieren &amp; Empathie zeigen</text:p>
      <text:p text:style-name="P57">*Selbstbewusstsein</text:p>
      <text:p text:style-name="P57"/>
      <text:p text:style-name="P57">Es geht wirklich um die Sprache und man muss ihnen immer zeigen dass man gut und fließend sprechen kann</text:p>
      <text:p text:style-name="P57"/>
      <text:p text:style-name="P97">Reutlingen 22.06.2022 <text:s/>Lyme-Borreliose</text:p>
      <text:p text:style-name="P57"/>
      <text:p text:style-name="P57">Herr Henle, 46-jähriger Patient habe 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57">Die Fragen nach Lymphadenopathie, Paralyse, Parästhesie, Riech- und Schmeckverlust <text:s/>wurden verneint.</text:p>
      <text:p text:style-name="P57"/>
      <text:p text:style-name="P57">Von Beruf sei er Friseur und habe Dysphonie (viel spricht mit den Kunden) und Schultergelenkschmerzen rechts ( beide Armen hängen immer in der Luft😃) als Auffälligkeiten.</text:p>
      <text:p text:style-name="P57"/>
      <text:p text:style-name="P57">Patient hat gefragt habe ich ein FSME? Aber ich bin geimpft.</text:p>
      <text:p text:style-name="P57"/>
      <text:p text:style-name="P57">A-A Gespräch: Patientvorstellung+ DD+Therapie (Doxycyclin mindestens 14 Tage. Muss man mehr sagen, weil der Patient schon Arthralgie habe). Und welche gefährliche Krankheit kann die Zecke übertragen? -FSME.</text:p>
      <text:p text:style-name="P57"/>
      <text:p text:style-name="P57">Fachbegriffe: </text:p>
      <text:p text:style-name="P57"/>
      <text:p text:style-name="P57"><text:soft-page-break/>i.m.</text:p>
      <text:p text:style-name="P57">subkutan</text:p>
      <text:p text:style-name="P57">prefinal</text:p>
      <text:p text:style-name="P57">Alveolen</text:p>
      <text:p text:style-name="P57">ödem</text:p>
      <text:p text:style-name="P57">patologisch</text:p>
      <text:p text:style-name="P57">Bursitis</text:p>
      <text:p text:style-name="P57">Fraktur</text:p>
      <text:p text:style-name="P57"/>
      <text:p text:style-name="P57">Komitees waren super nett. Ohne Maske.</text:p>
      <text:p text:style-name="P57">Patient sprach schnell und ein bisschen undeutlich, aber war insgesamt nicht schwer.</text:p>
      <text:p text:style-name="P57">Ich habe Noxen und Genussmittel Anamnese vergessen, aber Oberarzt sagt, dass es nicht Problem ist. Als erstes bekommen sie nur leeres Blatt, dann Anamnesebogen. 2 Wahlen: schriftlich oder auf dem Computer.</text:p>
      <text:p text:style-name="P57"/>
      <text:p text:style-name="P57"/>
      <text:p text:style-name="P91">Reutlingen 23.06.2022</text:p>
      <text:p text:style-name="P91"/>
      <text:p text:style-name="P41">Ich habe gestern die FSP abgelegt und bestanden…der Fall war obere GIT Blutung und die Begriffe nicht so schwierig (alkalisch, toxisch, Cholestase, flexion, letal etc, nichts neues)</text:p>
      <text:p text:style-name="P41">Herr Leo Häberle, ist ein 55 jähriger Patient, der sich heute wegen seit 2 Tagen bestehender, starker, dumpfer, diffuser und nahrungsabhängiger epigastrischer Schmerzen vorstellte.</text:p>
      <text:p text:style-name="P41">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41">Allergie gegen Penicillin. Raucher mit 20 PJ und Alkoholkonsum täglich.</text:p>
      <text:p text:style-name="P41">Vater an Myokardinfarkt verstorben, Mutter habe an einem Apoplex gelitten, Bruder mit Z.n Myokardinfarkt, leide an <text:s/>Art. Hypertonie und Dyslipidämie. </text:p>
      <text:p text:style-name="P41">Sozialanamnese: er sei verheiratet, habe 4 Kinder, wohne in einem Haus, er habe seine eigene Firma (Maschinenbau)</text:p>
      <text:p text:style-name="P41">Die Prüfer waren sehr nett 😊 </text:p>
      <text:p text:style-name="P41">Viel Glück an alle!!!.</text:p>
      <text:p text:style-name="P41"/>
      <text:p text:style-name="P41">Die Prüfer haben sich nur auf Diagnose, DD und Therapie fokusiert und gefragt…keine besonderen Fragen</text:p>
      <text:p text:style-name="P76"/>
      <text:p text:style-name="P91"/>
      <text:p text:style-name="P91"/>
      <text:p text:style-name="P91"/>
      <text:p text:style-name="P91"/>
      <text:p text:style-name="P91">Reutlingen 30.06.2022 <text:s text:c="2"/>Pyelonephritis </text:p>
      <text:p text:style-name="P41">Frau Scholler ist eine 78 jährige Patientin, <text:s/>176m groß <text:s/>und wiegt zurzeit 82 kg, <text:s/>die heute zu uns <text:s/>mit dem Rettungswagen eingeliefert wurde .</text:p>
      <text:p text:style-name="P41"/>
      <text:p text:style-name="P41">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41">Allgemein fühle sie sich erschöpft und müde.</text:p>
      <text:p text:style-name="P41">Bei ihr besteht auch Belastungdyspnoe , sie sagte ,dass sie an eine Lungenerkrankung seit langem leide und daraufhin nehme sie Spray abends(aber sagte, dass es kein Asthma).</text:p>
      <text:p text:style-name="P41"><text:soft-page-break/>Die vegetative Anamnese ergabt, dass sie Parasomnie, Gewichtszunahme( von2kg ), Obstipation sowie Inappetenz habe.</text:p>
      <text:p text:style-name="P41"/>
      <text:p text:style-name="P41">Vorerkrankungen :</text:p>
      <text:p text:style-name="P41">1. D.M seit 15J</text:p>
      <text:p text:style-name="P41">2. COPD seit langem </text:p>
      <text:p text:style-name="P41">3. Rezidivierende HWI</text:p>
      <text:p text:style-name="P41">4. Zystozel</text:p>
      <text:p text:style-name="P41">5. Varikosis an den Beinen </text:p>
      <text:p text:style-name="P41">6. Z.n. Op wegen Varikosis </text:p>
      <text:p text:style-name="P41">7. Z.n. Cholezystektomie </text:p>
      <text:p text:style-name="P41"/>
      <text:p text:style-name="P41">Medikamente </text:p>
      <text:p text:style-name="P41">1. Merformin 1000mg 1.0.1</text:p>
      <text:p text:style-name="P41">2. Spray Hub 1.0.1</text:p>
      <text:p text:style-name="P41">3.Johannes Kräuter b.B</text:p>
      <text:p text:style-name="P41">4. Zäpfchen b.B</text:p>
      <text:p text:style-name="P41"/>
      <text:p text:style-name="P41">Allergien und Noxen und Impfungen hab ich danach nicht gefragt (keine Zeit )</text:p>
      <text:p text:style-name="P41"/>
      <text:p text:style-name="P41">Sie sei in Rentne, <text:s/>davor sei <text:s/>sie als Optikerin tätig. </text:p>
      <text:p text:style-name="P41">Sie sei verwitwet und habe 4 erwachsene Kinder.</text:p>
      <text:p text:style-name="P41"/>
      <text:p text:style-name="P41">Familienanamnese:</text:p>
      <text:p text:style-name="P41">Vater: D.M , aHT und an Rheuma verstorben.</text:p>
      <text:p text:style-name="P41">Mutter: an Schlaganfall verstorben. </text:p>
      <text:p text:style-name="P41"/>
      <text:p text:style-name="P41">V.D : akute Pyelonephritis</text:p>
      <text:p text:style-name="P41"/>
      <text:p text:style-name="P41">Fachbegriffe : waren alle von der Liste.</text:p>
      <text:p text:style-name="P41"/>
      <text:p text:style-name="P41">gastral</text:p>
      <text:p text:style-name="P41">Myokardinfark </text:p>
      <text:p text:style-name="P41">Prolaps </text:p>
      <text:p text:style-name="P41">Varizen </text:p>
      <text:p text:style-name="P41">Struma</text:p>
      <text:p text:style-name="P41">antiemetika </text:p>
      <text:p text:style-name="P41">intermitierend</text:p>
      <text:p text:style-name="P41"/>
      <text:p text:style-name="P41">die andere hab ich vergessen</text:p>
      <text:p text:style-name="P41"/>
      <text:p text:style-name="P91"/>
      <text:p text:style-name="P91">Reutlingen 30.06.2022</text:p>
      <text:p text:style-name="P41">Tanya Krüger </text:p>
      <text:p text:style-name="P41">54J (27.04.1968)</text:p>
      <text:p text:style-name="P41">87kg </text:p>
      <text:p text:style-name="P41">168m</text:p>
      <text:p text:style-name="P41">Hausarzt: Herr Dr. Krause</text:p>
      <text:p text:style-name="P41"/>
      <text:p text:style-name="P41">Frau K. ist eine 54-jährige Patientin, die sich bei uns heute Morgen im Krankenhaus vorgestellt hat.</text:p>
      <text:p text:style-name="P41">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41"/>
      <text:p text:style-name="P41"><text:soft-page-break/>Zusätzlich klagt die Patientin über krampfartigen, umbilikalen Bauchschmerz ohne Ausstrahlung (5/10 NRS Skala), der seit 2 und halbe Wochen schlimmer geworden sei. </text:p>
      <text:p text:style-name="P41"/>
      <text:p text:style-name="P41">Die Frage nach Auslöser der Beschwerden wurde verneint (‚Frau Doktor deswegen bin ich hier‘).</text:p>
      <text:p text:style-name="P41"/>
      <text:p text:style-name="P41">Die Patientin erzählt, dass sie sich besser fühle beim Bücken oder wenn sie ein warmes Kissen auf ihren Bauch lege. Im Gegenteil, die Nahrungsaufnahme verschlimmert ihren Zustand.</text:p>
      <text:p text:style-name="P41"/>
      <text:p text:style-name="P41">Die Vegetative Anamnese sei unauffällig bis auf: Nausea, Emesis, Inappetenz und Parasomnie.</text:p>
      <text:p text:style-name="P41"/>
      <text:p text:style-name="P41">Die Patientin leide seit 10 Jahren an Arrhythmie und habe vor 2 Jahren an Herpes Zoster gelitten.</text:p>
      <text:p text:style-name="P41">Es wurde bei ihr vor 5 Jahren eine Diskektomie durchgeführt sowie eine OP vor 3 Jahren wegen eines Mandibularfrakturs. Aufgrund der Operationen sei die Patientin stationär aufgenommen worden.</text:p>
      <text:p text:style-name="P41"/>
      <text:p text:style-name="P41">In Bezug auf die Medikation nehme die Patientin die folgenden Medikamente ein:</text:p>
      <text:p text:style-name="P41">Beloc-Zok 95mg <text:s/>1-0-0</text:p>
      <text:p text:style-name="P41">Imodium 2mg <text:s/>2 Kapseln täglich </text:p>
      <text:p text:style-name="P41">Buscopan 10mg <text:s text:c="2"/>1-1-1</text:p>
      <text:p text:style-name="P41">Zink Salbe <text:s/>bei Bedarf</text:p>
      <text:p text:style-name="P41"/>
      <text:p text:style-name="P41">Allergien: Kontrastmittel (Shock) und Nüsse (Dyspnoe) </text:p>
      <text:p text:style-name="P41"/>
      <text:p text:style-name="P41">Die Sexuelle Anamnese sei unauffällig.</text:p>
      <text:p text:style-name="P41"/>
      <text:p text:style-name="P41">Die Reise Anamnese sei unauffällig.</text:p>
      <text:p text:style-name="P41"/>
      <text:p text:style-name="P41">Die Patientin sei vollständig geimpft.</text:p>
      <text:p text:style-name="P41"/>
      <text:p text:style-name="P41">Noxen:</text:p>
      <text:p text:style-name="P41">Nikotinabusus: sie sei nicht mehr Raucherin, davor 20P/Y</text:p>
      <text:p text:style-name="P41">Alkoholkonsum: 1 Flasche Rotwein am Wochenende </text:p>
      <text:p text:style-name="P41">Die Frage nach Kontakt zu Drogen wurde verneint.</text:p>
      <text:p text:style-name="P41"/>
      <text:p text:style-name="P41">Die Patientin sei verheiratet, habe 2 Söhne und wohne mit ihnen in Tübingen zusammen.</text:p>
      <text:p text:style-name="P41"/>
      <text:p text:style-name="P41">(Ich habe keine Zeit gehabt nach der Arbeit zu fragen)</text:p>
      <text:p text:style-name="P41"/>
      <text:p text:style-name="P41">Die Familienanamnese sei unauffällig bis auf den 19-jährigen Sohn der Patientin, der Down Syndrom habe und die </text:p>
      <text:p text:style-name="P41">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41"/>
      <text:p text:style-name="P41">Die Anamnestischen Angaben deuten am ehesten auf CED hin. In alternativ kommen die folgenden in Betracht: Gastroenteritis, Laktose Intoleranz, Kolon Irritable und Kolorektales Karzinom.</text:p>
      <text:p text:style-name="P41"/>
      <text:p text:style-name="P41">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41"/>
      <text:p text:style-name="P41"><text:soft-page-break/>Sollte sich der Verdacht auf eine CED erhärten, würden wir den Patienten in der Gastroenterologie für die weitere Behandlung verlegen.</text:p>
      <text:p text:style-name="P41"/>
      <text:p text:style-name="P41">Fragen beim dritten Teil:</text:p>
      <text:p text:style-name="P41">-War die Patientin schon bei ihrem Hausarzt? Nein, weil sie Angst von einem Besuch aufgrund der COVID-Pandemie hat.</text:p>
      <text:p text:style-name="P41">-Hat die Patientin Fieber? Ich habe das vergessen zu fragen, ich mache das später bei der körperlichen Untersuchung </text:p>
      <text:p text:style-name="P41">-Wie alt ist ihr Sohn? 19</text:p>
      <text:p text:style-name="P41">(Achtung! Wir sollten nicht sagen dass eine Person an Down Syndrom leidet) Leiden= ‚to suffer from’ auf Englisch und die Bedeutung hier klingt negativ</text:p>
      <text:p text:style-name="P41">-Warum benutzt die Patientin Zinc Salbe? Sie hat ab und zu Hautflechten in der Inguinalregion </text:p>
      <text:p text:style-name="P41">-Ist die Patientin gereist? Nein</text:p>
      <text:p text:style-name="P41">-Verdachtsdiagnose? DD? </text:p>
      <text:p text:style-name="P41">-Warum sollten wir einen Test auf okkultes Blut im Stuhl veranlassen? Es könnte sein, dass der Patient nur eine Wunde um den Anus hat und keine innere Blutung, oder? Bla bla bla </text:p>
      <text:p text:style-name="P41">-Erklären Sie bitte den Verfahren (Test auf okkultes Blut im Stuhl)</text:p>
      <text:p text:style-name="P41">-Ich habe gesagt, dass Kolon Irritable eine Psychosomatische Krankheit ist aber die Oberärztin sah das anders, also haben wir hier etwas Zeit verloren.</text:p>
      <text:p text:style-name="P41">-Keine Fragen nach Therapien.</text:p>
      <text:p text:style-name="P41"/>
      <text:p text:style-name="P76"/>
      <text:p text:style-name="P121">REUTLINGEN 13.07.2022 <text:s/>Kolorektalkarzinom <text:span text:style-name="T7"><text:s/></text:span><text:a xlink:type="simple" xlink:href="https://t.me/fspbadenwuttemberg/11602" text:style-name="Internet_20_link" text:visited-style-name="Visited_20_Internet_20_Link"><text:span text:style-name="T7">https://t.me/fspbadenwuttemberg/1160</text:span></text:a></text:p>
      <text:p text:style-name="P133">Ich habe heute die Prüfung abgelegt und Allah sei Dank bestanden</text:p>
      <text:p text:style-name="P133">Mein Fall war kolorektalkarzionm</text:p>
      <text:p text:style-name="P133">Herr Nothiesn 52 jähriger Patient kommt wegen seit 4 Tagen stechender,Krampfartiger , dauerhafter</text:p>
      <text:p text:style-name="P133">,linksseitiger Unterbauchschmerzen ohne Ausstrahlung.</text:p>
      <text:p text:style-name="P133">Die Schmerzen sind seit 4-6 langsam aufgetreten und gehen wieder weg aber seit 4 Tagen schlimmer</text:p>
      <text:p text:style-name="P133">geworden .</text:p>
      <text:p text:style-name="P133">Die Schmerzen sind 4-6auf der Schmerzsskala aber seit 4-6 Wochen aber seit 4 Tagen 6-8</text:p>
      <text:p text:style-name="P133">Er hat keine Medikamente eingenommen</text:p>
      <text:p text:style-name="P133">Er hat seinen Hausarzt nicht aufgesucht</text:p>
      <text:p text:style-name="P133">Es gibt keine , die die Schmerzen lindern oder verstärken</text:p>
      <text:p text:style-name="P133">Er hat wechselnde Diarrhö und Obstipation</text:p>
      <text:p text:style-name="P133">Er hatte gestern 3 malige Meläna</text:p>
      <text:p text:style-name="P133">Die Vegetative Anamnese unauffällig bis auf</text:p>
      <text:p text:style-name="P133">Übelkeit</text:p>
      <text:p text:style-name="P133">Insomnie</text:p>
      <text:p text:style-name="P133">Inappetenz</text:p>
      <text:p text:style-name="P133">Vorerkrankungen</text:p>
      <text:p text:style-name="P133">Bluthochdruck seit 5 Jahren und nimmt dagegen bisoprolol 5mg 2 mal täglich</text:p>
      <text:p text:style-name="P133">Asthma von Kind auf und nimmt dagegen Spray bei Bedarf ein</text:p>
      <text:p text:style-name="P133">Allergisch gegen Milbenhausstaub</text:p>
      <text:p text:style-name="P133">Er nimmt Voltaren Kapsel wegen Rückenschmerzen bei Bedarf ein</text:p>
      <text:p text:style-name="P133">Nichtraucher</text:p>
      <text:p text:style-name="P133">Trinkt ein Viertel oder 2 Viertel Wein Abends</text:p>
      <text:p text:style-name="P133">Keine Drogen</text:p>
      <text:p text:style-name="P133">Die Mutter ist vor 2 Jahren gestorben</text:p>
      <text:p text:style-name="P133">Sie war 82 Jahre alt</text:p>
      <text:p text:style-name="P133">Sie hatte arterielle Hypertrophie und DM</text:p>
      <text:p text:style-name="P133">Der Vater hat Hüft TEP links</text:p>
      <text:p text:style-name="P133">Er ist 85 Jahre alt</text:p>
      <text:p text:style-name="P133">Er ist verheiratet</text:p>
      <text:p text:style-name="P133"><text:soft-page-break/>2 Kinder 17 und 21</text:p>
      <text:p text:style-name="P133">Die Tochter ist 21 und studiert Medizin</text:p>
      <text:p text:style-name="P133">Die Frau leide an Brustkrebs und wird mit Chemotherapie behandelt</text:p>
      <text:p text:style-name="P133">Er sei Leiter von Bauamt</text:p>
      <text:p text:style-name="P133">Die Kommission war sehr nett</text:p>
      <text:p text:style-name="P133">Ich habe den Brief schlecht geschrieben </text:p>
      <text:p text:style-name="P133">Die Fachbegriffe sind meistens auf der Liste.</text:p>
      <text:p text:style-name="P16"/>
      <text:p text:style-name="P19"><text:span text:style-name="T2">REUTLINGEN 27.07.2022 <text:s/></text:span><text:span text:style-name="T5">COVID-19</text:span></text:p>
      <text:p text:style-name="P19"/>
      <text:p text:style-name="P19">Allergie: Laktoseintoleranz </text:p>
      <text:p text:style-name="P19">Exraucherin ,davor 10p,y</text:p>
      <text:p text:style-name="P19">Sie trinke 1 glass Wein täglich am Abend </text:p>
      <text:p text:style-name="P19">Drogen : keine </text:p>
      <text:p text:style-name="P19">Verheiratet, 3 Kinder, Die mittlere leide an Downsyndrom . Florestin ,sie habe viel Stress in Arbeit. </text:p>
      <text:p text:style-name="P19">Vater:Gicht Mutter: gesund 5 Geschwister, eine Schwester sei an pankreaskarzinom letzte Jahr gestorben .</text:p>
      <text:p text:style-name="P19">Medikamente: zyphrich 1,0,0</text:p>
      <text:p text:style-name="P19">Ibuprofen 400 mg bei bedarf</text:p>
      <text:p text:style-name="P19">Norexan bei Schlafstörung.</text:p>
      <text:p text:style-name="P19">Matha bühreln 56 J ,1,76 m , 76 kg </text:p>
      <text:p text:style-name="P19">Sie stellte sich bei uns wegen seit 3 Tagen aufgetretener trokene Husten , Dyspnoe, cephalgie ,Dysphagie vor.</text:p>
      <text:p text:style-name="P19">Sie teilte mit ,dass die schmerzen auf 5 von 10 auf der Skala seien.</text:p>
      <text:p text:style-name="P19">Sie habe Halsschmerzen mit fester Nahrung und Flüssigkeiten .</text:p>
      <text:p text:style-name="P19">Als Begleitssymptome klagte sie über Fatigue , Engegefuhl , Herzrasen und Schweißausbrüche , Fieber 39 Heute </text:p>
      <text:p text:style-name="P19">Sie habe keine Medikamenten aufgrund der Beschwerden eingenommen. </text:p>
      <text:p text:style-name="P19">Ihr Hausarzt sei zurzeit im Urlaub, deswegen sei sie zu uns gekommen </text:p>
      <text:p text:style-name="P19">Die vegetative Anamnese ergab Insomnie Inappetenz und Gewichtzunahme von 2 kg innerhalb viertel Jahr .</text:p>
      <text:p text:style-name="P19">An Vorerkrankungen leide Sie an : Ruckenschmerzen seit 2 Jahren </text:p>
      <text:p text:style-name="P19">Gicht seit 3 Jahren </text:p>
      <text:p text:style-name="P19">Sie habe an Burnoutsyndrom gelitten ,sie behandelte bei Speziellem Arzt .(bei AA Gespräche sagte die prüferin Psychiater)</text:p>
      <text:p text:style-name="P19">Ich habe nach Voroperationen vergessen zu fragen , aber ich habe in Breif geschrieben dass ich bei körperlicher Untersuchung fragen werde ,und Sie waren dabei Zufrieden .</text:p>
      <text:p text:style-name="P19">Die anammnestischen Angaben deuten am Ehesten auf covid 19 Infektion hin.</text:p>
      <text:p text:style-name="P19">Als Differentialdiagnose kommen in betracht : </text:p>
      <text:p text:style-name="P19">Pneumonie </text:p>
      <text:p text:style-name="P19">Influenza </text:p>
      <text:p text:style-name="P19">Pertussis </text:p>
      <text:p text:style-name="P19">Zur weiteren abklärung empfehle ich <text:s/>:</text:p>
      <text:p text:style-name="P19">Korperliche Untersuchung </text:p>
      <text:p text:style-name="P19">Laboruntersuchungen: BB , CRP ,BSG , corona schnelltest , Nasenabstrich um wir covid PCR nachzuweisen. </text:p>
      <text:p text:style-name="P19">Röntgen Thorax .</text:p>
      <text:p text:style-name="P19">Sollte sich die Verdachtsdiagnose bestätigen ,schlage ich die Therapie vor</text:p>
      <text:p text:style-name="P19">Qarantine 15 Tagen</text:p>
      <text:p text:style-name="P19">Analgetikum und Antiperytikum Parsytamol .</text:p>
      <text:p text:style-name="P19">Antitusiva Codein</text:p>
      <text:p text:style-name="P19">Die Prüferin fügte wassetrinken 😅 hinzu .</text:p>
      <text:p text:style-name="P19">Fach Begriffe:</text:p>
      <text:p text:style-name="P19">Gastral</text:p>
      <text:p text:style-name="P19"><text:soft-page-break/>Kropf</text:p>
      <text:p text:style-name="P19">Myokardinfarkt</text:p>
      <text:p text:style-name="P19">Katrakt</text:p>
      <text:p text:style-name="P19">Meläna</text:p>
      <text:p text:style-name="P19">Und weitern,aber ich habe vergessen, sie waren einfacher. <text:s/></text:p>
      <text:p text:style-name="P19">Das war meine vierte mal ,Davor habe ich myokardinfarkt , Zöliakie, Fibromyalgie. </text:p>
      <text:p text:style-name="P19">Andere Sieben Kollegen haben lyme Borreliose. </text:p>
      <text:p text:style-name="P19">6 bestanden und eine Frau leider nicht bestanden. </text:p>
      <text:p text:style-name="P19">Ich möchte mich Frau ceßa</text:p>
      <text:p text:style-name="P19">Bedanken ,Sie haben mir so viel geholfen .</text:p>
      <text:p text:style-name="P75"/>
      <text:p text:style-name="P91">REUTLINGEN 27.07.2022 <text:s/>Lyme Borreliose</text:p>
      <text:p text:style-name="P41">Heute habe ich in Reutlingen meine Prüfung abgelegt und Gott sei Dank bestanden. </text:p>
      <text:p text:style-name="P41">Meinen Fall war Lyme Borreliose, der Pat. hat sehr schnell gesprochen und ich habe ihm gebietet langsamer zu erklären. </text:p>
      <text:p text:style-name="P41">Die Kommission war sehr sehr nett und ruhig. Ich hatte Glück, mit der Gespräch am Anfang habe ich mich beruhigt 😊</text:p>
      <text:p text:style-name="P41">Das zweite Teil läuft schnell, ich rate Ihnen Briefe zu schreiben und regelmäßig üben.</text:p>
      <text:p text:style-name="P41">3te Teil war kurz bei mir. Fragen nach:</text:p>
      <text:p text:style-name="P41">Inkubationszeit, Therapie und FSME.</text:p>
      <text:p text:style-name="P41">Fachbegriffe gibt 12: Infusion, Dehidratation, Kaudal, ich erinnere mich nicht an die Andere.</text:p>
      <text:p text:style-name="P41"/>
      <text:p text:style-name="P75"/>
      <text:p text:style-name="P75"/>
      <text:p text:style-name="P75"/>
      <text:p text:style-name="P75"/>
      <text:p text:style-name="P91">REUTLINGEN 03.08.2022</text:p>
      <text:p text:style-name="P41">Heute habe ich den Prüfung und Got sei Dank habe ich bestanden.</text:p>
      <text:p text:style-name="P41">Der patient befand sich in leicht reduziertem AZ und normalem EZ. Er stellte sich mit seit 3 Monaten bestehenden diffusen Abdominalenschmerzen vor. Des Weiteren klagte der Pat. über Angeschlagenheit, Narkolepsie, Nausea, Belastungsdyspnoe und Beinödeme.</text:p>
      <text:p text:style-name="P41">Die Vegetative Anamnese sei bis auf Inappetenz, Gewichtszunahme, Insomnia und weicherer heller Fäzes unaufällig.</text:p>
      <text:p text:style-name="P41">Er leide nicht an irgendwelche chronische Erkrankungen und nehme keine Medikamente ein.</text:p>
      <text:p text:style-name="P41">Keine Allergien seien bekannt</text:p>
      <text:p text:style-name="P41">Nikotinabusus wurde verneint.</text:p>
      <text:p text:style-name="P41">Alkoholkonsum wurde mit 2 Bieren/Stunde bejaht.</text:p>
      <text:p text:style-name="P41">Er arbeite als Straßenbau. Er sei geschieden und lebe mit Ihren Eltern. Er habe 2 gesunde Kindern.</text:p>
      <text:p text:style-name="P41">Die Anamnese deutet auf eine Lebercirrose ein.</text:p>
      <text:p text:style-name="P41">Differentialdiagnostik kommen in Betracht:</text:p>
      <text:p text:style-name="P41">Cholesystitis</text:p>
      <text:p text:style-name="P41">Chronische Pancreatitis</text:p>
      <text:p text:style-name="P41">entzündliche Darmerkrankungen</text:p>
      <text:p text:style-name="P41">Hepatocellularkarzinom</text:p>
      <text:p text:style-name="P41">Pankreaskarzinom. </text:p>
      <text:p text:style-name="P41"/>
      <text:p text:style-name="P41">Stationär Aufnahme</text:p>
      <text:p text:style-name="P41">Allgemeine Maßnahmen</text:p>
      <text:p text:style-name="P41"><text:s text:c="2"/>Alkoholkarenz</text:p>
      <text:p text:style-name="P41"><text:s text:c="2"/>Patientenschulung</text:p>
      <text:p text:style-name="P41"><text:s text:c="3"/>Ernährungsberatung</text:p>
      <text:p text:style-name="P41">BB, Leberwerte, Gerinung, Nierenwerte, Amylase, Lipase . Tumormarker</text:p>
      <text:p text:style-name="P41">Abdomensonografi,( pat. ein bischen erklären) CT abdomen ( auch das mit 2 oder 3 Sätze), Asites Punktion. ( warum sollen wir nicht alles punktieren- wegen Eiweiß)</text:p>
      <text:p text:style-name="P41"><text:soft-page-break/>Alkoholentzug haben die Prüfer gefragt.</text:p>
      <text:p text:style-name="P41">Die Prüfern waren super nett. Die Sprache ist die wichtigste in dieser Prüfung.</text:p>
      <text:p text:style-name="P41">Fachbegriffe:</text:p>
      <text:p text:style-name="P41">Mandibula</text:p>
      <text:p text:style-name="P41">Intubation</text:p>
      <text:p text:style-name="P41">Anorexia nervosa</text:p>
      <text:p text:style-name="P41">Drainage</text:p>
      <text:p text:style-name="P41">Gastroskopie</text:p>
      <text:p text:style-name="P41">Neoplasma</text:p>
      <text:p text:style-name="P41">Die andere leider kann ich nicht erinnern.</text:p>
      <text:p text:style-name="P41">Vielen Dank an alle, die sich für diese Gruppe eingesetzt haben</text:p>
      <text:p text:style-name="P41"/>
      <text:p text:style-name="P41"/>
      <text:p text:style-name="P41"/>
      <text:p text:style-name="P91">REUTLINGEN 04.08.2022 <text:s/><text:span text:style-name="T29">Gastritis</text:span></text:p>
      <text:p text:style-name="P41"/>
      <text:p text:style-name="P41">Ich habe gestern die Prüfung in Reutlingen gemacht und gott sei dank bestanden </text:p>
      <text:p text:style-name="P41">Fall (Gastritis)</text:p>
      <text:p text:style-name="P41">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41">Der patient habe seinen eigenen textilbetrieb und er habe eine Partnerin. FA vater sei gestorben wegen Blutung von ösophagealvarizen aber die Mutter lebe noch. Sie sei gesund</text:p>
      <text:p text:style-name="P41"><text:s/>A-A Gespräch </text:p>
      <text:p text:style-name="P41">VD</text:p>
      <text:p text:style-name="P41">DD</text:p>
      <text:p text:style-name="P41">Wie gehen sie vor ?</text:p>
      <text:p text:style-name="P41">Was arbeitet der Patient und pber seine Partnerin ? Weil das war nicht direkt gefragt sonder einfach während das Gespräch und der patient spricht schnell auch</text:p>
      <text:p text:style-name="P41">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41">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41">Fachbegriffe </text:p>
      <text:p text:style-name="P41">Ischialgie</text:p>
      <text:p text:style-name="P41">Perforation</text:p>
      <text:p text:style-name="P41">Myom</text:p>
      <text:p text:style-name="P41">Malignom</text:p>
      <text:p text:style-name="P41">Uterus</text:p>
      <text:p text:style-name="P41">Ileus</text:p>
      <text:p text:style-name="P41">Agonie</text:p>
      <text:p text:style-name="P41">Und paar andere ( ich erinnere mich nicht momentan aber sie sind in der liste )</text:p>
      <text:p text:style-name="P41"/>
      <text:p text:style-name="P41"/>
      <text:p text:style-name="P91">REUTLINGEN 05.08.2022</text:p>
      <text:p text:style-name="P41"/>
      <text:p text:style-name="P41"><text:soft-page-break/>Patient :Harri Büchert</text:p>
      <text:p text:style-name="P41">Alter :53 / 16.09.1959</text:p>
      <text:p text:style-name="P41">Gewicht :92 kg</text:p>
      <text:p text:style-name="P41">Größe : 1.70 </text:p>
      <text:p text:style-name="P41">Herr Büchert ist ein 53 jähriger Patient ,der sich heute Morgen wegen seit 3-4 Wochen langsam bestehender,starker,</text:p>
      <text:p text:style-name="P41">zuhnehmender, dauerhafter ,rechseitiger Schmerzen in der ersten 3 Fingern mit Austrahlung in den Unterarm vorstellte.</text:p>
      <text:p text:style-name="P41">Der Patient berichtet ,dass die Schmerzen in der Nacht stärker geworden.</text:p>
      <text:p text:style-name="P41">Der Patient bewertet sich die Schmerzen 5-6 von 10 auf einer Skala.</text:p>
      <text:p text:style-name="P41">Er sei Busfahrer von Beruflich ,deswegen habe er Schwierigkeiten beim Fahren.</text:p>
      <text:p text:style-name="P41">Wenn er die Rolle greift ,treten Ameisenlaufen und Kribbeln auf.</text:p>
      <text:p text:style-name="P41">Taubheitsgefühl, Kälte Haut, Kraftlosigkeit,Parese / Paralyse würde von ihm verneint.</text:p>
      <text:p text:style-name="P41">Gegen der Schmerzen habe er Ibuprofen 600 mg (2-3 mal) und Paracetamol 500 mg eingenommen,aber das habe ihm nicht geholfen.</text:p>
      <text:p text:style-name="P41">Er reagiere allergisch auf Erdbeeren .Es außert sich mit <text:s/>komischen Gefühl im Mund ,Lippen ödeme und Pruritus in der Handinnenläche.</text:p>
      <text:p text:style-name="P41">Er habe 20 Jahren 20 Stück Zigarette geraucht .</text:p>
      <text:p text:style-name="P41">Nach dem.Geburt der Enkelin habe er mit dem Rauchen aufgehört.</text:p>
      <text:p text:style-name="P41">Er trinke eine Flasche Bier am Abends .</text:p>
      <text:p text:style-name="P41">Er habe keine Drogen verwendet.</text:p>
      <text:p text:style-name="P41">Er sei voll geimpft</text:p>
      <text:p text:style-name="P41">Er sei vor 8 Jahren wegen <text:s/>eines Unfalls operiert worden.</text:p>
      <text:p text:style-name="P41">Er habe <text:s/>Schädel Hirn Trauma und Radiusfraktur gehabt.</text:p>
      <text:p text:style-name="P41">Er <text:s/>sei 2 Woche in der intensive Station geblieben.</text:p>
      <text:p text:style-name="P41">Er sei verheiratet .Er lebe mit seiner Familie in einer Wohnug.</text:p>
      <text:p text:style-name="P41">Er habe eine Tochter und 3 Enkelinen.</text:p>
      <text:p text:style-name="P41">Alle seien gesund.</text:p>
      <text:p text:style-name="P41">Er sei Busfahrer von beruflich.</text:p>
      <text:p text:style-name="P41">Er habe viel Stress auf der Arbeit.</text:p>
      <text:p text:style-name="P41">Sein Vater sei im Alter von 85 an Karzinom gestorben.</text:p>
      <text:p text:style-name="P41">Seine Mutter leide an MS.</text:p>
      <text:p text:style-name="P41">Sie sei 70 </text:p>
      <text:p text:style-name="P41">Er sei einzig .</text:p>
      <text:p text:style-name="P41">(Karpaltunnelsyndrom)</text:p>
      <text:p text:style-name="P41">#Reutlingen</text:p>
      <text:p text:style-name="P41"/>
      <text:p text:style-name="P41"/>
      <text:p text:style-name="P91">REUTLINGEN 10.08.2022</text:p>
      <text:p text:style-name="P41"/>
      <text:p text:style-name="P41">Heute war dran pyelonephritis (bestanden). </text:p>
      <text:p text:style-name="P41"/>
      <text:p text:style-name="P41"/>
      <text:p text:style-name="P91">REUTLINGEN 10.08.2022</text:p>
      <text:p text:style-name="P41">Hallo, Leute</text:p>
      <text:p text:style-name="P41">Heute habe ich die FSP in Reutlingen zum ersten mal abgelegt und bestanden. Mein Fall war die Harnwegsinfektion.</text:p>
      <text:p text:style-name="P41"/>
      <text:p text:style-name="P41">Der Name der Patientin: Lisa Häberle</text:p>
      <text:p text:style-name="P41"/>
      <text:p text:style-name="P41">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text:soft-page-break/>einmal mit wässrigem Inhalt übergeben. Aktuell sei ihr nicht übel. Die Schmerzen seien von Fieber( 39,5 Grad), Abgeschlagenheit, Schüttelfrost begleitet.</text:p>
      <text:p text:style-name="P41"/>
      <text:p text:style-name="P41">Seit 2 Wochen fühle sie sich irgendwie krank. Sie habe an Zystitis gelitten. Dagegen habe sie keine Medikamente eingenommen und keinen Arzt aufgesucht. <text:s/>Nur habe sie viel Wasser getrunken. </text:p>
      <text:p text:style-name="P41">Die vegetative Anamnese sei unauffällig bis auf Dysurie ( seit Tagen starke, brennende Schmerzen beim Wasserlassen), Insomnie( Der Ehemann habe vor 9 Jahren Selbstmord gemacht, seit 9 Jahren könne sie nicht gut schlafen) und Pollakisurie.</text:p>
      <text:p text:style-name="P41"/>
      <text:p text:style-name="P41">An Vorerkrankungen leide sie an Diabetes Mellitus ( Dagegen Metformin 1000 mg 1-0-1) und an COPD ( Dagegen Spiriva Spray bei Bedarf). Sie sei nur einmal an Katharakta operiert worden. </text:p>
      <text:p text:style-name="P41">Sie sei allergisch gegen <text:s text:c="2"/>Penicillin, reagiere mit Exanthem. Sie habe auch Novalginunverträglichkeit. Wenn sie Novalgin Tropfen einnehme, fühle sie sich irgendwie krank.</text:p>
      <text:p text:style-name="P41">Sie sei verwitwet, wohne alleine, habe eine Tochter und einen Sohn. Der Sohn leide derzeit an Varizella Zooster. Die Tochter sei gesund.</text:p>
      <text:p text:style-name="P41">In der Familie zeigten sich Parkinson bei der Mutter und Myokard infarkt bei dem Vater. Sie seien schon gestorben. Sie habe nur eine Schwester, die gesund sei. </text:p>
      <text:p text:style-name="P41">Sie sei die Kassierin bei Rewe, treibe regelmäßig keinen Sport, möge Spaziergang machen.</text:p>
      <text:p text:style-name="P41"/>
      <text:p text:style-name="P41">Beim Arzt-Arzt Gespräch habe ich alles spontan gesagt. Deshalb habe ich fast keine Fragen bekommen. Sondern haben sie mir die Arbeitsstelle angeboten. Sie waren mit meiner Sprache sehr zufrieden.</text:p>
      <text:p text:style-name="P41">Die Komission war sehr nett, die Prüfung war nicht schwierig.</text:p>
      <text:p text:style-name="P41">Ich wünche euch viel Erfolg.</text:p>
      <text:p text:style-name="P91"/>
      <text:p text:style-name="P91">REUTLINGEN 10.08.2022 <text:s text:c="2"/><text:span text:style-name="T29">P</text:span>yelonephritis</text:p>
      <text:p text:style-name="P41"/>
      <text:p text:style-name="P41">Hallo Leute, </text:p>
      <text:p text:style-name="P41">Heute habe ich auch in Reutlingen FSP zum ersten mal abgelegt und bestanden. Mein Fall war yelonephritisP. </text:p>
      <text:p text:style-name="P41">Patient: Stefan Aumiller</text:p>
      <text:p text:style-name="P41"/>
      <text:p text:style-name="P41">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41">Die Vegetative Anamnese ist unauffällig bis auf:</text:p>
      <text:p text:style-name="P41">Inappetenz(aufgrund von aktuellen Beschwerden) </text:p>
      <text:p text:style-name="P41">Insomnie (Die Ehefrau habe vor 9 Jahren Suizid gemacht, seitdem besteht diese Beschwerde.) </text:p>
      <text:p text:style-name="P41">Obstipation</text:p>
      <text:p text:style-name="P41"/>
      <text:p text:style-name="P41">VE:</text:p>
      <text:p text:style-name="P41">DM Typ2</text:p>
      <text:p text:style-name="P41">COPD</text:p>
      <text:p text:style-name="P41">Prostatahyperplasie</text:p>
      <text:p text:style-name="P41"/>
      <text:p text:style-name="P41">Medikament:</text:p>
      <text:p text:style-name="P41">Metformin 1000mg (1-0-1) </text:p>
      <text:p text:style-name="P41">Spiriva - bei Bedarf</text:p>
      <text:p text:style-name="P41">Zäpfchen(erinnen mich nicht der Name) - bei Bedarf</text:p>
      <text:p text:style-name="P41"/>
      <text:p text:style-name="P41"><text:soft-page-break/>OP: habe ich vergessen zu fragen. Beim AA - gespräch habe ich gesagt, dass ich darüber bei der körperliche Untersuchung fragen werde. </text:p>
      <text:p text:style-name="P41"/>
      <text:p text:style-name="P41">Allergie: gegen Nikel(er kann nicht Uhr tragen) - äußert sich mit Exanthem und Erythem</text:p>
      <text:p text:style-name="P41"/>
      <text:p text:style-name="P41">Sozial:</text:p>
      <text:p text:style-name="P41">Er sei verwitwet und habe eine Tochter, wohne mit seiner Tochter zusammen. Ersei Rentner, aber davor habe er als Optiker gearbeitet. </text:p>
      <text:p text:style-name="P41"/>
      <text:p text:style-name="P41">Familienanamnese:</text:p>
      <text:p text:style-name="P41">Tochter - leide an Myopie(-10D). </text:p>
      <text:p text:style-name="P41"/>
      <text:p text:style-name="P41">Fachbegriffe:</text:p>
      <text:p text:style-name="P41">Hypophysen</text:p>
      <text:p text:style-name="P41">Gonaden</text:p>
      <text:p text:style-name="P41">Apoplektischer Ischämie</text:p>
      <text:p text:style-name="P41">Medulla oblangata</text:p>
      <text:p text:style-name="P41">Zoster</text:p>
      <text:p text:style-name="P41">Synechien</text:p>
      <text:p text:style-name="P41">Endometrium</text:p>
      <text:p text:style-name="P91"/>
      <text:p text:style-name="P91"><text:span text:style-name="T30">REUTLINGEN </text:span>11.08.2022 Diverticulitis</text:p>
      <text:p text:style-name="P41">Hallo, ich bin ganz neu hier auf die Gruppe und habe die Prüfung in Reutlingen abgelegt aber leider hab ich nicht bestanden.</text:p>
      <text:p text:style-name="P41">Mein Fall war Diverticulitis und der Prüfer hat mir gesagt, dass ich keine Empathie für der Patient habe und ich muss besser reagieren.</text:p>
      <text:p text:style-name="P41"/>
      <text:p text:style-name="P91"><text:span text:style-name="T30">REUTLINGEN </text:span><text:s/>11.08.2021 Myokardinfarkt</text:p>
      <text:p text:style-name="P41">„Frau Schindler, vielen Dank noch für Ihre Hilfe.</text:p>
      <text:p text:style-name="P41">Ich sende Ihnen einen kleinen Bericht über die Prüfung in Reutlingen. 3 von 4 Kandidaten haben die Prüfung erfolgreich bestanden. Wir alle haben den gleichen Fall gehabt - Myokardinfarkt.</text:p>
      <text:p text:style-name="P41">Die Patientin, 77-jährige Frau Buttner, vorstellte sich bei uns wegen seit ein paar Stunden bestehender,</text:p>
      <text:p text:style-name="P41">retrosternaler, drückender Thoraxschmerzen mit Ausstrahlung in den linken Arm. Die Patientin</text:p>
      <text:p text:style-name="P41">berichtete, dass die Schmerzen beim Einkaufen plötzlich aufgetreten seien. Sie klagte über Dyspnoe,</text:p>
      <text:p text:style-name="P41">Nausea und kalten Schweiß. Des Weiteren, berichtete sie, dass die Beschwerden mit Todesangst</text:p>
      <text:p text:style-name="P41">verbunden seien. Sie habe keine Medikamente eingenommen und sei in Begleitung ihrer</text:p>
      <text:p text:style-name="P41">Schwiegertochter nach Krankenhaus gekommen. Die Schmerzintensität würde mit 8 von 10 auf der Schmerzskala bewertet. Die Frage nach ähnlichen vorherigen Beschwerden wurde verneint.</text:p>
      <text:p text:style-name="P41">VE:</text:p>
      <text:p text:style-name="P41">Die Patientin leide an DM2 seit 10J und an aHT seit 15J.</text:p>
      <text:p text:style-name="P41">MA:</text:p>
      <text:p text:style-name="P41">An Medikamenten nehme sie Metformin 1000mg 1-0-1, Lisinopril 10mg 1-0-0 und ASS 100mg 0-0-1</text:p>
      <text:p text:style-name="P41">regelmäßig ein. Sie benutze ein Shampoo gegen Kopfläuse und Zäpfchen gegen Obstipation bei Bedarf.</text:p>
      <text:p text:style-name="P41">Op.:</text:p>
      <text:p text:style-name="P41">Sie sei 2 Mal operiert worden, die beide OPs seien komplikationslos verlaufen.</text:p>
      <text:p text:style-name="P41">Z.n OP wegen Femurfraktur links beim Inline-Skating vor 6 J.</text:p>
      <text:p text:style-name="P41">Z.n OP wegen TVT vor 3J.</text:p>
      <text:p text:style-name="P41">Allergie:</text:p>
      <text:p text:style-name="P41">Bei der Patientin seien Hühnereiweißallergie, die sich mit Dyspnö äußere, Nussallergie, die sich mit</text:p>
      <text:p text:style-name="P41"><text:soft-page-break/>Exanthem und Dyspnö äußere und Zöliakie bekannt.</text:p>
      <text:p text:style-name="P41">Noxen:</text:p>
      <text:p text:style-name="P41">Sie sei Raucherin, sie rauche 1 Schachtel pro Tag seit 30J (30PY) und trinke fast eine Flasche Rotwein pro</text:p>
      <text:p text:style-name="P41">Tag.</text:p>
      <text:p text:style-name="P41">FA:</text:p>
      <text:p text:style-name="P41">In der Familienanamnese zeigten sich Kolonkarzinom beim Vater und Lungenembolie bei der Mutter.</text:p>
      <text:p text:style-name="P41">Ihre Zwillingsschwester wohne seit 3 J in Pflegeheim wegen Apoplex.</text:p>
      <text:p text:style-name="P41">SA:</text:p>
      <text:p text:style-name="P41">Frau Buttner sei verheiratet, habe 3 Kinder und wohne mit ihrem ältesten Sohn in einem Haus. Ihr</text:p>
      <text:p text:style-name="P41">Ehemann wohne seit 5 J in Pflegeheim wegen Demenz. Sie sei Rentnerin.</text:p>
      <text:p text:style-name="P41">Die Prüfer waren sehr nett und die Atmosphäre war angenehm und freundlich. Sie haben nach</text:p>
      <text:p text:style-name="P41">Risikofaktoren für Myokardinfarkt, Therapie, Labordiagnostik und EKG gefragt.</text:p>
      <text:p text:style-name="P41">Ich bedanke mich bei Frau Schindler für Ihre Unterstützung! Unterricht war sehr sehr hilfreich!</text:p>
      <text:p text:style-name="P41"/>
      <text:p text:style-name="P91"><text:span text:style-name="T30">REUTLINGEN </text:span>07.09.22 <text:s/>Pollenallergie mit Rhinitis</text:p>
      <text:p text:style-name="P41">Herr Christof Seeber 25 Jahre</text:p>
      <text:p text:style-name="P41">Pollenallergie mit Rhinitis</text:p>
      <text:p text:style-name="P41">Penicillinallergie mit</text:p>
      <text:p text:style-name="P41"><text:s/>generalisierten Exantem</text:p>
      <text:p text:style-name="P41">Er sei Nichtraucher</text:p>
      <text:p text:style-name="P41">Er trinke 1 Flasche Bier 4 mal pro Woche</text:p>
      <text:p text:style-name="P41">Er hat 3 Jahre lang Haschish konsumiert</text:p>
      <text:p text:style-name="P41">Er sei als IT bei einer deutschen Bank erwerbstätig. Er habe eine Partnerin</text:p>
      <text:p text:style-name="P41">und wohne allein.</text:p>
      <text:p text:style-name="P41">Familienanamnese sei unauffällig. Er sei Einzelkind.</text:p>
      <text:p text:style-name="P41">Anamnese:</text:p>
      <text:p text:style-name="P41">Vor 6 Monaten habe er</text:p>
      <text:p text:style-name="P41"><text:s/>einen Motorradunfall erlitten. Er wurde stationär</text:p>
      <text:p text:style-name="P41">wegen SHT1 Grad, Schulterluxation rechts und</text:p>
      <text:p text:style-name="P41"><text:s/>Rippenfraktur behandelt.</text:p>
      <text:p text:style-name="P41">Seit diesem Akutereignis klagt er über depressive Stimmung,</text:p>
      <text:p text:style-name="P41">Interessenverlust (Sport und Beziehung mit seiner Freundin),</text:p>
      <text:p text:style-name="P41"><text:s/>starke NSAR_resistente</text:p>
      <text:p text:style-name="P41">Kopfschmerzen, konzentrationsstörung, Schuldemfinden (Flash Backs).</text:p>
      <text:p text:style-name="P41"/>
      <text:p text:style-name="P41"/>
      <text:p text:style-name="P91"/>
      <text:p text:style-name="P91">REUTLINGEN 28.09.2022</text:p>
      <text:p text:style-name="P41"/>
      <text:p text:style-name="P41">Hallo, Leute</text:p>
      <text:p text:style-name="P41">Ich habe die FSP in Reutlingen zum ersten mal abgelegt und Got sei Dank bestanden. Mein Fall war die Erkältung(Influenza oder COVID)</text:p>
      <text:p text:style-name="P41"/>
      <text:p text:style-name="P41">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41">Seit 5 Tagen fühle er sich irgendwie krank. </text:p>
      <text:p text:style-name="P41"/>
      <text:p text:style-name="P41">Die Fragen nach <text:s/>ähnlichen vorherigen Beschwerden und Emesis,Nausea wurden verneint.</text:p>
      <text:p text:style-name="P41"><text:soft-page-break/>Die vegetative Anamnese sei unauffällig, bis auf Hustenbedingte Parasomnie, Inappetenz, ab und zu Flatulenz.</text:p>
      <text:p text:style-name="P41"/>
      <text:p text:style-name="P41">An Vorerkrankungen leide er an Gicht seit langem und Lumbalgo seit 5 Jahren.</text:p>
      <text:p text:style-name="P41">Er sei vor 13 Jahren an Karpal Tunel operiert worden. Und vor 5 Jahren habe er sein Daumen mit Scheere geschnitten und es wurde genäht.</text:p>
      <text:p text:style-name="P41">In Bezug auf Medikamente nehme er Ibuprofen 400 mg b.B, Zyklus 300 mg 1-0-0, Lefax 1 Kap. b.B ein.</text:p>
      <text:p text:style-name="P41">Er sei allergisch gegen <text:s/>Amoxycillin, die sich mit Exanthem zeige. </text:p>
      <text:p text:style-name="P41">Seit mit 17-18. Lebensjahr rauche er täglich 10-20 Zigaretten und abends 1 Glas,Wochenende 2 Gläser Bier trinke er.</text:p>
      <text:p text:style-name="P41">Er sei verheiratet, habe 3 Kinder, 2 von ihnen seien gesund,die andere leide an Daun Syndrom. Sei Florist(Gärtner) von Beruf.</text:p>
      <text:p text:style-name="P41">In der Familie zeigten sich Ileus bei der Mutter und Steinstaublunge beim Vater. Sie seien schon gestorben. </text:p>
      <text:p text:style-name="P41"/>
      <text:p text:style-name="P41">Beim Arzt-Arzt Gespräch habe ich alles spontan erzählt.Am Ende hat der Oberarzt die folgenden Fragen gestellt:</text:p>
      <text:p text:style-name="P41">Was machen Sie um die Diagnose zu sichern?</text:p>
      <text:p text:style-name="P41">-Schnelltest, KU:Inspektion an Hals,ob Rubor,Tumor es gibt.Auskultation,um Pneumonie auszuschließen + Rhöntgenaufnahme. Wenn es im Hals etwas auffälliges gibt,würde ich Abstrich nehmen,um die bakterielle Infektion auszuschließen.</text:p>
      <text:p text:style-name="P41">Was würden Sie machen beim Nachweis zur bakteriellen Infektion?</text:p>
      <text:p text:style-name="P41">-Antibiotikatherapie(besonders nicht mit Beta laktam,weil Allergie bekannt ist) mit Makrolid.</text:p>
      <text:p text:style-name="P41">Die Komission war sehr nett, während der Prüfung haben Sie mit mir viel Witze gemacht))Eigentlich war die Prüfung nicht schwierig.</text:p>
      <text:p text:style-name="P41">Fachbegriffe: Exazerbation,Synechien,Hypophysen,Gonaden,Schyzofrenie,Medulla oblangata,Incision,Apoplektischer Insult,Zoster, an die andere zwei erinnere ich mich nicht.</text:p>
      <text:p text:style-name="P41">Ich wünche euch viel Erfolg💫</text:p>
      <text:p text:style-name="P41"/>
      <text:p text:style-name="P41"/>
      <text:p text:style-name="P91">REUTLINGEN 05.10.2022</text:p>
      <text:p text:style-name="P41"/>
      <text:p text:style-name="P41">Hallo, Leute</text:p>
      <text:p text:style-name="P41">Ich habe die FSP in Reutlingen und Got sei Dank bestanden. Mein Fall war die chronische Alkoholabhängigkeit. </text:p>
      <text:p text:style-name="P41">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41"/>
      <text:p text:style-name="P41">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41">Allergien wurden verneint. </text:p>
      <text:p text:style-name="P41">Und jetzt :</text:p>
      <text:p text:style-name="P41">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41">Die Mutter des Patienten habe an Herzinfarkt gelitten und sei wegen Demenz gestorben. Der Vater des Patienten sei auch Alkoholabähangig und an Lerzirrhose gestorben. </text:p>
      <text:p text:style-name="P41"><text:soft-page-break/>Der Patient sei geschieden, lebe allein in einer Wohnung, habe 2 Kinder (der Patient hatte eine sehr gute Laune und sagte 'mein Sohn ist außerehelich - ich kannte diese Begriffe nicht und wenn ich ihn danach gefragt, sagte er - das ist meine süße Geheimnis 🤫).</text:p>
      <text:p text:style-name="P41"/>
      <text:p text:style-name="P41">Generell war die Komission sehr nett, aber der Fall war ziemlich schwierig. Am Ende hat der Patient gefragt, ob er in die Kantine gehen können 😂</text:p>
      <text:p text:style-name="P41">Fachbegriffe: colon iritabile, malignom, Urosepsis, Zytostatika, Cholangiom, letal, alkalisch, Hämatemesis, Flexion, somnolent</text:p>
      <text:p text:style-name="P41"/>
      <text:p text:style-name="P75"/>
      <text:p text:style-name="P75"/>
      <text:p text:style-name="P91">REUTLINGEN 12.10.2022</text:p>
      <text:p text:style-name="P41">Mein Fall in Reutlingen war Myokardinfarkt. Ein 78-jähriger Patient mit Thoraxschmerzen seit 2 Stunden. </text:p>
      <text:p text:style-name="P41">Fachbegriffe: Pediculosis capitis</text:p>
      <text:p text:style-name="P41">Tibia </text:p>
      <text:p text:style-name="P41">Rediziv</text:p>
      <text:p text:style-name="P41">Amenorrhoe </text:p>
      <text:p text:style-name="P41">Ulcus cruris </text:p>
      <text:p text:style-name="P41">Claudication intermittens </text:p>
      <text:p text:style-name="P41">Abortus immitens</text:p>
      <text:p text:style-name="P41">Teratogen</text:p>
      <text:p text:style-name="P41">Mykotoxin </text:p>
      <text:p text:style-name="P41">hyperventilieren</text:p>
      <text:p text:style-name="P41">ektropionieren</text:p>
      <text:p text:style-name="P41">Mandibula</text:p>
      <text:p text:style-name="P41"/>
      <text:p text:style-name="P41"/>
      <text:p text:style-name="P41"/>
      <text:p text:style-name="P91">REUTLINGEN 20.10.2022</text:p>
      <text:p text:style-name="P91"/>
      <text:p text:style-name="P41">Liebe Kolleginnen und Kollegen, heute habe ich die FSP in Reutlingen abgelegt und Got sei Dank bestanden, mein Fall war pAVK </text:p>
      <text:p text:style-name="P41">Löffler Manfred 67 J.</text:p>
      <text:p text:style-name="P41">Stellte sich bei uns wegen seit einem viertel Jahr bestehender zunehmender bohrender linkseitiger Unterschenkelschmerzen ohne Ausstrahlung vor.</text:p>
      <text:p text:style-name="P41">Er berichtet, dass die Schmerzen belastungsabhängig seien und sich beim Laufen und Treppen Steigen.</text:p>
      <text:p text:style-name="P41">Die Schmerzen treten nach ca. 52m auf.</text:p>
      <text:p text:style-name="P41">Die Schmerzintensität liegt bei 8-9 auf der Schmerzskala.</text:p>
      <text:p text:style-name="P41">Darüber hinaus klagt er über blasse glänzende und kalte Haut sowie Haarausfall.</text:p>
      <text:p text:style-name="P41">Er fügt hinzu, dass er <text:s/>beim Treppen Teigen Dyspnoe habe.</text:p>
      <text:p text:style-name="P41">Die VA zeigt Obstipation, morgendliche produktive Tussis mit hellem Sputum. </text:p>
      <text:p text:style-name="P41">An VE leide er an : a.H.T seit de 50. Lebensjahr, Hypercholestärinemie und Myokardinfarkt vor 2,5 Jahren deswegen wurde einen Stent implantiert.</text:p>
      <text:p text:style-name="P41">Der patient sei wegen Diskusprolaps vor 4 Jahren operiert worden.</text:p>
      <text:p text:style-name="P41">Der Patient nehme regelmäßig ein : Beloc zock 50mg 1.0.0, ASS 100mg 1.0.0, Statin 40 mg 0.0.1.</text:p>
      <text:p text:style-name="P41">Er sei allergisch gegen ACE Hemmern (Halsödem) und vollständig geimpft.</text:p>
      <text:p text:style-name="P41">Nikotinkonsum : zurzeit rauche er 3-5 Zig. / Tag und früher habe er 20-30 Zigaretten /Tag für 40 Jahren.</text:p>
      <text:p text:style-name="P41">Alkoholkonsum : 2-3 Bier am wochenende.</text:p>
      <text:p text:style-name="P41">Drogenkonsum und sportliche Aktivitäten wurden verneint.</text:p>
      <text:p text:style-name="P41">Vater : Hörstörungen.</text:p>
      <text:p text:style-name="P41">Mutter : an abdominalen Aneurysmasruptur mit 87 J. gestorben.</text:p>
      <text:p text:style-name="P41"><text:soft-page-break/>Geschwister : keine.</text:p>
      <text:p text:style-name="P41">Kinder : 2 (gesund).</text:p>
      <text:p text:style-name="P41">Rentner (Ex-Taxifahrer)</text:p>
      <text:p text:style-name="P41">Verheiratet und lebe mit seiner Ehefrau.</text:p>
      <text:p text:style-name="P41">VD : pAVK</text:p>
      <text:p text:style-name="P41">Die Komission war sehr nett und hat Fragen über die Anamnese und die Behandlung vom Patienten gestellt.</text:p>
      <text:p text:style-name="P41">Fachbegriffe : letal, retina, konjonktivitis, hyperemesis gravidität, ich errinere mich nicht an allen aber sie waren auf die Liste.</text:p>
      <text:p text:style-name="P41">Viel Erfolg</text:p>
      <text:p text:style-name="P75"/>
      <text:p text:style-name="P55"/>
      <text:p text:style-name="P119"/>
      <text:p text:style-name="P17"><text:span text:style-name="T2">Reutlingen: <text:s/>[0</text:span><text:span text:style-name="T3">7</text:span><text:span text:style-name="T2">.12.2</text:span><text:span text:style-name="T4">022</text:span><text:span text:style-name="T2">]</text:span></text:p>
      <text:p text:style-name="P17">Hallo zusammen, ich hatte am Mittwoch meine Prüfung in Reutlingen und Gott sei Dank habe ich die Prüfung bestanden</text:p>
      <text:p text:style-name="P17"/>
      <text:p text:style-name="P17">Ich hatte Multiple Sklerose als Fall und die Begriffe waren einfach. Die Atmosphäre ist sehr angenehmen und die Prüfern sehr sehr nett 😊</text:p>
      <text:p text:style-name="P17"/>
      <text:p text:style-name="P17">Dorsal, ventral, Embolie, Kardial, Basiliom, anaphylaktischer Schock, Asthma, Pulmo, Zytostatika, und ich habe die andere vergessen</text:p>
      <text:p text:style-name="P17"/>
      <text:p text:style-name="P119">Reutlingen <text:span text:style-name="T9">[</text:span>08.12.2022<text:span text:style-name="T9">]</text:span></text:p>
      <text:p text:style-name="P129">FSP-Reutlingen</text:p>
      <text:p text:style-name="P129"/>
      <text:p text:style-name="P129">Mein Fall war pAVK</text:p>
      <text:p text:style-name="P129"/>
      <text:p text:style-name="P129">ACE-Hemmer: Angioödem</text:p>
      <text:p text:style-name="P129"/>
      <text:p text:style-name="P129">Raucher seit 30J., früher 2 1/2 Schachteln/Tag, seit 2 1/2 J. 3-4 Zig./Tag</text:p>
      <text:p text:style-name="P129">1 Flasche Rotwein am Wochenende</text:p>
      <text:p text:style-name="P129">Drogenkonsum wurde verneint.</text:p>
      <text:p text:style-name="P129"/>
      <text:p text:style-name="P129">Kurierfahrer</text:p>
      <text:p text:style-name="P129">verheiratet</text:p>
      <text:p text:style-name="P129">2 gesunde Kinder</text:p>
      <text:p text:style-name="P129"/>
      <text:p text:style-name="P129">M: an Ruptur eines abdominallen Aortaaneurysma mit 72 J. gestorben</text:p>
      <text:p text:style-name="P129">V: Surditas</text:p>
      <text:p text:style-name="P129"/>
      <text:p text:style-name="P129"/>
      <text:p text:style-name="P129">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29">Der Patient klagte auch über blasse, kälte Haut und Haarausfall im betroffenen Gebiet.</text:p>
      <text:p text:style-name="P129">Die vegetative Anamnese ist unaufällig bis auf schmerzbedingte Insomnie.</text:p>
      <text:p text:style-name="P129">Am Vorerkrankungen seien bekannt:</text:p>
      <text:p text:style-name="P129">-MI vor 2 1/2 J., mit PTCA behandelt, medikamentös mit ASS 100 mg 1-0-0 eingestellt</text:p>
      <text:p text:style-name="P129">-Hyperlipidämie seit 5 J., medikamentös mit Sortis 40 mg eingestellt</text:p>
      <text:p text:style-name="P129">-aHT seit 13 J., medikamentös mit Bisoprolol 5 mg 1-0-0 eingestellt </text:p>
      <text:p text:style-name="P129"><text:soft-page-break/>-Obstipation seit 6 J., mit Dulcolax b.B. behandelt</text:p>
      <text:p text:style-name="P129">Der Patient nehme zusätzlich Ibuprofen 400 b.B. ein.</text:p>
      <text:p text:style-name="P129">Der Patient habe keine Vorop. gehabt.</text:p>
      <text:p text:style-name="P129">Fragen:</text:p>
      <text:p text:style-name="P129">Die wichtigste Untersuchung in pAVK?</text:p>
      <text:p text:style-name="P129">Andere Untersuchungen, wenn der Pat allergie gegen KM hat? Co2 angio</text:p>
      <text:p text:style-name="P129">Wie erkennt man Gefäßverengungen auf Sono?</text:p>
      <text:p text:style-name="P129">Behandlung pAVk je nach Stadium.</text:p>
      <text:p text:style-name="P129">Behandlungen wenn der Stenose in der infrarenaler Aorta lokalisiert ist. Über Leriche Syndrom sprechen.</text:p>
      <text:p text:style-name="P129">Die Prüfer waren nett, aber der Parient hat sehr viel in Dialekt gesprochen. </text:p>
      <text:p text:style-name="P129">Fachbegriffe: Obstipation, Mandibula, Blutübertragung, präventiv , mortal, Basaliom, Osteogenese, Retina, Antitussivum, Pertussis, Hodentorsion, Dekubitus.</text:p>
      <text:p text:style-name="P17"/>
      <text:p text:style-name="P17"/>
      <text:p text:style-name="P75">R<text:span text:style-name="T29">EUTLINGEN </text:span><text:s/>0<text:span text:style-name="T1">9</text:span>.12.2<text:span text:style-name="T9">02</text:span>2 <text:s text:c="2"/>KarpalTunel Syndrom</text:p>
      <text:p text:style-name="P18">Ich habe heute mein FSP in Reutlingen abgelegt und bestanden. Fall war : KarpalTunel Syndrom Fachbegriff: dorsal Kardinal pulmo ventral Bazaliom allergische shock , Karotisstenose, Asthma, embolus</text:p>
      <text:p text:style-name="P18"/>
      <text:p text:style-name="P117">REUTLINGEN 14.12.2022 <text:s/>Leberzirrhose <text:a xlink:type="simple" xlink:href="https://t.me/fspbadenwuttemberg/11602" text:style-name="Internet_20_link" text:visited-style-name="Visited_20_Internet_20_Link"><text:span text:style-name="T7">https://t.me/fspbadenwuttemberg/11602</text:span></text:a></text:p>
      <text:p text:style-name="P125">Guten Abend an alle, Heute habe ich die FSP in Reutlingen abgelegt und bestanden, Der Fall war Leberzirrhose.</text:p>
      <text:p text:style-name="P18"/>
      <text:p text:style-name="P75">Reutlingen <text:s/><text:span text:style-name="T11">17.12.2022</text:span></text:p>
      <text:p text:style-name="P18"/>
      <text:p text:style-name="P18">Mein Fall war pAVK</text:p>
      <text:p text:style-name="P18"/>
      <text:p text:style-name="P18">ACE-Hemmer: Angioödem</text:p>
      <text:p text:style-name="P18"/>
      <text:p text:style-name="P18">Raucher seit 30J., früher 2 1/2 Schachteln/Tag, seit 2 1/2 J. 3-4 Zig./Tag</text:p>
      <text:p text:style-name="P18">1 Flasche Rotwein am Wochenende</text:p>
      <text:p text:style-name="P18">Drogenkonsum wurde verneint.</text:p>
      <text:p text:style-name="P18"/>
      <text:p text:style-name="P18">Kurierfahrer</text:p>
      <text:p text:style-name="P18">verheiratet</text:p>
      <text:p text:style-name="P18">2 gesunde Kinder</text:p>
      <text:p text:style-name="P18"/>
      <text:p text:style-name="P18">M: an Ruptur eines abdominallen Aortaaneurysma mit 72 J. gestorben</text:p>
      <text:p text:style-name="P18">V: Surditas</text:p>
      <text:p text:style-name="P18"/>
      <text:p text:style-name="P18"/>
      <text:p text:style-name="P1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8">Der Patient klagte auch über blasse, kälte Haut und Haarausfall im betroffenen Gebiet.</text:p>
      <text:p text:style-name="P18">Die vegetative Anamnese ist unaufällig bis auf schmerzbedingte Insomnie.</text:p>
      <text:p text:style-name="P18">Am Vorerkrankungen seien bekannt:</text:p>
      <text:p text:style-name="P18">-MI vor 2 1/2 J., mit PTCA behandelt, medikamentös mit ASS 100 mg 1-0-0 eingestellt</text:p>
      <text:p text:style-name="P18">-Hyperlipidämie seit 5 J., medikamentös mit Sortis 40 mg eingestellt</text:p>
      <text:p text:style-name="P18">-aHT seit 13 J., medikamentös mit Bisoprolol 5 mg 1-0-0 eingestellt </text:p>
      <text:p text:style-name="P18"><text:soft-page-break/>-Obstipation seit 6 J., mit Dulcolax b.B. behandelt</text:p>
      <text:p text:style-name="P18">Der Patient nehme zusätzlich Ibuprofen 400 b.B. ein.</text:p>
      <text:p text:style-name="P18">Der Patient habe keine Vorop. gehabt.</text:p>
      <text:p text:style-name="P18">Fragen:</text:p>
      <text:p text:style-name="P18">Die wichtigste Untersuchung in pAVK?</text:p>
      <text:p text:style-name="P18">Andere Untersuchungen, wenn der Pat allergie gegen KM hat? Co2 angio</text:p>
      <text:p text:style-name="P18">Wie erkennt man Gefäßverengungen auf Sono?</text:p>
      <text:p text:style-name="P18">Behandlung pAVk je nach Stadium.</text:p>
      <text:p text:style-name="P18">Behandlungen wenn der Stenose in der infrarenaler Aorta lokalisiert ist. Über Leriche Syndrom sprechen.</text:p>
      <text:p text:style-name="P18">Die Prüfer waren nett, aber der Parient hat sehr viel in Dialekt gesprochen. </text:p>
      <text:p text:style-name="P18">Fachbegriffe: Obstipation, Mandibula, Blutübertragung, präventiv , mortal, Basaliom, Osteogenese, Retina, Antitussivum, Pertussis, Hodentorsion, Dekubitus.</text:p>
      <text:p text:style-name="P18"/>
      <text:p text:style-name="P18"/>
      <text:p text:style-name="P4"><text:span text:style-name="T22">REUTLINGEN 18.01.2023 <text:s text:c="2"/></text:span><text:a xlink:type="simple" xlink:href="https://t.me/aBWDEinternationalKolege/3059" text:style-name="Internet_20_link" text:visited-style-name="Visited_20_Internet_20_Link"><text:span text:style-name="T21">https://t.me/aBWDEinternationalKolege/3059</text:span></text:a></text:p>
      <text:p text:style-name="P20">Endokarditis (nicht bestanden)</text:p>
      <text:p text:style-name="P20"/>
      <text:p text:style-name="P18"/>
      <text:p text:style-name="P3"><text:span text:style-name="T22">REUTLINGEN 18.01.2023 <text:s text:c="4"/></text:span><text:a xlink:type="simple" xlink:href="https://t.me/aBWDEinternationalKolege/3086" text:style-name="Internet_20_link" text:visited-style-name="Visited_20_Internet_20_Link"><text:span text:style-name="T21">https://t.me/aBWDEinternationalKolege/3086</text:span></text:a></text:p>
      <text:p text:style-name="P18"/>
      <text:p text:style-name="P18">Gestern habe ich die FSP in Reutlingen abgelegt und zum Glück bestanden! </text:p>
      <text:p text:style-name="P18">Die Atmosphäre war echt entspannt, die Prüfer waren alle super nett (ich erwartete schon dass sie nett waren aber tatsächlich nicht so zuckersüß 😂). </text:p>
      <text:p text:style-name="P18">Mein Fall war Endokarditis, ich war auf jeden Fall etwas überrascht, weil dieser Fall nicht so häufig vorkommt, aber er war trotzdem ganz klar und bei der Anamnese gab es viele Hinweise, die dafür sprachen.</text:p>
      <text:p text:style-name="P18">Der Patient hat die ganze Zeit Hochdeutsch gesprochen und und ich durfte einfach nachfragen wenn ich etwas nicht verstand (das ist meiner Meinung nach wesentlich, darum geht die ganze Prüfung). </text:p>
      <text:p text:style-name="P18">Ich kann mich leider an die ganzen Details nicht erinnern aber ich versuche trotzdem das Wichtigste zusammenzufassen:</text:p>
      <text:p text:style-name="P18"/>
      <text:p text:style-name="P18">Herr …. ….., 73 J. alt, 1.80m, 85 kg</text:p>
      <text:p text:style-name="P18">Er stellte sich mit einem seit ca. 1 Woche bestehenden wellenförmigen Fieber (ca.40 Grad) vor. </text:p>
      <text:p text:style-name="P18">Er klagte zudem über Schüttelfrost, Nachtschweiß, Abgeschlagenheit, Hämaturie, Gewichtsabnahme von ca. 1,5 kg in der letzten Woche und kleine rote Flecken an den Fingerspitzen („kleine rote Linsen“). </text:p>
      <text:p text:style-name="P18">Vor 3 Wochen wurde zusätzlich bei ihm eine Operation an den Zähnen durchgeführt. </text:p>
      <text:p text:style-name="P18">Er hatte auch eine künstliche Mitralklappe und das war auf jeden Fall hilfreich für die Diagnose. </text:p>
      <text:p text:style-name="P18">Die Voroperationen spielten dann in diesem Fall eine echt wichtige Rolle! Der Rest war ganz normal: arterielle Hypertrophie, Penicillinallergie, er war geschieden etc. </text:p>
      <text:p text:style-name="P18"/>
      <text:p text:style-name="P18">Dann 20 Minuten um den Brief zu schreiben.</text:p>
      <text:p text:style-name="P18"/>
      <text:p text:style-name="P18">Der dritte Teil war eigentlich mehr ein Dialog mit der Oberärztin, ich habe ein bisschen über den Patienten erzählt und während meines Gespräches habe ich Fragen bekommen wie: Welche Operationen wurden bei ihm durchgeführt? Was würden sie jetzt machen? QuickSOFA Score (aber nur weil ich den septischen Schock erwähnt habe)? Welche Laboruntersuchungen würden sie veranlassen? Welche Verfahren? </text:p>
      <text:p text:style-name="P18"/>
      <text:p text:style-name="P18">Aber wie gesagt, das war ein ganz normaler Dialog und die Oberärztin hat mir immer geholfen. Es geht echt nur um die Sprache und um unsere Fähigkeit mit der Situation zurechtzukommen! </text:p>
      <text:p text:style-name="P18">Fachbegriffe (echt einfach): Aszites, Kolon, Parkinson, digitale Untersuchung, gastroenterologisch, Apoplex, Laxativum, Antitussivum, etc.</text:p>
      <text:p text:style-name="P18"><text:soft-page-break/></text:p>
      <text:p text:style-name="P18"/>
      <text:p text:style-name="P18"/>
      <text:p text:style-name="P121">REUTLINGEN 21.12.2022</text:p>
      <text:p text:style-name="P127"/>
      <text:p text:style-name="P18"/>
      <text:p text:style-name="P55">Der Fall</text:p>
      <text:p text:style-name="P55">Max Putzke</text:p>
      <text:p text:style-name="P55"><text:s/>45 Jahre alt</text:p>
      <text:p text:style-name="P55"><text:s/>23.10.1977</text:p>
      <text:p text:style-name="P55"><text:s/>1,78 m</text:p>
      <text:p text:style-name="P55">Aktuelle Anamnese</text:p>
      <text:p text:style-name="P55">Seit 3-4 Wochen Zittern (Tremor) in den Händen, besonders morgens</text:p>
      <text:p text:style-name="P55">Übelkeit (Nausea), Erbrechen (Vomitus)</text:p>
      <text:p text:style-name="P55">Müdigkeit (Fatigue)</text:p>
      <text:p text:style-name="P55">71 kg</text:p>
      <text:p text:style-name="P55">Sodbrennen (Pyrosis), deswegen war er bei seinem Hausarzt gewesen, Omeprazol wurde verschrieben,</text:p>
      <text:p text:style-name="P55">falls er noch Beschwerden habe, hat der HA eine Magenspiegelung empfohlen.</text:p>
      <text:p text:style-name="P55">Seit letzter Zeit breiigen, dünnen Durchfall (Diarrhö)</text:p>
      <text:p text:style-name="P55">Die Symptome verbessern sich im Laufe des Tagen (treten eher tagsüber auf).</text:p>
      <text:p text:style-name="P55">Er hat über eine Party mit viel Alkoholkonsum berichtet. Er deutete an, dass seine Symptome mit dem</text:p>
      <text:p text:style-name="P55">Alkoholkonsum zusammenhingen.</text:p>
      <text:p text:style-name="P55">Er hat erwähnt, dass er als Maschinenschlosser arbeite und wegen des Tremors nicht mehr arbeiten</text:p>
      <text:p text:style-name="P55">konnte.</text:p>
      <text:p text:style-name="P55">Zunächst hatte ich keine Ahnung, welche Diagnose ich stellen sollte und fragte nach Bauchschmerzen, ob</text:p>
      <text:p text:style-name="P55">der Tremor Intentionstremor ist, ob er bemerkt habe, dass sein Gesicht und seine Augen gelb geworden</text:p>
      <text:p text:style-name="P55">sind, ob er Augenprobleme habe. Alles wurde verneint.</text:p>
      <text:p text:style-name="P55">DD: MS, Leberzirrhose, Hyperthyreose</text:p>
      <text:p text:style-name="P55">Vegetative Anamnese</text:p>
      <text:p text:style-name="P55">Schlafprobleme (Insomnie) seit 3-4 Wochen wegen Albträumen (er hat etwas anderes gesagt, ich glaube</text:p>
      <text:p text:style-name="P55">etwas in Dialekt, aber ich konnte aus dem Kontext verstehen, was er meint)</text:p>
      <text:p text:style-name="P55">Appetitlosigkeit (Inappetenz)</text:p>
      <text:p text:style-name="P55">Vorerkrankungen</text:p>
      <text:p text:style-name="P55">keine</text:p>
      <text:p text:style-name="P55">Voroperationen</text:p>
      <text:p text:style-name="P55">vor 10 Jahren rechtsseitige Handgelenkfraktur (Fahrradunfall, auf dem Weg zur Arbeit)</text:p>
      <text:p text:style-name="P55">vor 6 Jahren Unterschenkelfraktur (Unfall)</text:p>
      <text:p text:style-name="P55">vor 4 Jahren SHT (während der Arbeit mit der Maschine, er musste 2-3 Wochen im Krankenhaus bleiben</text:p>
      <text:p text:style-name="P55">– Koma)</text:p>
      <text:p text:style-name="P55">Krankenhausaufenthalte</text:p>
      <text:p text:style-name="P55">vor 2 Jahren akute Pankreatitis (er musste 2-3 Woche im Krankenhaus wieder bleiben)</text:p>
      <text:p text:style-name="P55">Medikamente</text:p>
      <text:p text:style-name="P55">Omeprazol 20 mg 1-0-0</text:p>
      <text:p text:style-name="P55">Er ist vollständig geimpft.</text:p>
      <text:p text:style-name="P55">Allergien / Unverträglichkeiten</text:p>
      <text:p text:style-name="P55">keine</text:p>
      <text:p text:style-name="P55">Familienanamnese</text:p>
      <text:p text:style-name="P55">Mutter (75 Jahre alt): DM Typ 2, Demenz</text:p>
      <text:p text:style-name="P55"><text:soft-page-break/>Vater: Leberzirrhose, mit 55 daran gestorben</text:p>
      <text:p text:style-name="P55">Keine Geschwister</text:p>
      <text:p text:style-name="P55">Sozialanamnese</text:p>
      <text:p text:style-name="P55">Maschinenschlosser</text:p>
      <text:p text:style-name="P55">geschieden seit 2 Jahren</text:p>
      <text:p text:style-name="P55">eine gesunde Tochter</text:p>
      <text:p text:style-name="P55">Noxen</text:p>
      <text:p text:style-name="P55">Alkohol: 2-4 Flaschen Bier und 30 ml Schnaps täglich</text:p>
      <text:p text:style-name="P55">Ich hatte ihn gefragt, was ein kleiner Schnaps für ihn bedeutet. 100 oder 200 ml? Dann sagte er, dass er</text:p>
      <text:p text:style-name="P55">nur 30 ml trinkt. Und ich habe gesagt, dass der kleine Schnaps 100 ml in Bulgarien beträgt. Wir haben</text:p>
      <text:p text:style-name="P55">viel gelacht :)</text:p>
      <text:p text:style-name="P55">Nikotin: 30 Zigaretten pro Tag seit 27 Jahren (40 PY)</text:p>
      <text:p text:style-name="P55">Drogen: verneint</text:p>
      <text:p text:style-name="P55">Fragen des Patienten:</text:p>
      <text:p text:style-name="P55">1) Was habe ich? Ich sagte ihm, dass ich ihn zuerst untersuchen und Bluttests durchführen müsse. Er war</text:p>
      <text:p text:style-name="P55">sehr hartnäckig und ich sagte ihm, dass ich den Verdacht habe, dass er auch eine Leberzirrhose haben</text:p>
      <text:p text:style-name="P55">könnte, wie sein Vater.</text:p>
      <text:p text:style-name="P55">2) Wie werden Sie mich behandeln? Ich bot ihm psychiatrische Hilfe und eine Gruppentherapie an. Er</text:p>
      <text:p text:style-name="P55">sagte, er wolle nicht mit einem Psychiater sprechen und auch nicht zu einer AA-Gruppe gehen. Ich sagte</text:p>
      <text:p text:style-name="P55">ihm, dass ich ihm eine Einzeltherapie bei einem Psychologen verschaffen würde.</text:p>
      <text:p text:style-name="P55">3) Sollte ich im Krankenhaus bleiben? Ich trage bereits meine Kleidung für die Aufnahme ins</text:p>
      <text:p text:style-name="P55">Krankenhaus. Ich habe JA gesagt.</text:p>
      <text:p text:style-name="P55">4) Glauben Sie, dass Sie mir helfen können? Ich sagte ihm, dass er auf jeden Fall Hilfe von uns bekommen</text:p>
      <text:p text:style-name="P55">würde.</text:p>
      <text:p text:style-name="P55">Die ganze Zeit über sprach er schnell und im Dialekt.</text:p>
      <text:p text:style-name="P55">Ich habe ihm die ganze Zeit in die Augen geschaut und vielleicht war der Prüfer ein wenig besorgt. :)</text:p>
      <text:p text:style-name="P55">Tipp: Versuchen Sie zu nicken, "mhm" zu sagen und etwas auf das Blatt zu schreiben, auch wenn Sie</text:p>
      <text:p text:style-name="P55">einige Dinge nicht verstanden haben :)</text:p>
      <text:p text:style-name="P55">Brief</text:p>
      <text:p text:style-name="P55">Die Zeit ist ziemlich knapp.</text:p>
      <text:p text:style-name="P55">Natürlich habe ich Fehler gemacht, die ich normalerweise nicht mache, ich war gestresst und die Zeit</text:p>
      <text:p text:style-name="P55">drängte sehr.</text:p>
      <text:p text:style-name="P55">Tipp: Schreiben Sie viele Briefe!</text:p>
      <text:p text:style-name="P55">Arzt-Arzt Gespräch</text:p>
      <text:p text:style-name="P55">Er begann das Gespräch. Ich habe die ganze Anamnese erzählt, ohne dass er mich unterbrochen hat.</text:p>
      <text:p text:style-name="P55">Fragen des Arztes:</text:p>
      <text:p text:style-name="P55">Was passierte vor 3-4 Wochen? Ich werde das bei nächster Gelegenheit fragen. (Ich glaube, dass die</text:p>
      <text:p text:style-name="P55">richtige Antwort die Party ist. Ich habe das vergessen.)</text:p>
      <text:p text:style-name="P55">Seit wann trinkt er Alkohol? Ich habe das auch nicht gefragt. Tipp: Wenn der Patient sehr viel trinkt,</text:p>
      <text:p text:style-name="P55">fragen immer seit wann!!</text:p>
      <text:p text:style-name="P55">Wie alt war der Vater? 55</text:p>
      <text:p text:style-name="P55">Wie alt ist die Mutter? 75</text:p>
      <text:p text:style-name="P55"><text:soft-page-break/>Die Prüfer fragte nach jeder einzelnen Operation. Wo er war, was er getan hat, wie lange er im</text:p>
      <text:p text:style-name="P55">Krankenhaus lag.</text:p>
      <text:p text:style-name="P55">Warum hat der Patient Tremor? Alkoholentzug</text:p>
      <text:p text:style-name="P55">Hat der Patient immer Beschwerden? Nein, nur wenn er Alkohol konsumiert.</text:p>
      <text:p text:style-name="P55">Wie lautet Ihre Verdachtsdiagnose? Ich sagte, dass meine Verdachtsdiagnose Leberzirrhose ist.</text:p>
      <text:p text:style-name="P55">Warum denken Sie das? Ich sagte, dass der Patient seine Symptome mit Alkoholkonsum in Verbindung</text:p>
      <text:p text:style-name="P55">brachte und, dass in der Familienanamnese sein Vater an Leberzirrhose gelitten hat.</text:p>
      <text:p text:style-name="P55">Welche KU werden Sie machen? Inspektion, Palpation und auch Auskultation 😊</text:p>
      <text:p text:style-name="P55">Welche LU? Leberenzyme (AST, GGT), BB, Entzündungsparameter</text:p>
      <text:p text:style-name="P55">Welche Parameter für eine Pankreatitis? Amylase, Lipase</text:p>
      <text:p text:style-name="P55">Apparative Diagnostik? Sonografie des Abdomens, bei einem unklaren Befund auch ein CT, sowie ÖGD</text:p>
      <text:p text:style-name="P55">Therapie? Psychologische Unterstützung, Lebensstil optimieren: den Alkohol- und Zigarettenkonsum</text:p>
      <text:p text:style-name="P55">einschränken</text:p>
      <text:p text:style-name="P55">Was noch? Fettarme Speisen, Vermeidung von lebertoxischen Medikamenten und Stoffen</text:p>
      <text:p text:style-name="P55">Der Prüfer sprach ohne Dialekt. Der dritte Teil war in 7-8 Minuten vorbei.</text:p>
      <text:p text:style-name="P55">Der Teil mit den Fachbegriffen war sehr einfach. Ich war sehr schnell fertig. Sie waren aus der Datei, die</text:p>
      <text:p text:style-name="P55">ich gesammelt habe.</text:p>
      <text:p text:style-name="P55">In der Mitte des dritten Teils verließ die Frau von der Kommission den Raum. Ich wartete 5 Minuten und</text:p>
      <text:p text:style-name="P55">die Frau rief mich mit der Bescheinigung in der Hand zu sich. Sie hat nicht den größten Teil des dritten</text:p>
      <text:p text:style-name="P55">Teils gehört. Ich glaube, sie hatten schon vorher beschlossen, dass ich die Prüfung bestehe. Das</text:p>
      <text:p text:style-name="P55">bedeutet, dass der erste Teil der Prüfung der wichtigste Teil ist.</text:p>
      <text:p text:style-name="P18"/>
      <text:p text:style-name="P18"/>
      <text:p text:style-name="P18"/>
      <text:p text:style-name="P18"/>
      <text:p text:style-name="P18"/>
      <text:p text:style-name="P18"/>
      <text:p text:style-name="P18"/>
      <text:p text:style-name="P18">---------------------------------------------------------------------------------------------</text:p>
      <text:p text:style-name="P19"/>
      <text:p text:style-name="P78">STUTTGART xx.10.2020</text:p>
      <text:p text:style-name="P78"/>
      <text:p text:style-name="P71">ich habe die FSP vor Kurzem (Ende Oktober 2020) in Stuttgart abgelegt und bestanden.</text:p>
      <text:p text:style-name="P71">Mein Fall war Koxarthrose.</text:p>
      <text:p text:style-name="P66">Die anderen persönlichen Daten sind nicht wichtig außer: 60 J., Größe: 175 cm, Gewicht: 115 kg</text:p>
      <text:p text:style-name="P66">Allergien und Nahrungsmittelunverträglichkeiten wurden verneint.</text:p>
      <text:p text:style-name="P66">Nikotin- und Drogenkonsum wurden verneint. Er trinke 5 Flaschen Bier pro Tag seit ca. 20 Jahren.</text:p>
      <text:p text:style-name="P66">Familienanamnese/Sozialanamnese (Baggerfahrer/ Er treibe keinen Sport.):</text:p>
      <text:p text:style-name="P66">Da der Patient sehr viel geredet und sich nicht unterbrechen <text:s/>gelassen hat, hatte ich keine Zeit die Daten in Bezug auf diese zwei Teile zu erheben.</text:p>
      <text:p text:style-name="P66">￼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66"><text:soft-page-break/>Zur Schmerzlinderung habe er in letzter Zeit Diclofenac 50 mg b.B. eingenommen, wobei er gestern nach der Einnahme von 3 Tabletten Pyrosis/ Sodbrennen bekommen habe.</text:p>
      <text:p text:style-name="P66">Die vegetative Anamnese ergab Insomnie in Form von Durchschlafstörungen wegen einmaliger Nykturie und trockener Tussis seit 1 Woche.</text:p>
      <text:p text:style-name="P66">An VE und OPs seien folgende bekannt:</text:p>
      <text:p text:style-name="P66"><text:s/></text:p>
      <text:p text:style-name="P66">aHT seit 7-9 J., mit Ramipril 5 mg 1-0-0 eingestellt</text:p>
      <text:p text:style-name="P66"><text:s/></text:p>
      <text:p text:style-name="P66">DM seit 7-9 J., mit Metformin 750 mg 0-2-0 eingestellt (früher 1000 mg, dann 500 mg), trotzdem nehme er normalerweise nur 1 Tablette ein, weil er es immer wieder vergesse</text:p>
      <text:p text:style-name="P66"><text:s/></text:p>
      <text:p text:style-name="P66">Arthritis urica vor 1 J. mit Allopurinol zu dem Zeitpunkt behandelt</text:p>
      <text:p text:style-name="P66"><text:s/></text:p>
      <text:p text:style-name="P66">Meniskus-OP rechts vor 10 J.</text:p>
      <text:p text:style-name="P66"><text:s/></text:p>
      <text:p text:style-name="P66">Die anamnestischen Angaben deuten am ehesten auf Koxarthrose hin.</text:p>
      <text:p text:style-name="P66">Differentialdiagnostisch kommen pAVK, Gelenkinfektionen, Femurkopfnekrose, Frakturen, Osteochondrosis dissecans und ossäre Metastasen in Betracht.</text:p>
      <text:p text:style-name="P66">Zur weiteren Abklärung sollten folgende Untersuchungen durchgeführt werden:</text:p>
      <text:p text:style-name="P66"><text:s/></text:p>
      <text:p text:style-name="P66">Labor: Blut - kleines BB, CRP, Serumglukose, HbA1c, Cholesterin, Triglyceride</text:p>
      <text:p text:style-name="P66"><text:s/></text:p>
      <text:p text:style-name="P66">Röntgenaufnahme/MRT des Hüftgelenks</text:p>
      <text:p text:style-name="P66"><text:s/></text:p>
      <text:p text:style-name="P66">Falls die Diagnose gesichert ist, sollte die folgende Therapie eingeleitet werden:</text:p>
      <text:p text:style-name="P66"><text:s/></text:p>
      <text:p text:style-name="P66">Analgetika (NSAR ggf. mit oralen Opioiden, ggf. PPI)</text:p>
      <text:p text:style-name="P66"><text:s/></text:p>
      <text:p text:style-name="P66">Physiotherapie</text:p>
      <text:p text:style-name="P66"><text:s/></text:p>
      <text:p text:style-name="P66">orthopädische Hilfsmittel</text:p>
      <text:p text:style-name="P66"><text:s/></text:p>
      <text:p text:style-name="P66">im Falle des Versagens der konservativen Therapiemaßnahmen: Hemiprothese</text:p>
      <text:p text:style-name="P66"><text:s/></text:p>
      <text:p text:style-name="P107">Die Fachbegriffe waren ziemlich einfach (Ich kann mich nur an 6 davon erinnern): Stauungsdermatitis, Pharynx, Pharyngitis, Thrombozyt, Bakterizid, Os ilium</text:p>
      <text:p text:style-name="P75"/>
      <text:p text:style-name="P75"/>
      <text:p text:style-name="P78">STUTTGART <text:s text:c="2"/><text:span text:style-name="T17">16.11.2020</text:span></text:p>
      <text:p text:style-name="P78"/>
      <text:p text:style-name="P66">Ich habe am 16.11.2020 abgelegt und schon bestanden. </text:p>
      <text:p text:style-name="P66">Mein Fall war Colon irritabel.</text:p>
      <text:p text:style-name="P66"><text:s/></text:p>
      <text:p text:style-name="P66">Die Prüfung ist Punktlich angefangen. </text:p>
      <text:p text:style-name="P66">Zuerst <text:s/>haben die Prüfen sich kurz vorgestellt ,aber ich habe mich nicht vorgestellt, weil sie nicht gefragt haben, aber sie haben nur gefragt was ich bis jetzt in Deutschland gemacht habe. </text:p>
      <text:p text:style-name="P66"><text:s/></text:p>
      <text:p text:style-name="P66">Eine Oberärztin hat die Rolle eine Patientin gespielt. </text:p>
      <text:p text:style-name="P66"><text:s/></text:p>
      <text:p text:style-name="P66">Frau Frida Zimmermann stellte sich bei uns aufgrund seit 6 Monaten intermittierenden,postprandialen <text:s/>Abdominalschmerzen vor.</text:p>
      <text:p text:style-name="P66">Die Schmerzen seinen druckend und stechend und seinen von Pyrosis , Nausea und <text:s/>Meteorismus begleiten. </text:p>
      <text:p text:style-name="P66">Die Schmerzintensität <text:s/>wurde auf der Schmerz Skala <text:s/>als <text:s/>6 <text:s/>von 10 angegeben. </text:p>
      <text:p text:style-name="P66">Die Patientin dachte an einer <text:s/>Essenunverträglichkeit <text:s/>als Auslöser für die Beschwerden. </text:p>
      <text:p text:style-name="P66"><text:soft-page-break/>Die Frage nach Vomitus ,Ikterus und <text:s/>Stuhlfarbe Veränderungen wurde verneint.</text:p>
      <text:p text:style-name="P66">Die vegetative Anamnese war unauffällig bis auf eine <text:s/>Obstipation seit 6 Monaten. </text:p>
      <text:p text:style-name="P66">Frau Zimmermann <text:s/>habe keine Vorerkrankungen und nehme keine Medikamente außer ( von DM Verdauungs Enzyme und <text:s/>eine andere aber ich habe der <text:s/>Name vergessen !!!)</text:p>
      <text:p text:style-name="P66">Vor 12 Jahren wurde bei ihr eine Cholezystektomie durchgeführt. </text:p>
      <text:p text:style-name="P66">Bei Frau Zimmermann sei noch <text:s/>keine Allergien bekannt. </text:p>
      <text:p text:style-name="P66">Die gynäkologische Anamnese sei unauffällig .</text:p>
      <text:p text:style-name="P66">Sie sei verheiratet , arbeitet als <text:s/>Buchhandlerin und habe viel Stress bei der Arbeit. </text:p>
      <text:p text:style-name="P66"><text:s/></text:p>
      <text:p text:style-name="P66">Der Vater sei an einem Bronchialkarzinom gestorben und die Mutter in Altenheim gestorben. </text:p>
      <text:p text:style-name="P66">Sie habe drei Kinder und sie sind gesund. </text:p>
      <text:p text:style-name="P66"><text:s/></text:p>
      <text:p text:style-name="P66">Die anamnestischen Angaben deuten am ehesten auf Ulcus Duodeni !. <text:s/>hin . ....Ich habe einfach ulcus geschrieben, weil ich nichts außer Reizdarm Syndrom in Kopf hatte .... und ich musste was schreiben aber keine Zeit. 2</text:p>
      <text:p text:style-name="P66"><text:s/></text:p>
      <text:p text:style-name="P66">Aber nachher in Artz Artz gesprech habe ich gesagt dass es nicht sein kann weil die Schmerz nicht lokalisiert sind. </text:p>
      <text:p text:style-name="P66"><text:s/></text:p>
      <text:p text:style-name="P66">Als Defferenzialdiagnose kommen folgende in Betracht :</text:p>
      <text:p text:style-name="P66">Colon Karzinom </text:p>
      <text:p text:style-name="P66">Morbus Crohn</text:p>
      <text:p text:style-name="P66">Colon irritabel. </text:p>
      <text:p text:style-name="P66"><text:s/></text:p>
      <text:p text:style-name="P66">Ich <text:s/>habe nur bis hier geschrieben, weil ich keine Zeit mehr hatte. </text:p>
      <text:p text:style-name="P66"><text:s/></text:p>
      <text:p text:style-name="P66">Danach habe ich 20 Minuten gewartet und dann war Arzt- Arzt Gespräch. </text:p>
      <text:p text:style-name="P66">Der Chef Artz lasse mich nicht reden und hat nur Fragen gestellt wie,</text:p>
      <text:p text:style-name="P66">Was hat die Patientin?</text:p>
      <text:p text:style-name="P66">Hatte sie blut im Stuhl?</text:p>
      <text:p text:style-name="P66">Wie ist die Verachtsdiagnos?</text:p>
      <text:p text:style-name="P66">Was spricht gegen Crohn? </text:p>
      <text:p text:style-name="P66">Wie gehen Sie vor? </text:p>
      <text:p text:style-name="P66">Wenn es Reizdarm Syndrom ist, wie ist die Therapie?</text:p>
      <text:p text:style-name="P66"><text:s/></text:p>
      <text:p text:style-name="P66">Ich habe gesagt, dass ich die Patient nich nach Appetit und Blut im Stuhl gefragt und ,dass ich nachher frage.</text:p>
      <text:p text:style-name="P66"><text:s/></text:p>
      <text:p text:style-name="P66">Die Atmosphäre war sehr ruhig, aber die Patientin war nervös und hatte Angst ,dass sie Krebs hat und, dass <text:s/>sie ein Schlauch schluke und sie hat viel geredet und lasse sie mich nicht fragen. </text:p>
      <text:p text:style-name="P66">Ich habe sie beruhigen und gesagt, dass es <text:s text:c="2"/>nicht wie ein Tumor ausscheint und wegen Magenspieglung bekommen sie ein Beruhigungsmittel und sie bekommen <text:s/>während der Eingriff nichts mit .</text:p>
      <text:p text:style-name="P66"><text:s/></text:p>
      <text:p text:style-name="P66"><text:s/></text:p>
      <text:p text:style-name="P66">Die Fachbegriffe waren:</text:p>
      <text:p text:style-name="P66">Cava inferior</text:p>
      <text:p text:style-name="P66">Supinaiton</text:p>
      <text:p text:style-name="P66">Fornix cerebri </text:p>
      <text:p text:style-name="P66">Hygiene</text:p>
      <text:p text:style-name="P66">Tremor</text:p>
      <text:p text:style-name="P66">Abusus</text:p>
      <text:p text:style-name="P66">Ebgar <text:s/>Schema</text:p>
      <text:p text:style-name="P66"><text:s/>2</text:p>
      <text:p text:style-name="P66"><text:soft-page-break/>Ich habe nur 5 richtig beantwortet und 3 so sehr nah, aber 2 oder 3 habe ich <text:s/>komplett <text:s/>leer gelassen. </text:p>
      <text:p text:style-name="P66"><text:s/></text:p>
      <text:p text:style-name="P66">Am Ende musste ich 5 Minuten warten, die waren wie 5 Jahren. 😟</text:p>
      <text:p text:style-name="P66"><text:s/></text:p>
      <text:p text:style-name="P66">Dann hat der Leiter <text:s/>gesagt ,dass ich nicht sehr gut in Fachbegriffe war, aber da ich sehr gut in Gespräche war bestehe ich die Prüfung. 💃🏻</text:p>
      <text:p text:style-name="P66"><text:s/></text:p>
      <text:p text:style-name="P66">Ich Wünsche euch viel Erfolg.</text:p>
      <text:p text:style-name="P66"/>
      <text:p text:style-name="P72">STUTTGART xx.11.2020</text:p>
      <text:p text:style-name="P67"/>
      <text:p text:style-name="P66">Hallo Leute,</text:p>
      <text:p text:style-name="P66">Ich hatte heute meine FSP Prüfung abgelegt und bestanden 😊</text:p>
      <text:p text:style-name="P66">Mein Fall war Ulkuskrankheit.</text:p>
      <text:p text:style-name="P66">Der Patient Herr Keiser-Schmitt ( das ist der Nachname 🙈) leidet an krampartige Oberbauchschmerzen seit 2 Wochen und sie sind seit gestern verstärkt.</text:p>
      <text:p text:style-name="P66">Die Schmerzen sind auf Skala 6 oder 7 und ohne Ausstrahlung.</text:p>
      <text:p text:style-name="P66">Sie treten nach Die Einnahme von scharen Essen und Stress auf.</text:p>
      <text:p text:style-name="P66">Zusätzlich hat er einmal erbrechen( mit Blut )</text:p>
      <text:p text:style-name="P66">Übelkeit hat er auch.</text:p>
      <text:p text:style-name="P66">Die vegetative Anamnese ist unauffällig bis auf Appetitlosigkeit und Meläne ( ab und zu ).</text:p>
      <text:p text:style-name="P66">Als Vorerkrankungen leidet er an Bluthochdrick, erhöhte Blutfettwerte und Rückenschmerzen ( dagegen nimmt er Ibuprofen zweimal täglich)</text:p>
      <text:p text:style-name="P66">Er ist Raucher seit mehr als 40 Jahren und trinkt Alkohol jeden Tag. </text:p>
      <text:p text:style-name="P66">Das Arzt-Arzt-Gespräch war nicht schlimm.2</text:p>
      <text:p text:style-name="P66">Die Oberärztin wollte mir eine kurze Vorstellung für die Symptomen nur in medizinischen Begriffen sagen ( ohne lange Sätze oder Details)</text:p>
      <text:p text:style-name="P66">Sie fragt mich über risikofaktoren ( Rauchen, Alkohol, Alter, scharfes Essen &amp; Stress)</text:p>
      <text:p text:style-name="P66">Stuttgart: </text:p>
      <text:p text:style-name="P66">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66">Er ist allergisch gegn pollen Gräser und trinkt seit 25 Jahren 1Glas Wein und seit 5 Jahren ein Glas Whiskey.</text:p>
      <text:p text:style-name="P66">Die Familienanamnese ergab dass seine Mutter litt an Kolonkarzinoma und Sein Vater litt an Parkinsonism, beide Eltern sind gestorben. Herr Heinz ist Inguiner am Straßenbau,verheiratet, arbeitet in Südafrika und lebt mit seiner Frau zusammen.</text:p>
      <text:p text:style-name="P66">Aufgrund der Symptomatik besteht der Verdacht auf Typhus Fieber. Außerdem kommen in betracht:</text:p>
      <text:p text:style-name="P66">Malaria </text:p>
      <text:p text:style-name="P66">Pneumonie</text:p>
      <text:p text:style-name="P66">Frage von den Prüfer </text:p>
      <text:p text:style-name="P66">* Verdacht diagnose? Wie kommen Sie dahin? </text:p>
      <text:p text:style-name="P66">* diagnostische test und Therapie </text:p>
      <text:p text:style-name="P66">* warum thyphus wenn er auch die impfung gegen dass hat</text:p>
      <text:p text:style-name="P66">* wo ist malaria häufig</text:p>
      <text:p text:style-name="P66">*warum pneumonia </text:p>
      <text:p text:style-name="P66">* inkubation zeit für Thyphus</text:p>
      <text:p text:style-name="P66"><text:soft-page-break/>*B-symptome? </text:p>
      <text:p text:style-name="P66">* erste Komplikation</text:p>
      <text:p text:style-name="P66">* woran denken sie wenn der Patient auch husten hat? </text:p>
      <text:p text:style-name="P66">* was werde ihre diagnose wenn es blutige diarrhö gibt? </text:p>
      <text:p text:style-name="P66"/>
      <text:p text:style-name="P66">Die Prüfer wann super nett 👍🏼 und machen Sie sich keine Sorge. Viel Erfolg!</text:p>
      <text:p text:style-name="P75"/>
      <text:p text:style-name="P75"/>
      <text:p text:style-name="P75">S<text:span text:style-name="T13">TUTTGART</text:span> [<text:span text:style-name="T13">25</text:span>. 0<text:span text:style-name="T13">1</text:span>.2021]</text:p>
      <text:p text:style-name="P37">Liebe Kolleginnen und Kollegen, ich habe die Fachsprachprüfung am 25.01.2021 in Stuttgart abgelegt und bestanden. Mein Fall war Apoplex. </text:p>
      <text:p text:style-name="P28">Die Prüfer waren extrem nett und hatten deutlich gesprochen! Viel Erfolg! </text:p>
      <text:p text:style-name="P28">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p>
      <text:p text:style-name="P28">Fachbegriffe: 1. Radial 2. Ätiologisch 3. Appendizitis 4. Zerebral 5. Hydrozephalus 6. Hypothyreose 7. Hallux valgus 8. Hyperhidrosis 9. Anämisch 10. … 11. … 12. …</text:p>
      <text:p text:style-name="P28"/>
      <text:p text:style-name="P34">STUTTGART 25.01.2021</text:p>
      <text:p text:style-name="P66">Liebe Kolleginnen und Kollegen, ich habe heute 01.2021 die FSP bestanden. </text:p>
      <text:p text:style-name="P66">Mein Fall war TIA mit linksseitiger Hemiparase , Amaurose, Vertigo und Aphasie.</text:p>
      <text:p text:style-name="P66"><text:s/>Oberaerztin hat nach Differenzialdiagnostik gefragt. Begriffe: Radialis, Cerebralis, Glangula lacrimalis, Hyperhidrosis, Delirium tremens, Hyperthyreose. Die Kommission war nett, aber anspruchsvoll. </text:p>
      <text:p text:style-name="P66"><text:soft-page-break/>Ich wünsche euch viel Erfolg!</text:p>
      <text:p text:style-name="P66">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66">Ich wünsche euch viel Erfolg!</text:p>
      <text:p text:style-name="P66">Letzte Samstag haben 2 Kollege die Prüfung abgelegt und bestanden. </text:p>
      <text:p text:style-name="P66">Und Die Fälle waren </text:p>
      <text:p text:style-name="P66">Colon irritabile </text:p>
      <text:p text:style-name="P66">Leber Zirrhose</text:p>
      <text:p text:style-name="P66"/>
      <text:p text:style-name="P72">STUTTGART 06.03.2021</text:p>
      <text:p text:style-name="P66">Ich habe heute die Prüfung in Stuttgart bestanden. 06.03.2021</text:p>
      <text:p text:style-name="P66">Mein Fall war Depression .</text:p>
      <text:p text:style-name="P66">25 jähriger Patient, seit 6 monaten Mudigkeit, Konzentrationsstorungen, Schlafstörunge2n, Inappetenz . <text:s/></text:p>
      <text:p text:style-name="P66">Gewichtsverlust 20 kg innerhalb von 6 monaten </text:p>
      <text:p text:style-name="P66">Er wohne alleine. Er hatte einen Unfall vor 6 monaten. <text:s/></text:p>
      <text:p text:style-name="P66">Vorop: Tonsillektomie mit 12 LJ <text:s/></text:p>
      <text:p text:style-name="P66">Er nehme Schmerzmittel bei Bedarf. (könnte nicht erinnern) <text:s/></text:p>
      <text:p text:style-name="P66">Familienanamnese war unauffälig. <text:s/></text:p>
      <text:p text:style-name="P66">Die aktuelle anamnese was sehr typisch, und nicht so viel symptome. <text:s/></text:p>
      <text:p text:style-name="P66">Ich musste Empathie zeigen und den Patienten oft beruhigen. <text:s/></text:p>
      <text:p text:style-name="P66">Arzt –Arzt gespräch : </text:p>
      <text:p text:style-name="P66">Verdachtsdiagnose ? <text:s/></text:p>
      <text:p text:style-name="P66">Wie war der Unfall behandelt ? <text:s/></text:p>
      <text:p text:style-name="P66">Differential diagnosen ? <text:s/>Warum nicht Tumor ? <text:s/>2</text:p>
      <text:p text:style-name="P66">Therapie ? <text:s/></text:p>
      <text:p text:style-name="P66">Es geht hauptsächlich um die Sprache und wie Sie auf den Patienten reagieren.</text:p>
      <text:p text:style-name="P66"/>
      <text:p text:style-name="P66"/>
      <text:p text:style-name="P98"><text:span text:style-name="T17">STUTTGART 06.03.202</text:span><text:span text:style-name="T18">1</text:span></text:p>
      <text:p text:style-name="P66">Fall war benigne prostata hyperplasie </text:p>
      <text:p text:style-name="P66">Dysurie, polliksurie nyukturie insomnia nausea waren die beschwerden. Keine gewichtsveränderung und hämaturie.</text:p>
      <text:p text:style-name="P66">Vater ist an prostatakarzinom gestorben.</text:p>
      <text:p text:style-name="P66">Pt leidet an aHT und DM</text:p>
      <text:p text:style-name="P66">Ist raucher seit 45 jahren</text:p>
      <text:p text:style-name="P66">Fachbegriffe</text:p>
      <text:p text:style-name="P66">dekade </text:p>
      <text:p text:style-name="P66">duodinalesonde</text:p>
      <text:p text:style-name="P66">Tibia</text:p>
      <text:p text:style-name="P66">Os pubis</text:p>
      <text:p text:style-name="P66">Ventral</text:p>
      <text:p text:style-name="P66">Valva</text:p>
      <text:p text:style-name="P66">Apopletischeinsult</text:p>
      <text:p text:style-name="P66"/>
      <text:p text:style-name="P15"/>
      <text:p text:style-name="P78">STUTTGART 06.03.2021</text:p>
      <text:p text:style-name="P66">Mein Fall war Depression .</text:p>
      <text:p text:style-name="P66">25 jähriger Patient, seit 6 monaten Mudigkeit, Konzentrationsstorungen, Schlafstörungen, Inappetenz . <text:s/></text:p>
      <text:p text:style-name="P66">Gewichtsverlust 20 kg innerhalb von 6 monaten </text:p>
      <text:p text:style-name="P66">Er wohne alleine. Er hatte einen Unfall vor 6 monaten. <text:s/>2</text:p>
      <text:p text:style-name="P66">Vorop: Tonsillektomie mit 12 LJ <text:s/></text:p>
      <text:p text:style-name="P66"><text:soft-page-break/>Er nehme Schmerzmittel bei Bedarf. (könnte nicht erinnern) <text:s/></text:p>
      <text:p text:style-name="P66">Familienanamnese war unauffälig. <text:s/></text:p>
      <text:p text:style-name="P66">Die aktuelle anamnese was sehr typisch, und nicht so viel symptome. <text:s/></text:p>
      <text:p text:style-name="P66">Ich musste Empathie zeigen und den Patienten oft beruhigen. <text:s/></text:p>
      <text:p text:style-name="P66">Arzt –Arzt gespräch : </text:p>
      <text:p text:style-name="P66">Verdachtsdiagnose ? <text:s/></text:p>
      <text:p text:style-name="P66">Wie war der Unfall behandelt ? <text:s/></text:p>
      <text:p text:style-name="P66">Differential diagnosen ? <text:s/>Warum nicht Tumor ? <text:s/></text:p>
      <text:p text:style-name="P66">Therapie ? <text:s/></text:p>
      <text:p text:style-name="P66">Es geht hauptsächlich um die Sprache und wie Sie auf den Patienten reagieren.</text:p>
      <text:p text:style-name="P66">6.3 2021 benigne prostatahyperplasie</text:p>
      <text:p text:style-name="P66"/>
      <text:p text:style-name="P72">STUTTGART xx.03.2021</text:p>
      <text:p text:style-name="P67"/>
      <text:p text:style-name="P66">Fall war benigne prostata hyperplasie </text:p>
      <text:p text:style-name="P66">Dysurie, polliksurie nyukturie insomnia nausea waren die beschwerden. Keine gewichtsveränderung und hämaturie.</text:p>
      <text:p text:style-name="P66">Vater ist an prostatakarzinom gestorben.</text:p>
      <text:p text:style-name="P66">Pt leidet an aHT und DM</text:p>
      <text:p text:style-name="P66">Ist raucher seit 45 jahren</text:p>
      <text:p text:style-name="P66">Fachbegriffe</text:p>
      <text:p text:style-name="P66">dekade </text:p>
      <text:p text:style-name="P66">duodinalesonde</text:p>
      <text:p text:style-name="P66">Tibia</text:p>
      <text:p text:style-name="P66">Os pubis</text:p>
      <text:p text:style-name="P66">Ventral</text:p>
      <text:p text:style-name="P66">Valva</text:p>
      <text:p text:style-name="P66">Apopletischeinsult</text:p>
      <text:p text:style-name="P66">Kolonkarzinom und Cholezystitis waren 20.03</text:p>
      <text:p text:style-name="P66">Letzte Samstag Fälle: </text:p>
      <text:p text:style-name="P66">Kolonkarzinom und HWS (Bandscheibenvorfall)</text:p>
      <text:p text:style-name="P71"/>
      <text:p text:style-name="P71"/>
      <text:p text:style-name="P72">STUTTGART 10.04.2021</text:p>
      <text:p text:style-name="P72"/>
      <text:p text:style-name="P69">Ich habe meine FSP Prüfung in Stuttgart am 10.04 bestanden </text:p>
      <text:p text:style-name="P74"><text:s/></text:p>
      <text:p text:style-name="P69">Mein Fall war Kolonkarzinom.</text:p>
      <text:p text:style-name="P108">Der Patient stellte sich aufgrund eines seit 3 Monaten bestehenden, dauerhaften, ohne ausstrahlenden Abdomenschmerzes vor.</text:p>
      <text:p text:style-name="P108">Der Schmerz liegt bei 4 auf der Schmerzskala.</text:p>
      <text:p text:style-name="P108">Er berichtet, er habe keinen Auslöser bemerkt.</text:p>
      <text:p text:style-name="P108">Zusätzlich hat er einmal Stuhl mit heller Blutung gehabt.</text:p>
      <text:p text:style-name="P108"><text:s/></text:p>
      <text:p text:style-name="P108">Die vegetative Anamnese ist unauffällig bis auf Abgeschlagenheit, Obstipation und Gewichtsverlust (3kg/3 Mon).</text:p>
      <text:p text:style-name="P108">Als Vorerkrankungen leidet er an arterieller Hypertonie, deswegen nehme er etwas dagegen aber er wusste nicht den Name oder Dosierung. Außerdem nehme er Laxativum und Valium bei Bedarf ein. </text:p>
      <text:p text:style-name="P108">Er sei Nichtraucher und trinke gelegentlich Alkohol.</text:p>
      <text:p text:style-name="P108">Es sei eine Appendizektomie mit 10 Jahren bekannt.</text:p>
      <text:p text:style-name="P108">Die Impf- und Allergie- Anamnese sind unauffällig.</text:p>
      <text:p text:style-name="P108">Er habe 3 Kinder ( Eins ist adoptiert, ein anderes hat Suizid gemacht und das dritte hat Querschnittlähmung) </text:p>
      <text:p text:style-name="P108"><text:soft-page-break/>In der F.A. fanden sich bei der Mutter arterieller Hypertonie und beim Vater Prostatakarzinom (Vorsteherdrüsekrebs).</text:p>
      <text:p text:style-name="P108">Am Ende hat der Patienten gefragt: Was habe ich? Kann etwas mit den Herzen zu tun? tut die Darmspiegelung weh?</text:p>
      <text:p text:style-name="P108">Arzt-Arzt Gespräch </text:p>
      <text:p text:style-name="P108">ich habe den Patienten vorgestellt und er hat nur ein paar mal mich unterbrochen. </text:p>
      <text:p text:style-name="P108">Fragen: Was spricht für Kolonkarzinom? Differenzial Diagnose? Was spricht für Colitis Ulcerosa und gegen Morbus Chron? Welche Untersuchungen und Therapie würde ich empfehlen?</text:p>
      <text:p text:style-name="P108"><text:s/></text:p>
      <text:p text:style-name="P108">Fachbegriffe:</text:p>
      <text:p text:style-name="P108">pCO2</text:p>
      <text:p text:style-name="P108">inhalation </text:p>
      <text:p text:style-name="P108">Pollinosis</text:p>
      <text:p text:style-name="P108">Kolonoskopie</text:p>
      <text:p text:style-name="P108">Antibiotika </text:p>
      <text:p text:style-name="P108">Osteoporose</text:p>
      <text:p text:style-name="P108"/>
      <text:p text:style-name="P108"/>
      <text:p text:style-name="P108"/>
      <text:p text:style-name="P108"/>
      <text:p text:style-name="P73">STUTTGART 22.05.2021</text:p>
      <text:p text:style-name="P13"/>
      <text:p text:style-name="P70">­</text:p>
      <text:p text:style-name="P71"/>
      <text:p text:style-name="P71"><text:s/></text:p>
      <text:p text:style-name="P74">Hallo! Ich habe die Prüfung heute 22.05.21 bestanden. </text:p>
      <text:p text:style-name="P74">Mein Fall war Ösophaguskarzinom.</text:p>
      <text:p text:style-name="P108"><text:s/>Die Diagnose war einfach zu stellen , weil der Patien nur Odynophagie und Gewichtsverlust (10-15kg) hat. Vegetativean. nur Insomnie. Genuss: Nikotin 27 P/Y; Alkohol 4-5 Bier/ täglich. Nichts 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108">Meningitis, Palmar, Amnioskopie, Eksxikose, Fibrose, Zystitis, Adventitia, Aneurisma, Lumbago, Makula</text:p>
      <text:p text:style-name="P108"/>
      <text:p text:style-name="P74">Hallo. Ich habe die Prüfung auch heute 22.05.21 bestanden. </text:p>
      <text:p text:style-name="P14"><text:span text:style-name="T6">Die Prüfern sind wirklich sehr nett. Mein fall war Carcinoid</text:span><text:span text:style-name="T17">. </text:span></text:p>
      <text:p text:style-name="P108">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text:soft-page-break/>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108">Stauungsdermatitis, radius, os carpi, arthroskopie, chloasma, chemotherapie, gangrän, periumbilical, urethra, pertussis.</text:p>
      <text:p text:style-name="P108">Den rest kann ich jetzt momentan nicht erinnern.</text:p>
      <text:p text:style-name="P108"/>
      <text:p text:style-name="P108"/>
      <text:p text:style-name="P74">Hallo 😊 Ich habe die Fachsprachenprüfung heute 22.05.21 in Stuttgart bestanden. </text:p>
      <text:p text:style-name="P14"><text:span text:style-name="T6">Mein Fall war GERD</text:span><text:span text:style-name="T17">. </text:span></text:p>
      <text:p text:style-name="P108">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p>
      <text:p text:style-name="P108">Schwester- <text:s/>multiple Sklerose.</text:p>
      <text:p text:style-name="P108">Eltern- Gesund.</text:p>
      <text:p text:style-name="P108">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108">Begriffe : Incompliance, Hämatemesis, Verstopfung, Letalität Ich erinnere mich nicht an den Rest.</text:p>
      <text:p text:style-name="P108"/>
      <text:p text:style-name="P31">Heute habe ich in Stuttgart die Prüfung bestanden Gott sei Dank 22.05.2021</text:p>
      <text:p text:style-name="P31">Mein Fall war: Schenkelhalsfraktur </text:p>
      <text:p text:style-name="P29"><text:s/>Prüfer waren sehr nett </text:p>
      <text:p text:style-name="P29">Der Patient sei auf der linken Hüfte gestürzt, er berichtete, dass er schmerzen in der linken Hüfte habe mit Ausstrahlung im Oberschenkel. Die Schmerzen seien stechend und auf einer Skala lägen sie bei 7.</text:p>
      <text:p text:style-name="P29">Die Frage nach Allergien wurde verneint.</text:p>
      <text:p text:style-name="P29">Er ist Nichtraucher und trinke kein Alkohol.</text:p>
      <text:p text:style-name="P29">An Vorerkrankungen seien folgende Krankheiten bekannt:</text:p>
      <text:p text:style-name="P29">-Arterielle Hypertonie </text:p>
      <text:p text:style-name="P29">-Divertikulose (Der Patient habe nur berichtete, dass bei ihm bei einer Darmspiegelung eine Ausstülpung ohne Komplikationen wurde festgestellt)</text:p>
      <text:p text:style-name="P29">Die Frage nach Vor-Ops wurde verneint.</text:p>
      <text:p text:style-name="P29">In Bezug auf die Medikation nehme er regelmäßig ein:</text:p>
      <text:p text:style-name="P29">Ramipril 1-0-1</text:p>
      <text:p text:style-name="P29">Ein anderes ich erinnere mich nicht mehr daran </text:p>
      <text:p text:style-name="P29">Familienanamnestich ist wichtig zu erwähnen, dass der Vater wahrscheinlich an einen Retinoblastom mit Lebermetastasien (der Patient hat gesagt Augenkrebs) leide und die Mutter an einen Apoplex gestorben sei.</text:p>
      <text:p text:style-name="P29">Der Patient arbeite als Hausmeister, er sei verheiratet und habe 3 Kinder, einer leide an Asthma.</text:p>
      <text:p text:style-name="P29">Die anamnestischen Angaben deuten am ehesten auf eine Schenkelhalsfraktur hin </text:p>
      <text:p text:style-name="P29">DD: Hüftgelenksluxation,osteporose, koxarthrose</text:p>
      <text:p text:style-name="P29">Arzt Arzt Gespräch Fragen:</text:p>
      <text:p text:style-name="P29">_ wie sieht die Hämodynamische Zustand aus? Patient orientiert sprechbar...</text:p>
      <text:p text:style-name="P29">_ Verdacht Diagnose</text:p>
      <text:p text:style-name="P29">_ weitere Maßnahmen (körperliche Untersuchung, Röntgen...) </text:p>
      <text:p text:style-name="P29">_ generell über Therapie Möglichkeiten ganz kurz und nicht tief</text:p>
      <text:p text:style-name="P29">_ Traumatologie Konzil (ob ich das machen muss)</text:p>
      <text:p text:style-name="P29"><text:soft-page-break/>-Körperliche <text:s/>Untersuchung <text:s/>ganz kurz: Mobilität, Sensibilität <text:s/>und tasten von periphere Puls.</text:p>
      <text:p text:style-name="P29">Fachbegriffe:</text:p>
      <text:p text:style-name="P38">Subcutis</text:p>
      <text:p text:style-name="P38">Subluxation2</text:p>
      <text:p text:style-name="P38">Irreversibel</text:p>
      <text:p text:style-name="P38">Abszess</text:p>
      <text:p text:style-name="P38">Abort</text:p>
      <text:p text:style-name="P38">Placebo</text:p>
      <text:p text:style-name="P38">Altinsulin</text:p>
      <text:p text:style-name="P38">Diuretika</text:p>
      <text:p text:style-name="P38">Läsion</text:p>
      <text:p text:style-name="P66"/>
      <text:p text:style-name="P66"/>
      <text:p text:style-name="P74">Stuttgart 22.05.2021 </text:p>
      <text:p text:style-name="P74">Mein Fall bei FSP war Magenkarzinom. </text:p>
      <text:p text:style-name="P108">1.Die anamnestischen Angaben waren sehr klar, Gewichtsverlust, Fatigue, Bauchschmerzen. Der P. sei Raucher, +familiäre Prädisposition. Der P. war freundlich, hat nicht viel geredet und nach 15 min habe ich ihn über weitere Schritten aufgeklärt.</text:p>
      <text:p text:style-name="P108">!!! Empatie ist wichtig und dass ihr sich selbstbewusst zeigt. +Augenkontakt, smile.</text:p>
      <text:p text:style-name="P108">2. Ich habe den Brief fast geschafft, nur Therapie mit Stichwortern geschrieben. (Allergien, Noxen. FA und SA auch mit Stichwortern)</text:p>
      <text:p text:style-name="P108">! Ich empfehle euch einen <text:s/>radierbaren Kuli, so war mein Brief ein bisschen "sauberer", aber meine Schrift war nicht überall lesbar (die Prüfern haben das mir gesagt))</text:p>
      <text:p text:style-name="P108">3. Ich durfte meinen P. vollständig vorstellen und dann wurde ich von einem Prüfer gefragt - VD, DD, Maßnahmen, Labor- welche Parametern genau. Und Fragen über die Anamnese.</text:p>
      <text:p text:style-name="P108">! Sie fragen nichr tief. Die Reaktion auf die Fragen ist wichtig, Empathie zu dem P. beim AAGeschpräch zeigen ( und den Nachnamen des P. <text:s/>während des Gesprächs verwenden), </text:p>
      <text:p text:style-name="P108">und Ruhe bewahren 😬))</text:p>
      <text:p text:style-name="P108">Ich wünsche euch viel Erfolg!</text:p>
      <text:p text:style-name="P108"/>
      <text:p text:style-name="P73">STUTTGART 15.06.2021</text:p>
      <text:p text:style-name="P74"/>
      <text:p text:style-name="P14"><text:span text:style-name="T6"><text:s/>Fall von Heute von Stuttgart: Wirbelsäulefraktur bei bekannter Osteoporose, DD sie haben viel gefragt. </text:span><text:span text:style-name="T8">Fachbegriffe:</text:span></text:p>
      <text:p text:style-name="P69">Dekubitus</text:p>
      <text:p text:style-name="P69">Lateral</text:p>
      <text:p text:style-name="P69">Antigen</text:p>
      <text:p text:style-name="P69">Adduktoren</text:p>
      <text:p text:style-name="P69">Vertebra cervica</text:p>
      <text:p text:style-name="P69">Maligne Lymphom</text:p>
      <text:p text:style-name="P69">Reflux</text:p>
      <text:p text:style-name="P69">Ich habe die Prüfung heute bestanden.</text:p>
      <text:p text:style-name="P69">Mein Fall war Lyme Borreliose</text:p>
      <text:p text:style-name="P69">Ich werde später was ich habe schreiben</text:p>
      <text:p text:style-name="P69"/>
      <text:p text:style-name="P69"/>
      <text:p text:style-name="P74">Ich habe auch heute Gott sei Dank bestanden .Mein Fall war metabolisches Syndrom </text:p>
      <text:p text:style-name="P69">Fachbegriffe: Antiarrhtmika</text:p>
      <text:p text:style-name="P69">Fémur</text:p>
      <text:p text:style-name="P69">Fluktuirend </text:p>
      <text:p text:style-name="P69">Strabismus </text:p>
      <text:p text:style-name="P69">Ophttalmoplegie</text:p>
      <text:p text:style-name="P69">Epiglottis </text:p>
      <text:p text:style-name="P69">Kaudal </text:p>
      <text:p text:style-name="P69"><text:soft-page-break/>Vésicale biliaris </text:p>
      <text:p text:style-name="P108"/>
      <text:p text:style-name="P66"/>
      <text:p text:style-name="P66"/>
      <text:p text:style-name="P74"><text:s/>Mein Fall war Ulkus ventriculi</text:p>
      <text:p text:style-name="P69">Fachbegriffe: <text:s/>Hodentorsion, Variola, <text:s/>Analgetikum, cranial, Laringitis, EKG, <text:s/>analgetisch</text:p>
      <text:p text:style-name="P69"/>
      <text:p text:style-name="P69"/>
      <text:p text:style-name="P69"/>
      <text:p text:style-name="P73">STUTTGART 12.06.2021</text:p>
      <text:p text:style-name="P68"/>
      <text:p text:style-name="P32">12.06.2021 </text:p>
      <text:p text:style-name="P26">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text:soft-page-break/>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14"><text:span text:style-name="T14">Fachbegriffe</text:span><text:span text:style-name="T16">: Femur Antiarrythmitika vesica biliaris Kaudal Fluktuirend Tophus Ophtalmoplegie Epiglottis VArizen Hernie Strabismus Viel Erfolg!!</text:span></text:p>
      <text:p text:style-name="P39"/>
      <text:p text:style-name="P39"/>
      <text:p text:style-name="P33"/>
      <text:p text:style-name="P33">STUTTGART XX.06.2021</text:p>
      <text:p text:style-name="P30">Mein Fall war sehr Klar und Typisch (Lyme Borreliose) </text:p>
      <text:p text:style-name="P30">Linkes Bein Rötung, ohne Schmerzen oder andere Neurologische Beschwerde, vor 2 Wochen war im Urlaub im Wald, </text:p>
      <text:p text:style-name="P27"><text:s/></text:p>
      <text:p text:style-name="P27">Fragen:</text:p>
      <text:p text:style-name="P27">Verdachtsdiagnose?</text:p>
      <text:p text:style-name="P27">Erythema Beschreiben?</text:p>
      <text:p text:style-name="P27">Diagnostik? </text:p>
      <text:p text:style-name="P27">anulare Rötung (Erythema migrans)</text:p>
      <text:p text:style-name="P27">Therapie? Welche Antibiotika ?</text:p>
      <text:p text:style-name="P27">Fragen über DM1 ?</text:p>
      <text:p text:style-name="P27">Insulin Basis-Bolus-Therapie?</text:p>
      <text:p text:style-name="P27">Welche Komplikationen sind häufig mit Diabetiker? Und Was machen Sie? Urin-Test auf Mikroalbuminurie</text:p>
      <text:p text:style-name="P27"><text:s/></text:p>
      <text:p text:style-name="P27"><text:s/></text:p>
      <text:p text:style-name="P27">Er hat viel gefragt über Diabetes, weil ich schon mit Diabetiker Patienten gearbeitet habe (Lebenslauf)</text:p>
      <text:p text:style-name="P27"><text:s/></text:p>
      <text:p text:style-name="P27">Fachbegriffe :</text:p>
      <text:p text:style-name="P27"><text:s/></text:p>
      <text:p text:style-name="P27">Abdomen</text:p>
      <text:p text:style-name="P27">Kashiktich </text:p>
      <text:p text:style-name="P27">Präfinal</text:p>
      <text:p text:style-name="P27">Hepar</text:p>
      <text:p text:style-name="P27">Akkommodation</text:p>
      <text:p text:style-name="P27">Allergie </text:p>
      <text:p text:style-name="P27">Anorexia nervosa</text:p>
      <text:p text:style-name="P27">Dislokation </text:p>
      <text:p text:style-name="P27">Hallux valgus</text:p>
      <text:p text:style-name="P27"><text:s/></text:p>
      <text:p text:style-name="P36"/>
      <text:p text:style-name="P35">STUTTGART 26.06.2021</text:p>
      <text:p text:style-name="P35"/>
      <text:p text:style-name="P14"><text:span text:style-name="T14">Ich habe heute die Prüfung bestanden 26.06. <text:s/>Der Fall war spastische Bronchitis</text:span><text:span text:style-name="T15">, <text:s/></text:span></text:p>
      <text:p text:style-name="P26">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26"><text:s/>Die Begriffe sind: </text:p>
      <text:p text:style-name="P26"><text:soft-page-break/>ÖGD</text:p>
      <text:p text:style-name="P26">Tic</text:p>
      <text:p text:style-name="P26">Heredität</text:p>
      <text:p text:style-name="P26">Ösophagus</text:p>
      <text:p text:style-name="P26">Bride</text:p>
      <text:p text:style-name="P26">Affekt </text:p>
      <text:p text:style-name="P26">Exophtalmus</text:p>
      <text:p text:style-name="P26">VE: aHt, Dm Typ 2, benigne Prostatagyperplasie </text:p>
      <text:p text:style-name="P26">ME: metformin, b-blocker </text:p>
      <text:p text:style-name="P26">All: Hausstaub mit exanthem. </text:p>
      <text:p text:style-name="P26">Rauche seit der "Kindheit" 20 Z/T Alkoholkonsum 1-2 Bier täglich </text:p>
      <text:p text:style-name="P26">S.A. verheiratet, <text:s/>habe 2 Kinder, <text:s/>Rentner (Kitaerziher)</text:p>
      <text:p text:style-name="P26">Vater: Myolardinfarkt </text:p>
      <text:p text:style-name="P39">Mutter: Altersschwäche. Bruder : Bronchialkarzinom</text:p>
      <text:p text:style-name="P40"/>
      <text:p text:style-name="P99">S<text:span text:style-name="T13">TUTTGART</text:span> 30.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
      <text:p text:style-name="P21">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Es gibt insgesamt 4 Teile in der Prüfung.</text:p>
      <text:p text:style-name="P21">1. Anamnese</text:p>
      <text:p text:style-name="P21">2. Dokumentation</text:p>
      <text:p text:style-name="P21">3. Arzt-Arzt Gespräch</text:p>
      <text:p text:style-name="P21">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text:soft-page-break/>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Sollte sich die Verdachtdiagnose bestätigen, schlage ich die folgende Therapie vor.</text:p>
      <text:p text:style-name="P21">Analgetika (NSAR ggf. mit Opioiden)</text:p>
      <text:p text:style-name="P21">Physiotherapie</text:p>
      <text:p text:style-name="P21">orthopädische Hilfsmittel</text:p>
      <text:p text:style-name="P21">ggf. bei offene/ instabile Frakturen: Operation</text:p>
      <text:p text:style-name="P21"><text:s/></text:p>
      <text:p text:style-name="P21">💎Dokumentation</text:p>
      <text:p text:style-name="P21">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21"><text:soft-page-break/></text:p>
      <text:p text:style-name="P21"/>
      <text:p text:style-name="P78">STTUTGART XX.07.2021</text:p>
      <text:p text:style-name="P23"/>
      <text:p text:style-name="P26">Liebe Kolleginnen und Kollegen, ich habe die Fachsprachenprüfung in Stuttgart bestanden. Mein Fall war Schenkelhalsfraktur.</text:p>
      <text:p text:style-name="P26">Am Anfang:</text:p>
      <text:p text:style-name="P26">2 Prüfer und eine Mitarbeiterin bei der Ärztekammer waren im Zimmer. Ich</text:p>
      <text:p text:style-name="P26">habe mich vorgestellt (es dauerte insgesamt 2 Minuten und ist wirklich eine gute</text:p>
      <text:p text:style-name="P26">Chance um unsere Sprache zu zeigen, man kann sich dafür gut vorbereiten).</text:p>
      <text:p text:style-name="P26">Es gibt insgesamt 4 Teile in der Prüfung.</text:p>
      <text:p text:style-name="P26">1. Anamnese</text:p>
      <text:p text:style-name="P26">2. Dokumentation</text:p>
      <text:p text:style-name="P26">3. Arzt-Arzt Gespräch</text:p>
      <text:p text:style-name="P26">4. Fachbegriffe</text:p>
      <text:p text:style-name="P26"><text:s/></text:p>
      <text:p text:style-name="P26">Anamnese: Der Prüfer, der den Patienten gespielt hat, hat sehr deutlich gesprochen. Die Prüfer hatte auch keinen Mundschutz gehabt. Während der Prüfung durfte man den Mundschutz absabsetzen.</text:p>
      <text:p text:style-name="P26"><text:s/>Die anderen persönlichen Daten sind nicht wichtig außer: Name Michael Neumeister, Alter: 75 J., Größe: 180 cm, Gewicht:98 kg.</text:p>
      <text:p text:style-name="P26"><text:s/></text:p>
      <text:p text:style-name="P26">Keine Allergien oder Unverträglichkeiten seien bei ihm bekannt.</text:p>
      <text:p text:style-name="P26">Alkohol-, Nikotin- und Drogenkonsum wurde verneint.</text:p>
      <text:p text:style-name="P26">Der Vater mit 68 Lebensalter an einer Lebermetastase verstorben.</text:p>
      <text:p text:style-name="P26">Mutter sei mit 72 Lebensalter an einem Schlaganfall verstorben.</text:p>
      <text:p text:style-name="P26">Er sei Rentner ,verheiratet ,lebe mit seinem Ehefrau und habe 3 Kinder</text:p>
      <text:p text:style-name="P26"><text:s/></text:p>
      <text:p text:style-name="P26">Herr Neumeister ist ein 75-jähriger Pt, der sich heute bei uns wegen seit heute Morgen bestehender stechender zunehmender linkseitiger Koxalgie vorgestellt.</text:p>
      <text:p text:style-name="P26"><text:s/></text:p>
      <text:p text:style-name="P26">Der Patient berichtet, dass ihm erstens Schwindelig geworden sei, dann sei er ausgerutscht und auf der linken Seite gestürzt. Zudem könne der Patient nach dem Sturz nicht aufstehen. Er habe das Bewusstsein nicht verloren und selbst RD alarmiert.</text:p>
      <text:p text:style-name="P26">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6">(Man soll Empathie zeigen und ein Schmerzmittel anbieten aber zuerst muss man nach Allergien gegen Medikamente und vorherige eingenommene Medikamente fragen.)</text:p>
      <text:p text:style-name="P26"><text:s/></text:p>
      <text:p text:style-name="P26">Die Beschwerden über Hypästhesie – Parese und Paralyse wurde verneint.</text:p>
      <text:p text:style-name="P26">Die vegetative Anamnese sei bis auf eine Obstipation unauffällig.</text:p>
      <text:p text:style-name="P26"><text:s/></text:p>
      <text:p text:style-name="P26">An Vorerkrankungen leide er an Arterielle Hypertonie (seit 30 Jahren) und er sei wegen einer linken Unterarmfraktur vor 10 Jahren operiert worden.</text:p>
      <text:p text:style-name="P26">Er nehme regelmäßig Ramipril-HCT 5/25 mg ein.</text:p>
      <text:p text:style-name="P26"><text:s/></text:p>
      <text:p text:style-name="P26">Die anamnestischen Angaben deuten am ehesten auf Schenkelhalsfraktur hin.</text:p>
      <text:p text:style-name="P26">Als Differentialdiagnosen kommen die folgende im Betracht: Femurkopffraktur , Beckenfraktur, Trochanter Fraktur und Muskelprellung.</text:p>
      <text:p text:style-name="P26">Zur weiteren Abklärung:</text:p>
      <text:p text:style-name="P26"><text:s/></text:p>
      <text:p text:style-name="P26">Körperliche Untersuchung (DMS-Kontrolle)</text:p>
      <text:p text:style-name="P26">Labor: kl. BB, CRP, Herzenzyme etc.</text:p>
      <text:p text:style-name="P26"><text:soft-page-break/>EKG ggf. lang-zeit EKG</text:p>
      <text:p text:style-name="P26">Röntgen ggf. CT des Hüftgelenks und Oberschenkels</text:p>
      <text:p text:style-name="P26"><text:s/></text:p>
      <text:p text:style-name="P26">Sollte sich die Verdachtdiagnose bestätigen, schlage ich die folgende Therapie vor.</text:p>
      <text:p text:style-name="P26">Analgetika (NSAR ggf. mit Opioiden)</text:p>
      <text:p text:style-name="P26">Physiotherapie</text:p>
      <text:p text:style-name="P26">orthopädische Hilfsmittel</text:p>
      <text:p text:style-name="P26">ggf. bei offene/ instabile Frakturen: Operation</text:p>
      <text:p text:style-name="P26"><text:s/></text:p>
      <text:p text:style-name="P26">Dokumentation</text:p>
      <text:p text:style-name="P26">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6"><text:s/></text:p>
      <text:p text:style-name="P26">Arzt - Arzt Gespräch:</text:p>
      <text:p text:style-name="P26"><text:s/></text:p>
      <text:p text:style-name="P26">Die Situation war wie eine Visite. Typische Fragen wie Verdachstdiagnose, weiteres Procedere usw.</text:p>
      <text:p text:style-name="P26">Aufklärung von Röntgen, CT und Huft Operation.</text:p>
      <text:p text:style-name="P26">Warum haben Sie EKG und Herzenzyme angefordert?</text:p>
      <text:p text:style-name="P26">Man soll die Klassifikation von Schenkelhalsfraktur wissen.</text:p>
      <text:p text:style-name="P26"><text:s/></text:p>
      <text:p text:style-name="P26">Es gab 12 lateinische Fachbegriffe und wir haben 5 Minuten. (Ich kann mich nur an 6 davon erinnern):</text:p>
      <text:p text:style-name="P26">Angulus</text:p>
      <text:p text:style-name="P26">Anämisch</text:p>
      <text:p text:style-name="P26">Ätiologisch</text:p>
      <text:p text:style-name="P26">Anticholinergikum</text:p>
      <text:p text:style-name="P26">Antiepileptika</text:p>
      <text:p text:style-name="P26">Prolaps</text:p>
      <text:p text:style-name="P26">Hemikolektomie</text:p>
      <text:p text:style-name="P21"/>
      <text:p text:style-name="P91">Stuttgart 9.11.2021</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text:soft-page-break/>- Retinaablatio</text:p>
      <text:p text:style-name="P21">- Adaptation</text:p>
      <text:p text:style-name="P21">- Androgene</text:p>
      <text:p text:style-name="P21">- Phobie</text:p>
      <text:p text:style-name="P24"/>
      <text:p text:style-name="P25"/>
      <text:p text:style-name="P21"/>
      <text:p text:style-name="P99">Stuttgart 17.11.2021</text:p>
      <text:p text:style-name="P55">Herzlichen Glückwunsch Dr Najma</text:p>
      <text:p text:style-name="P55"/>
      <text:p text:style-name="P55">▪️Liebe Kolleginnen und Kollegen, ich habe die Prüfung in Stuttgart bestanden. </text:p>
      <text:p text:style-name="P55">▪️Mein Fall war Depression. </text:p>
      <text:p text:style-name="P55">▪️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55">Fragen nach Gelenkscwellung, Rötung, Lähmung oder Sensibilitätstörung der Extremitäten, sowie Zeckenstich wurden verneint. </text:p>
      <text:p text:style-name="P55">▪️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55">▪️In der Famielenanamnese sei ei der Mutter Depression bekannt. Er sei arbeitslos, ledig und wohne alleine. </text:p>
      <text:p text:style-name="P55"/>
      <text:p text:style-name="P55">▪️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55"/>
      <text:p text:style-name="P55">▪️Fachbegriff waren auch einfach : </text:p>
      <text:p text:style-name="P55">Apathogen </text:p>
      <text:p text:style-name="P55">Adenotomie</text:p>
      <text:p text:style-name="P55">Hämatokolpos</text:p>
      <text:p text:style-name="P55">Os coccyx </text:p>
      <text:p text:style-name="P55">Abzess </text:p>
      <text:p text:style-name="P55"/>
      <text:p text:style-name="P55">▪️An den anderen kann ich mich nicht erinnern. Im allgemeinen würde ich sagen, daß Sprache würde bewertet, es ist in Ordnung wenn ihr nicht alle Fragen gestellt. </text:p>
      <text:p text:style-name="P55">Hauptsache : spricht, reagiert, und bleibt rühig. </text:p>
      <text:p text:style-name="P55">Viel Erfolg wünsche ich euch.</text:p>
      <text:p text:style-name="P55"/>
      <text:p text:style-name="P100">Stuttgart 6.12.21</text:p>
      <text:p text:style-name="P58">Hallo, ich habe heute meine FSP in Stuttgart abgelegt und bestanden.</text:p>
      <text:p text:style-name="P58">Mein Fall war Akoholabusus, der Prüfer hat über die Therapie und Alkoholentzug gefragt.. <text:s/>ich schreibe euch das Protokoll nachher.</text:p>
      <text:p text:style-name="P58">Ich erinnere mich an diese Fachbegriffe:</text:p>
      <text:p text:style-name="P58">Zytostatika</text:p>
      <text:p text:style-name="P58">Meläne</text:p>
      <text:p text:style-name="P58">Antagonstika</text:p>
      <text:p text:style-name="P58">Zystitis</text:p>
      <text:p text:style-name="P58">kolektomie</text:p>
      <text:p text:style-name="P58">Supination</text:p>
      <text:p text:style-name="P58"><text:soft-page-break/>bilateral</text:p>
      <text:p text:style-name="P58">Kontamination</text:p>
      <text:p text:style-name="P58">Hemikolektomie</text:p>
      <text:p text:style-name="P58">maligne</text:p>
      <text:p text:style-name="P58">Die andere Prüflinge hatten: </text:p>
      <text:p text:style-name="P58">Divertikulitis</text:p>
      <text:p text:style-name="P58">Panik Attack</text:p>
      <text:p text:style-name="P58">Gonarthrose</text:p>
      <text:p text:style-name="P100"/>
      <text:p text:style-name="P100">-----------------------------------</text:p>
      <text:p text:style-name="P100">Stuttgart 6.12.21</text:p>
      <text:p text:style-name="P59"><text:span text:style-name="T10">Fälle: </text:span>Akoholabusus, Divertikulitis, <text:s/>Panik Attack, Gonarthrose</text:p>
      <text:p text:style-name="P58"/>
      <text:p text:style-name="P109">Fachbe<text:tab/>griffe:</text:p>
      <text:p text:style-name="P41"/>
      <text:p text:style-name="P58">Zytostatika</text:p>
      <text:p text:style-name="P58">Meläne</text:p>
      <text:p text:style-name="P58">Antagonstika</text:p>
      <text:p text:style-name="P58">Zystitis</text:p>
      <text:p text:style-name="P58">kolektomie</text:p>
      <text:p text:style-name="P58">Supination</text:p>
      <text:p text:style-name="P58">bilateral</text:p>
      <text:p text:style-name="P58">Kontamination</text:p>
      <text:p text:style-name="P58">Hemikolektomie</text:p>
      <text:p text:style-name="P58">maligne</text:p>
      <text:p text:style-name="P58">Aphasie</text:p>
      <text:p text:style-name="P58">Antiarrhythmika</text:p>
      <text:p text:style-name="P58">Allergie</text:p>
      <text:p text:style-name="P58">Akren </text:p>
      <text:p text:style-name="P58">Cholestase</text:p>
      <text:p text:style-name="P58">Expektorantien</text:p>
      <text:p text:style-name="P58">Anästhesie</text:p>
      <text:p text:style-name="P58">Katarakt</text:p>
      <text:p text:style-name="P58">Lipom</text:p>
      <text:p text:style-name="P58">Femur</text:p>
      <text:p text:style-name="P100"/>
      <text:p text:style-name="P100">Stuttgart 6.12.21</text:p>
      <text:p text:style-name="P58">Hallo zusammen, ich habe auch heute meine FSP in Stuttgart abgelegt und Gott sei Dank bestanden.</text:p>
      <text:p text:style-name="P58">Mein Fall war Panik Attacke und Sie haben über Hyperthyreode gefragt und wie können wir unterscheiden und diagnostizieren</text:p>
      <text:p text:style-name="P58"/>
      <text:p text:style-name="P58">Die Fachbegriffe ware<text:span text:style-name="T10">n</text:span> sehr einfach </text:p>
      <text:p text:style-name="P58">Anästhesie</text:p>
      <text:p text:style-name="P58">Katarakt</text:p>
      <text:p text:style-name="P58">Lipom</text:p>
      <text:p text:style-name="P58">Femur</text:p>
      <text:p text:style-name="P58">Und andere noch einfacher</text:p>
      <text:p text:style-name="P58"/>
      <text:p text:style-name="P91">Stuttgart 6.12.2021</text:p>
      <text:p text:style-name="P58"/>
      <text:p text:style-name="P58">Liebe Kolleginnen und Kollegen,</text:p>
      <text:p text:style-name="P58">ich habe am 6.12.2021 die FSP in Stuttgart abgelegt und bestanden.</text:p>
      <text:p text:style-name="P58">Der Patient Max Freudenberg, 45 j, stellte sich aufgrund seit 4 Tagen bestehender Übelkeit,</text:p>
      <text:p text:style-name="P58">Erbrechen (Speisereste), Händezittern, sowie Unruhegefühl bei uns vor.</text:p>
      <text:p text:style-name="P58"><text:soft-page-break/>Er gab an, die Beschwerden nach einer Arbeitsfeier zu habe. Er berichtete, dass er mehr als 4 Gläser</text:p>
      <text:p text:style-name="P58">Schnaps getrunken habe, allerdings habe er Bewusstsein geblieben und nach Hause sein Auto</text:p>
      <text:p text:style-name="P58">gefahren.</text:p>
      <text:p text:style-name="P58">Die Frage nach Schmerzen, Dyspnoe, Vertigo wurde verneint.</text:p>
      <text:p text:style-name="P58">Die vegetative Anamnese ist unauffällig bis auf verminderte Appetit.</text:p>
      <text:p text:style-name="P58">An Vorerkrankungen bestehen beim Patienten wegen Unfälle:</text:p>
      <text:p text:style-name="P58">- vor 10 Jahren Handgelenkfraktur.</text:p>
      <text:p text:style-name="P58">- vor 4 Jahren Unterschenkelfraktur.</text:p>
      <text:p text:style-name="P58">-vor 2 Jahren Commotio cerebri.</text:p>
      <text:p text:style-name="P58">Sowie akut Pankreatitis vor 1.5 J.</text:p>
      <text:p text:style-name="P58">Er sei wegen der Frakturen zweimal operiert worden.</text:p>
      <text:p text:style-name="P58">Der Patient nehme Pantoprazol (1.0.0) ein, und habe keine Allergien.</text:p>
      <text:p text:style-name="P58">Er sei Raucher 45 Py, und trinke Alkohol (Schnaps - Sekt) 1-2 Gläser am Wochenende!</text:p>
      <text:p text:style-name="P58">Herr Freudenberg ist Maschinenschlüssel, geschieden (sie streiten häufig wegen Alkohol) und habe 2</text:p>
      <text:p text:style-name="P58">gesunde Kinder.</text:p>
      <text:p text:style-name="P58">Der Vater sei an Myokardinfarkt verstorben, und die Mutter habe Diabetes mellitus.</text:p>
      <text:p text:style-name="P58">Meine Verdachtsdiagnose lautet Alkoholabusus.</text:p>
      <text:p text:style-name="P58">D.D -Chronische Pankreatitis.</text:p>
      <text:p text:style-name="P58">Die Prüfer waren sehr ernst, beim Arzt-Arztgespräch habe ich zwei Sätze gesagt, dann er hat mich</text:p>
      <text:p text:style-name="P58">unterbrochen. Er sprach undeutlich, ich habe ihm mehrmals gebeten, die Frage zu wiederholen..</text:p>
      <text:p text:style-name="P58">-</text:p>
      <text:p text:style-name="P58"><text:s/>Was bedeutet Maschinenschlüssel!</text:p>
      <text:p text:style-name="P58">-</text:p>
      <text:p text:style-name="P58"><text:s/>Warum der Patient geschieden ist?</text:p>
      <text:p text:style-name="P58">-</text:p>
      <text:p text:style-name="P58"><text:s/>Der Patient ist Alkoholabhängig, wie würden Sie ihn therapieren? Er wollte hier</text:p>
      <text:p text:style-name="P58">(Alkoholentzug)</text:p>
      <text:p text:style-name="P58">-</text:p>
      <text:p text:style-name="P58"><text:s/>Was meinen Sie: wir müssen Alkohol nicht plötzlich aufhören?</text:p>
      <text:p text:style-name="P58">-</text:p>
      <text:p text:style-name="P58"><text:s/>Wie äußert sich Alkoholdelir?</text:p>
      <text:p text:style-name="P58">Er hat keine Fragen über D.D oder Untersuchungen gestellt. Ich versuchte, etwas über</text:p>
      <text:p text:style-name="P58">Pankreatitis und Labor zu erzählen, aber das war nicht sein Ziel.</text:p>
      <text:p text:style-name="P58">Die Fachbegriffe:</text:p>
      <text:p text:style-name="P58">Zytostetika, Meläne, Antagonstika, Zystitis, kolektomie, Supination, bilateral, Kontamination,</text:p>
      <text:p text:style-name="P58">Hemikolektomie, maligne..</text:p>
      <text:p text:style-name="P101"/>
      <text:p text:style-name="P101"/>
      <text:p text:style-name="P102">STUTTGART 06.02.2022</text:p>
      <text:p text:style-name="P102"/>
      <text:p text:style-name="P60">FSP Stuttgart <text:s/>05.02.2022</text:p>
      <text:p text:style-name="P60">persönliche Daten</text:p>
      <text:p text:style-name="P60">Name: Gerhard Kremer</text:p>
      <text:p text:style-name="P60">Alter: 29J. Er wurde am 11.05.1993 geboren.</text:p>
      <text:p text:style-name="P60">Groß: 178cm.</text:p>
      <text:p text:style-name="P60">Gewicht: 66kg.</text:p>
      <text:p text:style-name="P60">Allergien: Er sei allergisch gegen Pollen. Die allergische Reaktion sei stärker <text:s/>im Frühling. Die allergische Reaktion sieht wie Rhinitis und Ekzem aus.</text:p>
      <text:p text:style-name="P60">Nikotin: Nicht Raucher.</text:p>
      <text:p text:style-name="P60">Alkohol: Er trinke gelegentlich ein Glas Wein.</text:p>
      <text:p text:style-name="P60">Sport: Marathon.</text:p>
      <text:p text:style-name="P60"><text:soft-page-break/>Soziale Anamnese: Er sei ledig und habe eine Tochter, die an Neurodermitis leide. Er sei als Sekreter im Rathaus tätig.</text:p>
      <text:p text:style-name="P60">Familie Anamnese: Seine Mutter sei gesund, aber sein Vater sei an Lungenkarzinom mit 50 Jahren gestorben.</text:p>
      <text:p text:style-name="P60">Sehr geehrte Kolleginnen und Kollegen,</text:p>
      <text:p text:style-name="P60">ich möchte gern Ihnen einen neuen Fall präsentieren:</text:p>
      <text:p text:style-name="P60">ein 29-jähriger Patient, Gerhard Kremer, stellte sich heute bei uns wegen bestehender, diffuse, krampfartiger Bauchschmerzen ohne Ausstrahlung mit wässriger <text:s/>Diarrhö bis 5 Male täglich vor, die seit Langem <text:s/>begonnen hätten. Der Pat. schätze die Schmerzen auf 6 von 10 auf einer Schmerzskala.</text:p>
      <text:p text:style-name="P60">Der <text:s/>Pat. sei beim Hausarzt, aber nicht behandelt worden.</text:p>
      <text:p text:style-name="P60">Der Pat. berichtete auch, dass die Schmerzen nach Aufnahme von Kaffee mit Milch aufgetreten seien und sich im Verlauf der Zeit verbessert hätten.</text:p>
      <text:p text:style-name="P60">Begleitsymptome:</text:p>
      <text:p text:style-name="P60">Ferner sind <text:s/>dem Pat., <text:s/>die Folgenden Symptome aufgefallen:</text:p>
      <text:p text:style-name="P60">• Meteorismus</text:p>
      <text:p text:style-name="P60">• Müdigkeit</text:p>
      <text:p text:style-name="P60">Die Frage nach Meläna, Gewichtverlust, Vomitas, Nausea wurden von dem Patient verneint.</text:p>
      <text:p text:style-name="P60">Vegetative Anamnese sei unauffällig.</text:p>
      <text:p text:style-name="P60">Aus den Vorerkrankungen leide der Patient an Schmerzen in Hüft- und Kniegelenke nach dem Sport.</text:p>
      <text:p text:style-name="P60">OP Er sei wegen Appendektomie mit 12J. und Unterschenkelfraktur <text:s/>aufgrund des Fahrradunfalls mit 17J. komplikationslos operiert worden.</text:p>
      <text:p text:style-name="P60">In Bezug auf Medikamente nehme er bei Bedarf nur Ibuprufen <text:s/>wegen der Schmerzen in Gelenke ein.</text:p>
      <text:p text:style-name="P60">Die anamnestischen Angaben deuten am ehesten auf Laktoseintoleranz hin.</text:p>
      <text:p text:style-name="P60">Als Differenzialdiagnose kommen die Folgenden in Betracht:</text:p>
      <text:p text:style-name="P60">• Gastroenteritis</text:p>
      <text:p text:style-name="P60">• Reizdarmsyndrom</text:p>
      <text:p text:style-name="P60">• Milchallergien</text:p>
      <text:p text:style-name="P60">Maßnahmen</text:p>
      <text:p text:style-name="P60">Zur weiteren Abklärung sollten die folgenden Maßnahmen durchgeführt werden:</text:p>
      <text:p text:style-name="P60">• Laboruntersuchungen BB, CRP, BSG und Elektrolyte</text:p>
      <text:p text:style-name="P60">• Sonographie des Abdomens</text:p>
      <text:p text:style-name="P60">• H2-Laktose Atemtest</text:p>
      <text:p text:style-name="P60">• Laktose-Toleranztest</text:p>
      <text:p text:style-name="P60">Soll meine Verdachtsdiagnose bestätigen, schlage ich Folgende therapeutische Maßnahmen;</text:p>
      <text:p text:style-name="P60">• Diät – Laktosearme</text:p>
      <text:p text:style-name="P60">• Symptomatische Therapie</text:p>
      <text:p text:style-name="P60">• Laktasenthaltige Tabletten</text:p>
      <text:p text:style-name="P101"/>
      <text:p text:style-name="P101"/>
      <text:p text:style-name="P101">FSP in Stuttgart am 23.4.2022</text:p>
      <text:p text:style-name="P61">(einer türkischen Ärztin)</text:p>
      <text:p text:style-name="P61"/>
      <text:p text:style-name="P61">- alles mit Kugelschreiber</text:p>
      <text:p text:style-name="P61">- ohne Maske</text:p>
      <text:p text:style-name="P61">- kein Covid-Formular auszufüllen</text:p>
      <text:p text:style-name="P61"/>
      <text:p text:style-name="P61">Ich wurde zuerst gebeten, mich vorzustellen. (Eigentlich war das eine ziemlich lange Vorstellung.)</text:p>
      <text:p text:style-name="P61"/>
      <text:p text:style-name="P61">Als ich den Patienten nach seinem Alter gefragt habe, hat er direkt das Geburtsdatum angegeben. Dann musste ich das Alter berechnen 😂 <text:s/>Ich habe aber <text:s/>lustigerweise gesagt, um <text:soft-page-break/>Zeit zu gewinnen : "Sie sind also....(Pause)..... 34 Jahre alt, oh, da habe ich mir aber große Mühe gegeben." - also einen selbstironischen Witz gemacht.</text:p>
      <text:p text:style-name="P61"/>
      <text:p text:style-name="P61">Der Fall war MS.</text:p>
      <text:p text:style-name="P61"/>
      <text:p text:style-name="P61">Fachbegriffe: </text:p>
      <text:p text:style-name="P61"/>
      <text:p text:style-name="P61">- Os pubis</text:p>
      <text:p text:style-name="P61">- Cava inferior</text:p>
      <text:p text:style-name="P61">- Sugillation</text:p>
      <text:p text:style-name="P61">- Synkope</text:p>
      <text:p text:style-name="P61">- transitorische Ischämie</text:p>
      <text:p text:style-name="P61">- Atelektase</text:p>
      <text:p text:style-name="P61">- Spondylitis</text:p>
      <text:p text:style-name="P61">- bakterizid</text:p>
      <text:p text:style-name="P61">- Antiemetika</text:p>
      <text:p text:style-name="P61">- cardiogen</text:p>
      <text:p text:style-name="P61"/>
      <text:p text:style-name="P61">bestanden</text:p>
      <text:p text:style-name="P61"/>
      <text:p text:style-name="P1"><text:span text:style-name="T22">STUTTGART 9.07.2022 <text:s text:c="3"/></text:span><text:a xlink:type="simple" xlink:href="https://t.me/fspsimulationen/17491" text:style-name="Internet_20_link" text:visited-style-name="Visited_20_Internet_20_Link"><text:span text:style-name="T22">https://t.me/fspsimulationen/17491</text:span></text:a></text:p>
      <text:p text:style-name="P81"/>
      <text:p text:style-name="P44">Hallo euch allen,</text:p>
      <text:p text:style-name="P44">ich habe meine FSP am 09.07.2022 in Stuttgart abgelegt und Gott sei Dank bestanden.</text:p>
      <text:p text:style-name="P44">Die Prüfern waren sehr nett,der Patient hat alles deutlich erzählt,manchmal hat er auch Hinweise gegeben.</text:p>
      <text:p text:style-name="P44"/>
      <text:p text:style-name="P44">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4"/>
      <text:p text:style-name="P44">An Voroperationen ,vor 30 Jahre wurde er <text:s/>wegen Femurfraktur operiert worden,es sei Komplikationslos gewesen,es sei ein Arbeitsunfalls gewesen.</text:p>
      <text:p text:style-name="P44"/>
      <text:p text:style-name="P44">Nikotin-und Drogenabusus wurden verneint,Alkoholkonsum wurde mit ein Glas Rotwein täglich bejaht.</text:p>
      <text:p text:style-name="P44">Es gebe keine Allergie und Unverträglichkeiten bei ihm bekannt.</text:p>
      <text:p text:style-name="P44"/>
      <text:p text:style-name="P44">Die Eltern seien gestorben.Der Vater hatte an a.Hypertonie und DM gelitten und sei an Schlaganfall mit Alter 76 gestorben,Die Mutter hatte an a.Hypertonie gelitten und sei an HI gestorben.Er habe ein gesunde Bruder.</text:p>
      <text:p text:style-name="P44"/>
      <text:p text:style-name="P44">Er sei Rentner seit 10 Jahren,davor habe er als Schreiner selbständig gearbeitet,verheiratet,habe 5 gesünder Kinder und 6 gesünder Enkelkinder,wohne mit seiner Frau zusammen.</text:p>
      <text:p text:style-name="P44"/>
      <text:p text:style-name="P44">Er sei vollständig geimpft.</text:p>
      <text:p text:style-name="P44"/>
      <text:p text:style-name="P44"><text:soft-page-break/>Die Anamnestischen Angaben deuten am ehesten auf TIA hin.Differenzieldiagnostisch kommen folgende in Betracht: Schlaganfall,Gehirn Tumor,Migräne.</text:p>
      <text:p text:style-name="P44"/>
      <text:p text:style-name="P44">Als erstes Maßnahme würde ich den Patient stationär aufnehmen.</text:p>
      <text:p text:style-name="P44">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4"/>
      <text:p text:style-name="P44">Die Fachbegriffen waren: Adenotomie,Nephrektomie,Sinusitis frontalis,Melena,Ophthalmoplegie,imperative miktion,Adolesenz,Psoriasis,Plasenta,depressiv,Vigilanz und Koronararterstenose.</text:p>
      <text:p text:style-name="P44"/>
      <text:p text:style-name="P44">Ich wünsche euch allen viel Erfolg beim lernen,und bedanke mich bei allen,ich habe viel gelernt von dieser Gruppe.</text:p>
      <text:p text:style-name="P101"/>
      <text:p text:style-name="P101">Stuttgart [5.12.2022]</text:p>
      <text:p text:style-name="P110">Fälle:</text:p>
      <text:p text:style-name="P61">- Leberzirrohze</text:p>
      <text:p text:style-name="P61">- Pyelonephritis</text:p>
      <text:p text:style-name="P61">- Magenkarzinom</text:p>
      <text:p text:style-name="P61">- Gicht</text:p>
      <text:p text:style-name="P18"/>
      <text:p text:style-name="P89">Stuttgart [12.12.2022]</text:p>
      <text:p text:style-name="P89"/>
      <text:p text:style-name="P49">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49"/>
      <text:p text:style-name="P49">Ferner sind der Patientin folgende Begletsymptomen aufgefallen:</text:p>
      <text:p text:style-name="P49">-Cephalgie</text:p>
      <text:p text:style-name="P49">-Gliederschmerzen </text:p>
      <text:p text:style-name="P49">-Diffus Abdominalschmerzen</text:p>
      <text:p text:style-name="P49">-Trockene Tussis</text:p>
      <text:p text:style-name="P49">-Wässerig Diarrhö (sie erinnert sich nicht wie oft, nur häufig gesagt und auch keine Blut spüren bemerkt)</text:p>
      <text:p text:style-name="P49"/>
      <text:p text:style-name="P49">Außerdem erwähnte sie, eine Auslandsaufenthalts im Gambia vor 3 Wochen. ( ich habe vergessen wie lange war sie dort und auch die Impfung Anamnese)</text:p>
      <text:p text:style-name="P49"/>
      <text:p text:style-name="P49">An Vorerkrankungen leide der Patientin an seit Kindheit bestehendes Asthma bronchiale (behandelt mit Atrovent und Pulmacoat Spray b.B). Im alter von 18 sei eine Tonsillektomie erfolgt und komplikationslos verlaufen.</text:p>
      <text:p text:style-name="P49"/>
      <text:p text:style-name="P49">Allergie: Gräser (asthma)</text:p>
      <text:p text:style-name="P49"/>
      <text:p text:style-name="P49">SA: Ingineurin von Beruf, verheiratet, ein Sohn , wohnt zusammen mit ihrer Familie </text:p>
      <text:p text:style-name="P49"/>
      <text:p text:style-name="P49">FA: vater-Parkinson Erkrankung, Mutter- an Kolonkarzinom gelitten und daran verstorben.</text:p>
      <text:p text:style-name="P49"/>
      <text:p text:style-name="P49">Noxen: gelegentlich 2-3 Gläser Wein</text:p>
      <text:p text:style-name="P49"><text:soft-page-break/></text:p>
      <text:p text:style-name="P49">VD: Influenza </text:p>
      <text:p text:style-name="P49">DD: Covid 19, Gastroenteritis, CED</text:p>
      <text:p text:style-name="P49"/>
      <text:p text:style-name="P49">Fach Begriffe: Gibbus, fissur, Halluzination, aurikular, sperme, immer wieder auftretenden Auskugelung,</text:p>
      <text:p text:style-name="P77"/>
      <text:p text:style-name="P77"/>
      <text:p text:style-name="P91">Stuttgart 11.07.2022</text:p>
      <text:p text:style-name="P19"/>
      <text:p text:style-name="P19">Herzlichen Glückwunsch 🎉. Hallo euch allen,</text:p>
      <text:p text:style-name="P19">ich habe meine FSP am 09.07.2022 in Stuttgart abgelegt und Gott sei Dank bestanden.</text:p>
      <text:p text:style-name="P19">Die Prüfern waren sehr nett,der Patient hat alles deutlich erzählt,manchmal hat er auch Hinweise gegeben.</text:p>
      <text:p text:style-name="P19"/>
      <text:p text:style-name="P1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19"/>
      <text:p text:style-name="P19">An Voroperationen ,vor 30 Jahre wurde er <text:s/>wegen Femurfraktur operiert worden,es sei Komplikationslos gewesen,es sei ein Arbeitsunfalls gewesen.</text:p>
      <text:p text:style-name="P19"/>
      <text:p text:style-name="P19">Nikotin-und Drogenabusus wurden verneint,Alkoholkonsum wurde mit ein Glas Rotwein täglich bejaht.</text:p>
      <text:p text:style-name="P19">Es gebe keine Allergie und Unverträglichkeiten bei ihm bekannt.</text:p>
      <text:p text:style-name="P19"/>
      <text:p text:style-name="P19">Die Eltern seien gestorben.Der Vater hatte an a.Hypertonie und DM gelitten und sei an Schlaganfall mit Alter 76 gestorben,Die Mutter hatte an a.Hypertonie gelitten und sei an HI gestorben.Er habe ein gesunde Bruder.</text:p>
      <text:p text:style-name="P19"/>
      <text:p text:style-name="P19">Er sei Rentner seit 10 Jahren,davor habe er als Schreiner selbständig gearbeitet,verheiratet,habe 5 gesünder Kinder und 6 gesünder Enkelkinder,wohne mit seiner Frau zusammen.</text:p>
      <text:p text:style-name="P19"/>
      <text:p text:style-name="P19">Er sei vollständig geimpft.</text:p>
      <text:p text:style-name="P19"/>
      <text:p text:style-name="P19">Die Anamnestischen Angaben deuten am ehesten auf TIA hin.Differenzieldiagnostisch kommen folgende in Betracht: Schlaganfall,Gehirn Tumor,Migräne.</text:p>
      <text:p text:style-name="P19"/>
      <text:p text:style-name="P19">Als erstes Maßnahme würde ich den Patient stationär aufnehmen.</text:p>
      <text:p text:style-name="P1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19"/>
      <text:p text:style-name="P19"><text:soft-page-break/>Die Fachbegriffen waren: Adenotomie,Nephrektomie,Sinusitis frontalis,Melena,Ophthalmoplegie,imperative miktion,Adolesenz,Psoriasis,Plasenta,depressiv,Vigilanz und Koronararterstenose.</text:p>
      <text:p text:style-name="P19"/>
      <text:p text:style-name="P19">Ich wünsche euch allen viel Erfolg beim lernen,und bedanke mich bei allen,ich habe viel gelernt von dieser Gruppe.</text:p>
      <text:p text:style-name="P22"/>
      <text:p text:style-name="P91">Stuttgart 17.07.2022</text:p>
      <text:p text:style-name="P41">Hallo Kolleginnen und Kollegen </text:p>
      <text:p text:style-name="P41">Am 16.07.22 habe ich die FSP in Stuttgart bestanden. Ich werde versuchen, alles so zu erklären, wie es funktioniert hat.</text:p>
      <text:p text:style-name="P41"/>
      <text:p text:style-name="P41">⭕️ Prüfung Dynamik:</text:p>
      <text:p text:style-name="P41">An diesem Tag gab es 3 Kommission (zwei Ärzte und ein Deutschdozentin) und jede führte den Test mit zwei Kandidaten durch. Die Deutschdozentin kam herunter und nannte mich bei meinem Nachnamen.</text:p>
      <text:p text:style-name="P41">Ich ging hin und sie sagte, sie könne mich vorstellen. <text:s/>Danach stellte jeder der Prüfer eine Frage (dauer 2 min):</text:p>
      <text:p text:style-name="P41">Woher kommst du?</text:p>
      <text:p text:style-name="P41">Wie lange sind Sie schon in Deutschland?</text:p>
      <text:p text:style-name="P41">Die Deutschdozentin sagte: ,,Wir können anfangen". </text:p>
      <text:p text:style-name="P41">In diesem Moment fragte ich sie, ob ich zuerst meine Tabela machen könnte. Sie sagte ,,ja". </text:p>
      <text:p text:style-name="P41">Ich habe Teil 1 geführt, sie hat es mir gesagt, als ich noch 3 Minuten entfernt war. </text:p>
      <text:p text:style-name="P41">Dann gingen wir runter in einen Raum, wo die anderen Kollegen waren, die schon Teil 1 und 2 gemacht hatten. Es gibt eine Mitarbeiterin, die die Zeit kontrolliert und uns sagt, wenn noch 5 Minuten übrig sind. </text:p>
      <text:p text:style-name="P41">Am Ende der 5 Minuten nahm sie mein Blatt von Teil 1 und von Teil 2. </text:p>
      <text:p text:style-name="P41">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41">Dann ging ich in demselben Raum mit denselbe Komission. In Teil 3 war der andere Arzt der OA. Er sagte: "Ich weiß, dass Sie mir einen Patienten vorstellen möchten, worum geht es? </text:p>
      <text:p text:style-name="P41"/>
      <text:p text:style-name="P41">Mein allgemeiner Eindruck:</text:p>
      <text:p text:style-name="P41">- Es waren zwei ältere Ärzte, sie waren nicht unhöflich, aber auch nicht nett, neutral würde ich sagen. </text:p>
      <text:p text:style-name="P41">- Teil 1: Es ist wichtig, Fragen zu den Verdacht- und Differentialdiagnosen zu stellen, Einfühlungsvermögen zu zeigen, dem Patienten zu zeigen, dass Sie verstehen, wovon er spricht, und sich nicht nur darauf zu konzentrieren, das Anamnese Skript zu befolgen. </text:p>
      <text:p text:style-name="P41">- Teil 2: Schreiben Sie so viel wie möglich mit FB. Sie müssen nicht unbedingt alles über Therapie- und Diagnoseverfahren schreiben. </text:p>
      <text:p text:style-name="P41">- Teil 3: Viele Fachbegriffe verwenden. Beantworten Sie die Fragen so gut Sie können, oder wenn Sie es nicht wissen, nutzen Sie die Frage, um zu zeigen, dass Sie etwas über das Thema wissen. </text:p>
      <text:p text:style-name="P41">- Nach dem Arzt-Arzt Gespräch erhielt ich im selben Raum die FB-Liste. Es dauert 5 Minuten, um zu antworten. Dann bittet man Sie, ein paar Minuten draußen zu warten, und dann ruft man Sie an, um eine Rückmeldung zu geben. </text:p>
      <text:p text:style-name="P41"/>
      <text:p text:style-name="P41">⭕️ TEIL 1</text:p>
      <text:p text:style-name="P41">Allergien seien nicht bekannt</text:p>
      <text:p text:style-name="P41">Er trinke Alkohol täglich, 3 Flaschen Bier + 1 Flasche Schnaps. Er interessiert sich auf Alkoholentzug. Außerdem sei er Nichtraucher und habe keine Erfahrung mit Drogen. </text:p>
      <text:p text:style-name="P41">Bauarbeiter, geschieden, wohne allein und habe 2 Kinder. </text:p>
      <text:p text:style-name="P41">FA: unauffälig.</text:p>
      <text:p text:style-name="P41"><text:soft-page-break/></text:p>
      <text:p text:style-name="P41">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41">Er leidet an Hyperlipidämie seit 5 Jahren, mit Simvastatin (er wusste nicht welche Dosierung) behandelt. </text:p>
      <text:p text:style-name="P41">b.B. nimmt er Ibuprofen (gegen Rückenschmerzen) und Paracetamol (gegen Cephalgie) ein. </text:p>
      <text:p text:style-name="P41">In der Jugendzeit hatte er einen Unterschenkelfraktur (Fahrradunfall), die konservativ behandelt wurde. </text:p>
      <text:p text:style-name="P41">VD: Leberzirrhose. </text:p>
      <text:p text:style-name="P41">Als DD kommen die folgenden in Betracht:</text:p>
      <text:p text:style-name="P41">Hepatits</text:p>
      <text:p text:style-name="P41">Karzinom </text:p>
      <text:p text:style-name="P41">Cholestase</text:p>
      <text:p text:style-name="P41"/>
      <text:p text:style-name="P41">Die Fragen des Patienten:</text:p>
      <text:p text:style-name="P41">Sollte ich im Krankenhaus bleiben?</text:p>
      <text:p text:style-name="P41">Was werden Sie danach machen?</text:p>
      <text:p text:style-name="P41"/>
      <text:p text:style-name="P91"/>
      <text:p text:style-name="P91">STUTTGART 02.08.2022</text:p>
      <text:p text:style-name="P41">Nachname, Vorname: Julian etwas</text:p>
      <text:p text:style-name="P41">Datum: 16.7.2022</text:p>
      <text:p text:style-name="P41">Alter: 62 J</text:p>
      <text:p text:style-name="P41">Größe: 1,69cm</text:p>
      <text:p text:style-name="P41">Gewicht: 60 kg</text:p>
      <text:p text:style-name="P41">Geburtsdatum: 12.3. 1961</text:p>
      <text:p text:style-name="P41">Medikamente: (Substanz, Dosierung, Zeitpunkt der Gabe)</text:p>
      <text:p text:style-name="P41">Die Medikamentenanamnese ergab die Einnahme und Benutzung von:</text:p>
      <text:p text:style-name="P41">Ramipril 10mg 1-0-0</text:p>
      <text:p text:style-name="P41">Metformin 100mg 1-0-1</text:p>
      <text:p text:style-name="P41">Allergien/ Unverträglichkeiten:</text:p>
      <text:p text:style-name="P41">Keine Allergien</text:p>
      <text:p text:style-name="P41">Genussmittel/ Drogen:</text:p>
      <text:p text:style-name="P41">Nikotinabusus: 2 Schachtel/ Tag seit er 18 gewesen sei</text:p>
      <text:p text:style-name="P41">Alkohol- und Drogenkonsum wurde verneint. Früher habe er Alkohol</text:p>
      <text:p text:style-name="P41">getrunken, jetzt aber wegen die</text:p>
      <text:p text:style-name="P41">Beschwerden nicht.</text:p>
      <text:p text:style-name="P41">Sozialanamnese:</text:p>
      <text:p text:style-name="P41">- Er habe Wirtschaftswissenschaften studiert, aber nie gearbeitet,</text:p>
      <text:p text:style-name="P41">stattdessen sei er als Hausmann mit</text:p>
      <text:p text:style-name="P41">2 Kinder zusammen geblieben. Seine Frau arbeite als Ärztin. Die Kinder</text:p>
      <text:p text:style-name="P41">seien gesund.</text:p>
      <text:p text:style-name="P41">Familienanamnese:</text:p>
      <text:p text:style-name="P41">- Vater- an Magenkarzinom gestorben</text:p>
      <text:p text:style-name="P41">- Mutter- gesund</text:p>
      <text:p text:style-name="P41"/>
      <text:p text:style-name="P41">- Bruder- gesund</text:p>
      <text:p text:style-name="P41"/>
      <text:p text:style-name="P41"/>
      <text:p text:style-name="P41">Anamnese:</text:p>
      <text:p text:style-name="P41"><text:soft-page-break/>Herr X ist ein 62-jähriger Patient, der sich bei uns wegen seit 1 Jahr</text:p>
      <text:p text:style-name="P41">bestehender Nausea,</text:p>
      <text:p text:style-name="P41">Abgeschlagenheit sowie Fatigue vorstellte. Darüber hinaus klagte der</text:p>
      <text:p text:style-name="P41">Patient über ein Druckgefühl im</text:p>
      <text:p text:style-name="P41">Epigastrium. Er gab auch Pyrosis zu haben. Laut dem Patienten seien die</text:p>
      <text:p text:style-name="P41">Beschwerden mit dem Zeit</text:p>
      <text:p text:style-name="P41">schlimmer geworden.</text:p>
      <text:p text:style-name="P41">Die Frage nach Abdominalschmerzen, Fieber oder Blut im Stuhl wurden</text:p>
      <text:p text:style-name="P41">verneint.</text:p>
      <text:p text:style-name="P41">In der vegetativen Anamnese zeigten sich Gewichtsverlust von 12 kg</text:p>
      <text:p text:style-name="P41">innerhalb 6 Monaten, Inappetenz</text:p>
      <text:p text:style-name="P41">dunkler Stuhl (Hinweis: der Patient hat nicht schwarzer Stuhl oder</text:p>
      <text:p text:style-name="P41">Teerstuhl gesagt, der Arzt hat mir</text:p>
      <text:p text:style-name="P41">später auch nachgefragt, deswegen soll man nicht Meläna schreiben).</text:p>
      <text:p text:style-name="P41">An Vorerkrankungen leide der Patient an DM2 seit 3 J. und aHT seit 7J.</text:p>
      <text:p text:style-name="P41">Er sei bisher nie operiert</text:p>
      <text:p text:style-name="P41">worden. In Bezug auf Medikamente nehme er Ramipril 10mg 1-0-0 und</text:p>
      <text:p text:style-name="P41">Metformin 100mg 1-0-1.</text:p>
      <text:p text:style-name="P41">Die anamnestischen Angaben deuten am ehesten auf Magenkarzinom hin.</text:p>
      <text:p text:style-name="P41">Differenzialdiagnostisch</text:p>
      <text:p text:style-name="P41">kommen chronische Pankreatitis und Ulcus ventriculi in Betracht. Um die</text:p>
      <text:p text:style-name="P41">Diagnose stellen zu können,</text:p>
      <text:p text:style-name="P41">würde ich folgende Untersuchungen durchführen:</text:p>
      <text:p text:style-name="P41">- Körperliche Untersuchung</text:p>
      <text:p text:style-name="P41">- Blutanalyse</text:p>
      <text:p text:style-name="P41">- Stuhlunteruchung</text:p>
      <text:p text:style-name="P41">- Sonographie des Abdomens</text:p>
      <text:p text:style-name="P41">- Gastroskopie</text:p>
      <text:p text:style-name="P41">- (CT-Thorax, PET…)</text:p>
      <text:p text:style-name="P41">Sollte sich die VD bestätigen, würde ich folgende Therapie vorschlagen:</text:p>
      <text:p text:style-name="P41">- Gastrektomie</text:p>
      <text:p text:style-name="P41">- Chemotherapie, Radiotherapie</text:p>
      <text:p text:style-name="P41"/>
      <text:p text:style-name="P41"/>
      <text:p text:style-name="P41">Was der Patient gefragt hat:</text:p>
      <text:p text:style-name="P41"/>
      <text:p text:style-name="P41">- Ich habe Angst, weil man Vater Magenkrebs hatte, kann das auch</text:p>
      <text:p text:style-name="P41">Magenkrebs sein?</text:p>
      <text:p text:style-name="P41">- Welche Untersuchungen möchten Sie machen?</text:p>
      <text:p text:style-name="P41">- Gibt es einige unangenehme Untersuchung? Ich habe gehört, dass der</text:p>
      <text:p text:style-name="P41">Schlauch bei Magenspiegelung</text:p>
      <text:p text:style-name="P41"/>
      <text:p text:style-name="P41">sehr dick ist.</text:p>
      <text:p text:style-name="P41"/>
      <text:p text:style-name="P41"/>
      <text:p text:style-name="P41">Was der Arzt gefragt hat:</text:p>
      <text:p text:style-name="P41">Er hat mich sofort unterbrochen und nur Fragen gestellt.</text:p>
      <text:p text:style-name="P41">- Welche Beschwerden hat der Patient?</text:p>
      <text:p text:style-name="P41">- Hat der Patient festen Stuhl oder Diarrhö?</text:p>
      <text:p text:style-name="P41">- Was macht er beruflich? Was macht seine Frau? Sind die Kinder gesund?</text:p>
      <text:p text:style-name="P41">- Ist die Mutter gesund?</text:p>
      <text:p text:style-name="P41">- Was spricht gegen Pankreatitis? (Stuhl, für P. ist Steatorrhö typisch)</text:p>
      <text:p text:style-name="P41">- Würden Sie den Patienten stationär behandeln?</text:p>
      <text:p text:style-name="P41">- Welche Getränke und Lebensmittel verschlimmern die Symptome? (der</text:p>
      <text:p text:style-name="P41">Patient erwähnte Fleisch und</text:p>
      <text:p text:style-name="P41"><text:soft-page-break/>Alkohol, deswegen trinke er kein Alkohol mehr)</text:p>
      <text:p text:style-name="P41"/>
      <text:p text:style-name="P41">Fachbegriffe:</text:p>
      <text:p text:style-name="P41">- Genu valgum</text:p>
      <text:p text:style-name="P41">- Hygiene</text:p>
      <text:p text:style-name="P41">- Influenza</text:p>
      <text:p text:style-name="P41">- Fibula</text:p>
      <text:p text:style-name="P41">- Pankreas</text:p>
      <text:p text:style-name="P41">- Allegie</text:p>
      <text:p text:style-name="P41">- Albino</text:p>
      <text:p text:style-name="P41">- Analgesie</text:p>
      <text:p text:style-name="P41"/>
      <text:p text:style-name="P91">STUTTGART <text:s/>06.08.2022</text:p>
      <text:p text:style-name="P41"/>
      <text:p text:style-name="P41">Heute war in Stuttgart karzonoid (bestanden) und Sprungsgelenksfraktur (nicht bestanden).</text:p>
      <text:p text:style-name="P41"/>
      <text:p text:style-name="P91">STUTTGART 29.08.2022</text:p>
      <text:p text:style-name="P41"/>
      <text:p text:style-name="P41">Herzlichen Glückwunsch 🎉🥳</text:p>
      <text:p text:style-name="P41"/>
      <text:p text:style-name="P41">Stuttgart 29/08/2022 </text:p>
      <text:p text:style-name="P41">Heute habe ich FSP bestanden) </text:p>
      <text:p text:style-name="P41">( Lyme Borreliose) </text:p>
      <text:p text:style-name="P41">Hans-Jögi Maier </text:p>
      <text:p text:style-name="P41">34j /1,78 m / 67kg</text:p>
      <text:p text:style-name="P41">*Pollen Allergie ( R: Tränende Augen)</text:p>
      <text:p text:style-name="P41">*Rauche 15 Zigaretten täglich seit seinem 18 Lj</text:p>
      <text:p text:style-name="P41">*Trinke einmal am Wochenende 1 Glas Weißwein </text:p>
      <text:p text:style-name="P41">* habe schon ein Mal im Alter 18 Haschisch geraucht </text:p>
      <text:p text:style-name="P41">* Hat feste Partnerin, lebt mit sie seit 7 Jahre, habe zwei Kinder ( Tochter 3 Jahre, Sohn 6Jahre )</text:p>
      <text:p text:style-name="P41">* Beruf Friseur </text:p>
      <text:p text:style-name="P41">* Vater und Mutter gesund , Schwester leidet an Down-Syndrom. <text:s text:c="3"/></text:p>
      <text:p text:style-name="P41">* Herr Maier ist ein 34-jähriger Patient, stellte sich heute aufgrund einer Hautrötung am linken Bein vor . </text:p>
      <text:p text:style-name="P41">* Er berichtete von einer vor 2 Wochen Stattgefundenen <text:s/>Urlaubsreise im Österreich </text:p>
      <text:p text:style-name="P41">* Die Auffälligkeit sei nach einem wandern in den Bergen aufgetreten . </text:p>
      <text:p text:style-name="P41">* Die Hautrötung sei dunkelrot am Rand und hell in der Mitte. </text:p>
      <text:p text:style-name="P41">* Die vegetative Anamnese sei Unauffällig bis auf Reizhusten am Morgen und leichte Müdigkeit </text:p>
      <text:p text:style-name="P41">* An Vorerkrankungen Leide er an : DM Typ 1 seit seinem 3 lj <text:s/>, der mit Insulin behandelt wird / Migräne seit 3 Jahren , dagegen nimmt er Ibuprofen 400 b. B oder Aspirin 300 b .B</text:p>
      <text:p text:style-name="P41">* Er sei aufgrund einer inguinal hernia vor 4 Jahren operiert worden </text:p>
      <text:p text:style-name="P41">* Begriffe: Hemicolektomie , Distorsion , zyklothymie, Adynomie , Bakteriostase , Antiemetika , ….. </text:p>
      <text:p text:style-name="P41">Andere Fälle für heute: Osteoporose , ösophaguskarzinom , Depression, auch Lyme Borreliose bei anderem Kollegen</text:p>
      <text:p text:style-name="P41"/>
      <text:p text:style-name="P91">STUTTGART 29.08.2022</text:p>
      <text:p text:style-name="P41">Herzlichen Glückwunsch 🎉🥳</text:p>
      <text:p text:style-name="P41"/>
      <text:p text:style-name="P41">Hallo! Mein Fall war Ulkus und ich habe es bestanden. Es war sehr einfach, die Komission ist auch sehr nett. Ich wünsche euch viel Erfolg.</text:p>
      <text:p text:style-name="P41"/>
      <text:p text:style-name="P9"><text:span text:style-name="T23">STUTTGART 29.08.2022 <text:s text:c="2"/></text:span><text:a xlink:type="simple" xlink:href="https://t.me/fspsimulationen/21168" text:style-name="Internet_20_link" text:visited-style-name="Visited_20_Internet_20_Link"><text:span text:style-name="T23">https://t.me/fspsimulationen/21168</text:span></text:a></text:p>
      <text:p text:style-name="P44"/>
      <text:p text:style-name="P44">29.08.2022 FSP in Stuttgart abgelegt und erfolgreich bestanden 🎉. Fall: ösophaguskarzinom</text:p>
      <text:p text:style-name="P44"><text:soft-page-break/></text:p>
      <text:p text:style-name="P44">Herr Otto Schuster</text:p>
      <text:p text:style-name="P44">55 Jahre alt</text:p>
      <text:p text:style-name="P44">1,79 m groß</text:p>
      <text:p text:style-name="P44">85 kg zurzeit, aber er habe 2 Kg innerhalb 1 Woche abgenommen.</text:p>
      <text:p text:style-name="P44">Symptome: Disphagie seit 1 Woche, Er kann nicht mehr feste Ernährung essen nur breite Ernährung und Flüssigkeit</text:p>
      <text:p text:style-name="P44">VA war unauffällig</text:p>
      <text:p text:style-name="P44">Vorerkrankungen: </text:p>
      <text:p text:style-name="P44">A Hypertonie seit 10 Jahren mit Beloc Zok 1-0-0 behandelt</text:p>
      <text:p text:style-name="P44">Diabetes Mellitus seit 10 Jahren mit Januvia behandelt</text:p>
      <text:p text:style-name="P44">Arthritis Urica vor 20 Jahren mit allupurinol 2 Wochen lang behandelt</text:p>
      <text:p text:style-name="P44"/>
      <text:p text:style-name="P44">VorOp war unauffällig</text:p>
      <text:p text:style-name="P44"/>
      <text:p text:style-name="P44">Raucher mit 35 PJ, trinke 19 Flasche Bier täglich seit 35 Jahren</text:p>
      <text:p text:style-name="P44">Drogen <text:s/>Konsum verneint</text:p>
      <text:p text:style-name="P44"/>
      <text:p text:style-name="P44">Vater leide an Herzprobleme ( er <text:s/>sich nicht um die Name erinnert)</text:p>
      <text:p text:style-name="P44">Mutter Diabetes mellitus</text:p>
      <text:p text:style-name="P44">Bruder sei an Prostata Problem operiert worden ( Er weiß der Name auch nicht )</text:p>
      <text:p text:style-name="P44"/>
      <text:p text:style-name="P44">Allergien und Unverträglichkeiten wurde verneint</text:p>
      <text:p text:style-name="P44"/>
      <text:p text:style-name="P44">VD: Ösophaguskarzinom</text:p>
      <text:p text:style-name="P44">DD: Achalasie und Barret- Ösophagus</text:p>
      <text:p text:style-name="P44"/>
      <text:p text:style-name="P44">Folgenden Maßnahmen: </text:p>
      <text:p text:style-name="P44">KU</text:p>
      <text:p text:style-name="P44">Labor: Bb, Crp, BSG, Tumormarker</text:p>
      <text:p text:style-name="P44"/>
      <text:p text:style-name="P44">Apparative: ÖGD und Sonographie Ggf. TC oder MRT mit Kontrastmittel</text:p>
      <text:p text:style-name="P44"/>
      <text:p text:style-name="P44">A-A Fragen : was ist ÖGD?</text:p>
      <text:p text:style-name="P44">Könnte eine Ösophagushernie sein ?</text:p>
      <text:p text:style-name="P44">Prognose</text:p>
      <text:p text:style-name="P44">Klassifikation für eine Prognose</text:p>
      <text:p text:style-name="P41"/>
      <text:p text:style-name="P91">STUTTGART 30.08.2022</text:p>
      <text:p text:style-name="P91"/>
      <text:p text:style-name="P41">Herzlichen Glückwunsch 🎉🥳</text:p>
      <text:p text:style-name="P41"/>
      <text:p text:style-name="P41">Es wurde mir gebeten, dieser Fall hier mitzuteilen </text:p>
      <text:p text:style-name="P41"/>
      <text:p text:style-name="P41">FSP in Stuttgart: </text:p>
      <text:p text:style-name="P41">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41"/>
      <text:p text:style-name="P41">Die Zeit war zwar fürs Gespräch genug „es gab keine strenge zeitliche Grenze“, das war aber für den Bericht nicht der Fall , da ich nur bis zur Verdachtsdiagnose schreiben konnte.</text:p>
      <text:p text:style-name="P41">Ich habe vergessen, nach Allergien zu Fragen 🤷🏻‍♀️. </text:p>
      <text:p text:style-name="P41"><text:soft-page-break/></text:p>
      <text:p text:style-name="P41">Was ich auch toll fand, dass der Prüfer Notizen während des Gesprächs gemacht hat und meine deutschsprachlichen Fehler (als Feedback) korrigiert, genau wie wir zusammengeübt haben. </text:p>
      <text:p text:style-name="P41"/>
      <text:p text:style-name="P41">Die meisten Fachbegriffe findet man im Buch (Grundwortschatz für Pflegeberufe). </text:p>
      <text:p text:style-name="P41"/>
      <text:p text:style-name="P41">Viel Glück für alle Prüflinge bundesweit </text:p>
      <text:p text:style-name="P41"/>
      <text:p text:style-name="P91">STUTTGART 31.08.2022</text:p>
      <text:p text:style-name="P41"/>
      <text:p text:style-name="P41">Hallo. Mein Fall war am Wochenende auch depressıon und ich habe es bestanden. Ich wünsche euch viel Erfolg.</text:p>
      <text:p text:style-name="P41"/>
      <text:p text:style-name="P41"/>
      <text:p text:style-name="P91">STUTTGART 5.11.2022</text:p>
      <text:p text:style-name="P41">Hallo liebe Kollege,</text:p>
      <text:p text:style-name="P41">ich habe heute am 05.11.2022 in Stuttgart meine FSP abgelegt und Gott sei Dank bestanden.</text:p>
      <text:p text:style-name="P41">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41">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41">Die Prüfern haben mir gesagt, dass ich den Patient mit der Stichwörtern vorstellen kann, was sehr erleichtert ist :) Dann fragten sie,</text:p>
      <text:p text:style-name="P41">-Was ist die Unterschieden zwischen Bronchitis und Pnemonie?(anamnestisch, Befunde) -Was für Risiko Faktoren hat der Patient für Pnemonie?(immunsupresion, DM)</text:p>
      <text:p text:style-name="P41">-Maßnahmen( insbesondere hat die Prüfern fragten, was wir schnell machen können, Auskultation, Blutbild, BGA, Pulsoksimetrie..)</text:p>
      <text:p text:style-name="P41">FB: Meningitis </text:p>
      <text:p text:style-name="P41">Os carpis </text:p>
      <text:p text:style-name="P41">Vesiculare biliaris </text:p>
      <text:p text:style-name="P41">Antikörper </text:p>
      <text:p text:style-name="P41">Antikonvulsiva</text:p>
      <text:p text:style-name="P41">Nephrektomie </text:p>
      <text:p text:style-name="P41">Faisal </text:p>
      <text:p text:style-name="P41">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41"/>
      <text:p text:style-name="P91">STUTTGART 6.11.2022</text:p>
      <text:p text:style-name="P41"/>
      <text:p text:style-name="P41">Hallo 🙋🏻‍♀️ ich habe heute die Prüfung auch in Stuttgart bestanden. </text:p>
      <text:p text:style-name="P41"/>
      <text:p text:style-name="P41"><text:soft-page-break/>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41">VE: Asthma bronchial seit 15J in Behandlung, Testicular karzinom vor 20J behandelt mit Chemotherapie, Faktor V Leiden Mutation seit 30J</text:p>
      <text:p text:style-name="P41">VO: re. Meniskus OP komplikationslos </text:p>
      <text:p text:style-name="P41">Medikstion: Asthma Medikation Bb</text:p>
      <text:p text:style-name="P41">Allergien: Pollensllergie. Reaktion: Asthma exazerbation</text:p>
      <text:p text:style-name="P41">Noxen: Raucher 1/2 Schachtel pro Tag seit 10-20J, Alkohol ca. 6 Bier (0,5L) pro Woche</text:p>
      <text:p text:style-name="P41">Familienansmnese: Bruder DM Typ unbekannt </text:p>
      <text:p text:style-name="P41">Sozial: ledig, lebt alleine, treibe Sport, arbeitet in einem Bank</text:p>
      <text:p text:style-name="P41">VD: re. Distal Sprunggelenk Fraktur Typ Weber A</text:p>
      <text:p text:style-name="P41">DD: Typ B oder C Fraktur, Maisonneuver Fx, Sprunggelenk Luxation </text:p>
      <text:p text:style-name="P41">Arzt Arzt Gespräch:</text:p>
      <text:p text:style-name="P41">Körperliche Untersuchungen eine fx? pDMS Überprüfung. Wie überprüft man das? </text:p>
      <text:p text:style-name="P41">Welche Laboren sind wichtigen bzgl dieses pat VE zu veranlassen? Gerrinungsparameter wegen Faktor V Leiden Mutation. Was für eine profilaxis wurden sie an diese pat geben? Thrombose profilaxis. Welche? Fondaparinoux sc </text:p>
      <text:p text:style-name="P41">Was ist eine Komplikation von Fraktur Weber C Fraktur? Maisonneuver fx. </text:p>
      <text:p text:style-name="P41">Unterschied zwischen Weber fx?</text:p>
      <text:p text:style-name="P41">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41">Die Kommission war nett, aber es war nicht so einfach. Der pat hat es Versuch, mich zu verwittern, aber ich habe geschafft die Anamnese organisatorische zu führen. Empathie ist sehr wichtig. </text:p>
      <text:p text:style-name="P41">Fachbegriffe: Rh Inkompatibilität, cholestase, antiseptika, adipös, …</text:p>
      <text:p text:style-name="P41"/>
      <text:p text:style-name="P81">STUTTGART 12.11.2022</text:p>
      <text:p text:style-name="P25">Ich habe am 12.11 FSP in Stuttgart zum zweiten Mal bestanden. </text:p>
      <text:p text:style-name="P25">Mein Fall war Gastroinstestinale Blutung.</text:p>
      <text:p text:style-name="P25"/>
      <text:p text:style-name="P25">Herr Kowalski 42-jähriger Patient stellte sich mit starken, krampfartigen Schmerzen im Epigastrium, Hematemesis seit heute Nacht und Meläna seit 2 Tagen vor. </text:p>
      <text:p text:style-name="P25"/>
      <text:p text:style-name="P25">Er klagte über: Fatigue, Husten (seit langem), Appetitlosigkeit, Insomnie…</text:p>
      <text:p text:style-name="P25"/>
      <text:p text:style-name="P25">Fieber, Geweichtverlust wurden verneint. </text:p>
      <text:p text:style-name="P25"/>
      <text:p text:style-name="P25">Vorerkrankungen: Rheumatoid Arthritis, atH</text:p>
      <text:p text:style-name="P25">Medikation: Kaptopril, Presnisolon, <text:s/>Voltaren/Diklofenak 3x /Tag</text:p>
      <text:p text:style-name="P25"/>
      <text:p text:style-name="P25">Operationen: Appendektomie, Kreutzbandeinriss</text:p>
      <text:p text:style-name="P25"/>
      <text:p text:style-name="P25">Familienanamnese: Mutter-gesund, Vater an MI gestorben</text:p>
      <text:p text:style-name="P25"/>
      <text:p text:style-name="P25">Habe 1 gesunden Sohn</text:p>
      <text:p text:style-name="P25"/>
      <text:p text:style-name="P25">Verheiratet </text:p>
      <text:p text:style-name="P25"/>
      <text:p text:style-name="P25">Kraftwagenfahrer</text:p>
      <text:p text:style-name="P25"/>
      <text:p text:style-name="P25"><text:soft-page-break/>Nikotin: 20 Zig/Tag seit 30 Jahren</text:p>
      <text:p text:style-name="P25">Alkohol: gelegentlich </text:p>
      <text:p text:style-name="P25">Drogen wurden verneint </text:p>
      <text:p text:style-name="P25"/>
      <text:p text:style-name="P25">Keine Allergien</text:p>
      <text:p text:style-name="P25"/>
      <text:p text:style-name="P25">Fachbegriffe: </text:p>
      <text:p text:style-name="P25"/>
      <text:p text:style-name="P25">Fachbegriffe:</text:p>
      <text:p text:style-name="P25">Parkinson</text:p>
      <text:p text:style-name="P25">Bursa</text:p>
      <text:p text:style-name="P25">zoster oticus</text:p>
      <text:p text:style-name="P25">Trikuspidalinsuffizienz</text:p>
      <text:p text:style-name="P25">Reflux</text:p>
      <text:p text:style-name="P25">Liquid</text:p>
      <text:p text:style-name="P25"/>
      <text:p text:style-name="P25">Danke für alle Simulationen, alle Tipps, Korrekturen und Hilfe. Ich wünsche euch auch viel Erfolg!</text:p>
      <text:p text:style-name="P41"/>
      <text:p text:style-name="P41"/>
      <text:p text:style-name="P91">STUTTGART 12.11.2022</text:p>
      <text:p text:style-name="P91"/>
      <text:p text:style-name="P41">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41">Er habe a.H., DM und Vorhofflimmern seit ein paar Monaten. </text:p>
      <text:p text:style-name="P41">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41"/>
      <text:p text:style-name="P41">Fachbegriffe:</text:p>
      <text:p text:style-name="P41"/>
      <text:p text:style-name="P41">Ulna</text:p>
      <text:p text:style-name="P41">Struma nodosa</text:p>
      <text:p text:style-name="P41">Duodenalsonde</text:p>
      <text:p text:style-name="P41">Überall </text:p>
      <text:p text:style-name="P41">Antagonist </text:p>
      <text:p text:style-name="P41">Aszites</text:p>
      <text:p text:style-name="P41"/>
      <text:p text:style-name="P41">Ich habe 12 erhalten, das sind die einzigen, an die ich mich erinnere. Ich wusste 10/12. Vielen Dank für alles und ich wünsche euch viel Erfolg!</text:p>
      <text:p text:style-name="P41"/>
      <text:p text:style-name="P91">STUTTGART 05.12.2022</text:p>
      <text:p text:style-name="P41"/>
      <text:p text:style-name="P41">persönliche Daten: </text:p>
      <text:p text:style-name="P41">Name: Julian Bruckner - Geburtsdatum: 05.03.1961</text:p>
      <text:p text:style-name="P41">Alter: 61 Jahre - Gewicht: 50 kg <text:s text:c="4"/>Große: <text:s/>168cm</text:p>
      <text:p text:style-name="P41"/>
      <text:p text:style-name="P41">Allergie: keine </text:p>
      <text:p text:style-name="P41"/>
      <text:p text:style-name="P41"><text:soft-page-break/>Genussmittel/ Noxen: </text:p>
      <text:p text:style-name="P41">Nikotin : 1.75 Packung/täglich </text:p>
      <text:p text:style-name="P41">Alkohol: gelegentlich </text:p>
      <text:p text:style-name="P41">Drogen: keine </text:p>
      <text:p text:style-name="P41"/>
      <text:p text:style-name="P41">Sozialanamnese: </text:p>
      <text:p text:style-name="P41">Familienstand: verheiratet, und habe zwei gesunde Kinder.</text:p>
      <text:p text:style-name="P41">Arbeit: Frührentner ( früher in Autofirma)</text:p>
      <text:p text:style-name="P41"/>
      <text:p text:style-name="P41">Familienanamnese: <text:s/></text:p>
      <text:p text:style-name="P41">Vater: sei an Magenkarzinom gestorben </text:p>
      <text:p text:style-name="P41">Mutter: gesund. </text:p>
      <text:p text:style-name="P41"/>
      <text:p text:style-name="P41">aktuelle Beschwerden: </text:p>
      <text:p text:style-name="P41">Herr Bruckner ist ein 61-jähriger Patient, der sich heute bei uns wegen seit 4 Monaten bestehender Druckgefühl im Abdomen vorgestellt hat.</text:p>
      <text:p text:style-name="P41">Der Patient berichtet, dass er in den letzten 4 Monaten 12 kg abgenommen habe. </text:p>
      <text:p text:style-name="P41"/>
      <text:p text:style-name="P41">Ferner sind dem Patient die folgende Begleitssymptome aufgefallen:</text:p>
      <text:p text:style-name="P41">Er klagt über <text:s/>; Nausea , Fatigue , dunkler Stuhlgang. </text:p>
      <text:p text:style-name="P41"/>
      <text:p text:style-name="P41">Die Fragen nach anderen Beschwerden wie Erbrechen, Pyrosis, Abdominalschmerzen, thorakale Schmerzen, Ikterus , Beinödeme wurden vom Patienten verneint.</text:p>
      <text:p text:style-name="P41"/>
      <text:p text:style-name="P41">Die vegetative Anamnese sei unauffällig bis auf einen Inappetenz. </text:p>
      <text:p text:style-name="P41"/>
      <text:p text:style-name="P41">An Vorerkrankungen leide er an:</text:p>
      <text:p text:style-name="P41">- Diabetes mellitus ( seit 3 J)</text:p>
      <text:p text:style-name="P41">- arterielle Hypertonie (seit 8 J)</text:p>
      <text:p text:style-name="P41"/>
      <text:p text:style-name="P41">Beim Patienten wurde keine Operation bisher durchgeführt. </text:p>
      <text:p text:style-name="P41"/>
      <text:p text:style-name="P41">In Bezug auf Medikation nehme der Patient die folgende Medikamente ein:</text:p>
      <text:p text:style-name="P41">- Metformin <text:s/>1000mg <text:s text:c="3"/>1.0.1</text:p>
      <text:p text:style-name="P41">- Ramipril <text:s text:c="5"/>5mg <text:s text:c="5"/>1.0.0</text:p>
      <text:p text:style-name="P41"/>
      <text:p text:style-name="P41">Der Impfstatus sei vollständig. </text:p>
      <text:p text:style-name="P41"/>
      <text:p text:style-name="P41">Die anamnestische Angaben deuten am ehesten auf Magenkarzinom hin.</text:p>
      <text:p text:style-name="P41">Als Differenzialdiagnose kommen die folgende Erkrankungen im Betracht:</text:p>
      <text:p text:style-name="P41">- Leberzellkarzinom</text:p>
      <text:p text:style-name="P41">- GI Blutung </text:p>
      <text:p text:style-name="P41"/>
      <text:p text:style-name="P41">Die diagnostische Maßnahmen:</text:p>
      <text:p text:style-name="P41">- Körperliche Untersuchung </text:p>
      <text:p text:style-name="P41">- Laboruntersuchungen </text:p>
      <text:p text:style-name="P41">- Sonographie des Abdomens </text:p>
      <text:p text:style-name="P41">- ÖGD</text:p>
      <text:p text:style-name="P41">- CT ( Thorax und Abdomen)</text:p>
      <text:p text:style-name="P41"/>
      <text:p text:style-name="P41">Die Therapie:</text:p>
      <text:p text:style-name="P41">- stationäre Aufnahme!!!</text:p>
      <text:p text:style-name="P41">- Operation!!!</text:p>
      <text:p text:style-name="P41"/>
      <text:p text:style-name="P41"/>
      <text:p text:style-name="P41"><text:soft-page-break/>Die Fachbegriffe:</text:p>
      <text:p text:style-name="P41">1. Antiseptikum</text:p>
      <text:p text:style-name="P41">2. Bakteriostase </text:p>
      <text:p text:style-name="P41">3. Bakeriämie</text:p>
      <text:p text:style-name="P41">4. Obstipation </text:p>
      <text:p text:style-name="P41">5. nosokomial</text:p>
      <text:p text:style-name="P41">6. Dehydratation </text:p>
      <text:p text:style-name="P41">7. Radiato </text:p>
      <text:p text:style-name="P41">8. kurativ </text:p>
      <text:p text:style-name="P41">9. genetisch </text:p>
      <text:p text:style-name="P41">10. Ossa ........</text:p>
      <text:p text:style-name="P41">11. ...........</text:p>
      <text:p text:style-name="P41">12. ...........</text:p>
      <text:p text:style-name="P41"/>
      <text:p text:style-name="P41"/>
      <text:p text:style-name="P91">STUTTGART <text:s/>12.11.2022</text:p>
      <text:p text:style-name="P41"/>
      <text:p text:style-name="P41">Hallo </text:p>
      <text:p text:style-name="P41">meine Frau hat heute auch bestanden </text:p>
      <text:p text:style-name="P41">Fall war Reizdarmsyndrom</text:p>
      <text:p text:style-name="P41">Pat. war schwierig und hat viel geredet, hat Angst vor Krebs, fragt über marihuanas als Therapiemöglichkeit</text:p>
      <text:p text:style-name="P41"/>
      <text:p text:style-name="P41">Fachbegriffe:</text:p>
      <text:p text:style-name="P41">Parkinson</text:p>
      <text:p text:style-name="P41">Bursa</text:p>
      <text:p text:style-name="P41">zoster oticus</text:p>
      <text:p text:style-name="P41">Trikuspidalinsuffizienz</text:p>
      <text:p text:style-name="P41">Reflux</text:p>
      <text:p text:style-name="P91"/>
      <text:p text:style-name="P6"><text:span text:style-name="T22">STUTTGART 14.01.2022 <text:s text:c="2"/></text:span><text:a xlink:type="simple" xlink:href="https://t.me/aBWDEinternationalKolege/2894" text:style-name="Internet_20_link" text:visited-style-name="Visited_20_Internet_20_Link"><text:span text:style-name="T21">https://t.me/aBWDEinternationalKolege/2894</text:span></text:a></text:p>
      <text:p text:style-name="P103"/>
      <text:p text:style-name="P62">Mein Fall war Appendizitis. </text:p>
      <text:p text:style-name="P62"/>
      <text:p text:style-name="P62">Fachbegriffe,</text:p>
      <text:p text:style-name="P62"/>
      <text:p text:style-name="P62">Chemotherapie</text:p>
      <text:p text:style-name="P62">Kranial</text:p>
      <text:p text:style-name="P62">Alkalose</text:p>
      <text:p text:style-name="P62">terminale Niereninsuffizienz</text:p>
      <text:p text:style-name="P62">Emesis</text:p>
      <text:p text:style-name="P62">livoris !?! </text:p>
      <text:p text:style-name="P62">.....</text:p>
      <text:p text:style-name="P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22T22:47:05.191946180</dc:date>
    <meta:editing-duration>PT6H13M28S</meta:editing-duration>
    <meta:editing-cycles>39</meta:editing-cycles>
    <meta:generator>LibreOffice/7.4.3.2$Linux_X86_64 LibreOffice_project/40$Build-2</meta:generator>
    <meta:document-statistic meta:table-count="0" meta:image-count="0" meta:object-count="0" meta:page-count="77" meta:paragraph-count="2673" meta:word-count="24805" meta:character-count="170399" meta:non-whitespace-character-count="147304"/>
  </office:meta>
</office:document-meta>
</file>